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083cm"/>
    </style:style>
    <style:style style:name="co5" style:family="table-column">
      <style:table-column-properties fo:break-before="auto" style:column-width="21.872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3.461cm"/>
    </style:style>
    <style:style style:name="co9" style:family="table-column">
      <style:table-column-properties fo:break-before="auto" style:column-width="3.129cm"/>
    </style:style>
    <style:style style:name="co10" style:family="table-column">
      <style:table-column-properties fo:break-before="auto" style:column-width="3.544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none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none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>
      <style:table-cell-properties fo:border="0.99pt solid #000000"/>
    </style:style>
    <style:style style:name="ce10" style:family="table-cell" style:parent-style-name="Pivot_20_Table_20_Category">
      <style:table-cell-properties fo:border-bottom="2.01pt solid #000000" fo:border-left="0.99pt solid #000000" fo:border-right="0.99pt solid #000000" fo:border-top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>
      <style:table-cell-properties fo:border-bottom="none" fo:border-left="0.99pt solid #000000" fo:border-right="none" fo:border-top="none"/>
    </style:style>
    <style:style style:name="ce13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5" style:family="table-cell" style:parent-style-name="Pivot_20_Table_20_Value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Category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Corner">
      <style:table-cell-properties fo:border-bottom="none" fo:border-left="none" fo:border-right="none" fo:border-top="2.01pt solid #000000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3" style:family="table-cell" style:parent-style-name="Pivot_20_Table_20_Category">
      <style:table-cell-properties fo:border-bottom="none" fo:border-left="none" fo:border-right="2.01pt solid #000000" fo:border-top="none"/>
    </style:style>
    <style:style style:name="ce24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26" style:family="table-cell" style:parent-style-name="Pivot_20_Table_20_Value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row table:style-name="ro3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Level</text:p>
          </table:table-cell>
          <table:table-cell office:value-type="string">
            <text:p>Loop</text:p>
          </table:table-cell>
          <table:table-cell office:value-type="string">
            <text:p>ItemPath</text:p>
          </table:table-cell>
          <table:table-cell office:value-type="string">
            <text:p>TotalTime</text:p>
          </table:table-cell>
          <table:table-cell office:value-type="string">
            <text:p>WriteTime</text:p>
          </table:table-cell>
          <table:table-cell office:value-type="string">
            <text:p>Parsing</text:p>
          </table:table-cell>
        </table:table-row>
        <table:table-row table:style-name="ro3">
          <table:table-cell table:formula="of:=VALUE(RIGHT(TRIM([.B2]); LEN(TRIM([.B2])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289.635986328">
            <text:p>289.635986328</text:p>
          </table:table-cell>
          <table:table-cell office:value-type="float" office:value="47.4438476562">
            <text:p>47.4438476562</text:p>
          </table:table-cell>
          <table:table-cell table:formula="of:=[.F2]-[.G2]" office:value-type="float" office:value="242.1921386718">
            <text:p>242.1921386718</text:p>
          </table:table-cell>
        </table:table-row>
        <table:table-row table:style-name="ro3">
          <table:table-cell table:formula="of:=VALUE(RIGHT(TRIM([.B3]); LEN(TRIM([.B3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2.83422851562">
            <text:p>2.8342285156</text:p>
          </table:table-cell>
          <table:table-cell office:value-type="float" office:value="0.160888671875">
            <text:p>0.1608886719</text:p>
          </table:table-cell>
          <table:table-cell table:formula="of:=[.F3]-[.G3]" office:value-type="float" office:value="2.673339843745">
            <text:p>2.6733398437</text:p>
          </table:table-cell>
        </table:table-row>
        <table:table-row table:style-name="ro3">
          <table:table-cell table:formula="of:=VALUE(RIGHT(TRIM([.B4]); LEN(TRIM([.B4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10.287109375">
            <text:p>10.287109375</text:p>
          </table:table-cell>
          <table:table-cell office:value-type="float" office:value="6.66088867188">
            <text:p>6.6608886719</text:p>
          </table:table-cell>
          <table:table-cell table:formula="of:=[.F4]-[.G4]" office:value-type="float" office:value="3.62622070312">
            <text:p>3.6262207031</text:p>
          </table:table-cell>
        </table:table-row>
        <table:table-row table:style-name="ro3">
          <table:table-cell table:formula="of:=VALUE(RIGHT(TRIM([.B5]); LEN(TRIM([.B5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2.7568359375">
            <text:p>2.7568359375</text:p>
          </table:table-cell>
          <table:table-cell office:value-type="float" office:value="0.119873046875">
            <text:p>0.1198730469</text:p>
          </table:table-cell>
          <table:table-cell table:formula="of:=[.F5]-[.G5]" office:value-type="float" office:value="2.636962890625">
            <text:p>2.6369628906</text:p>
          </table:table-cell>
        </table:table-row>
        <table:table-row table:style-name="ro3">
          <table:table-cell table:formula="of:=VALUE(RIGHT(TRIM([.B6]); LEN(TRIM([.B6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3.28393554688">
            <text:p>3.2839355469</text:p>
          </table:table-cell>
          <table:table-cell office:value-type="float" office:value="0.120849609375">
            <text:p>0.1208496094</text:p>
          </table:table-cell>
          <table:table-cell table:formula="of:=[.F6]-[.G6]" office:value-type="float" office:value="3.163085937505">
            <text:p>3.1630859375</text:p>
          </table:table-cell>
        </table:table-row>
        <table:table-row table:style-name="ro3">
          <table:table-cell table:formula="of:=VALUE(RIGHT(TRIM([.B7]); LEN(TRIM([.B7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98.123046875">
            <text:p>98.123046875</text:p>
          </table:table-cell>
          <table:table-cell office:value-type="float" office:value="95.423828125">
            <text:p>95.423828125</text:p>
          </table:table-cell>
          <table:table-cell table:formula="of:=[.F7]-[.G7]" office:value-type="float" office:value="2.69921875">
            <text:p>2.69921875</text:p>
          </table:table-cell>
        </table:table-row>
        <table:table-row table:style-name="ro3">
          <table:table-cell table:formula="of:=VALUE(RIGHT(TRIM([.B8]); LEN(TRIM([.B8])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2.966796875">
            <text:p>2.966796875</text:p>
          </table:table-cell>
          <table:table-cell office:value-type="float" office:value="0.135009765625">
            <text:p>0.1350097656</text:p>
          </table:table-cell>
          <table:table-cell table:formula="of:=[.F8]-[.G8]" office:value-type="float" office:value="2.831787109375">
            <text:p>2.8317871094</text:p>
          </table:table-cell>
        </table:table-row>
        <table:table-row table:style-name="ro3">
          <table:table-cell table:formula="of:=VALUE(RIGHT(TRIM([.B9]); LEN(TRIM([.B9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2.93994140625">
            <text:p>2.9399414063</text:p>
          </table:table-cell>
          <table:table-cell office:value-type="float" office:value="0.199951171875">
            <text:p>0.1999511719</text:p>
          </table:table-cell>
          <table:table-cell table:formula="of:=[.F9]-[.G9]" office:value-type="float" office:value="2.739990234375">
            <text:p>2.7399902344</text:p>
          </table:table-cell>
        </table:table-row>
        <table:table-row table:style-name="ro3">
          <table:table-cell table:formula="of:=VALUE(RIGHT(TRIM([.B10]); LEN(TRIM([.B10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7.30102539062">
            <text:p>7.3010253906</text:p>
          </table:table-cell>
          <table:table-cell office:value-type="float" office:value="0.135986328125">
            <text:p>0.1359863281</text:p>
          </table:table-cell>
          <table:table-cell table:formula="of:=[.F10]-[.G10]" office:value-type="float" office:value="7.165039062495">
            <text:p>7.1650390625</text:p>
          </table:table-cell>
        </table:table-row>
        <table:table-row table:style-name="ro3">
          <table:table-cell table:formula="of:=VALUE(RIGHT(TRIM([.B11]); LEN(TRIM([.B11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3.38403320312">
            <text:p>3.3840332031</text:p>
          </table:table-cell>
          <table:table-cell office:value-type="float" office:value="0.1259765625">
            <text:p>0.1259765625</text:p>
          </table:table-cell>
          <table:table-cell table:formula="of:=[.F11]-[.G11]" office:value-type="float" office:value="3.25805664062">
            <text:p>3.2580566406</text:p>
          </table:table-cell>
        </table:table-row>
        <table:table-row table:style-name="ro3">
          <table:table-cell table:formula="of:=VALUE(RIGHT(TRIM([.B12]); LEN(TRIM([.B12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100.7890625">
            <text:p>100.7890625</text:p>
          </table:table-cell>
          <table:table-cell office:value-type="float" office:value="87.2390136719">
            <text:p>87.2390136719</text:p>
          </table:table-cell>
          <table:table-cell table:formula="of:=[.F12]-[.G12]" office:value-type="float" office:value="13.5500488281">
            <text:p>13.5500488281</text:p>
          </table:table-cell>
        </table:table-row>
        <table:table-row table:style-name="ro3">
          <table:table-cell table:formula="of:=VALUE(RIGHT(TRIM([.B13]); LEN(TRIM([.B13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3.0341796875">
            <text:p>3.0341796875</text:p>
          </table:table-cell>
          <table:table-cell office:value-type="float" office:value="0.13623046875">
            <text:p>0.1362304688</text:p>
          </table:table-cell>
          <table:table-cell table:formula="of:=[.F13]-[.G13]" office:value-type="float" office:value="2.89794921875">
            <text:p>2.8979492188</text:p>
          </table:table-cell>
        </table:table-row>
        <table:table-row table:style-name="ro3">
          <table:table-cell table:formula="of:=VALUE(RIGHT(TRIM([.B14]); LEN(TRIM([.B14])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3.1982421875">
            <text:p>3.1982421875</text:p>
          </table:table-cell>
          <table:table-cell office:value-type="float" office:value="0.14404296875">
            <text:p>0.1440429688</text:p>
          </table:table-cell>
          <table:table-cell table:formula="of:=[.F14]-[.G14]" office:value-type="float" office:value="3.05419921875">
            <text:p>3.0541992188</text:p>
          </table:table-cell>
        </table:table-row>
        <table:table-row table:style-name="ro3">
          <table:table-cell table:formula="of:=VALUE(RIGHT(TRIM([.B15]); LEN(TRIM([.B15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7.42602539062">
            <text:p>7.4260253906</text:p>
          </table:table-cell>
          <table:table-cell office:value-type="float" office:value="0.126220703125">
            <text:p>0.1262207031</text:p>
          </table:table-cell>
          <table:table-cell table:formula="of:=[.F15]-[.G15]" office:value-type="float" office:value="7.299804687495">
            <text:p>7.2998046875</text:p>
          </table:table-cell>
        </table:table-row>
        <table:table-row table:style-name="ro3">
          <table:table-cell table:formula="of:=VALUE(RIGHT(TRIM([.B16]); LEN(TRIM([.B16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2.82983398438">
            <text:p>2.8298339844</text:p>
          </table:table-cell>
          <table:table-cell office:value-type="float" office:value="0.14208984375">
            <text:p>0.1420898438</text:p>
          </table:table-cell>
          <table:table-cell table:formula="of:=[.F16]-[.G16]" office:value-type="float" office:value="2.68774414063">
            <text:p>2.6877441406</text:p>
          </table:table-cell>
        </table:table-row>
        <table:table-row table:style-name="ro3">
          <table:table-cell table:formula="of:=VALUE(RIGHT(TRIM([.B17]); LEN(TRIM([.B17]))-1))" office:value-type="float" office:value="2">
            <text:p>2</text:p>
          </table:table-cell>
          <table:table-cell office:value-type="string">
            <text:p>w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53.6611328125">
            <text:p>53.6611328125</text:p>
          </table:table-cell>
          <table:table-cell office:value-type="float" office:value="50.95703125">
            <text:p>50.95703125</text:p>
          </table:table-cell>
          <table:table-cell table:formula="of:=[.F17]-[.G17]" office:value-type="float" office:value="2.7041015625">
            <text:p>2.7041015625</text:p>
          </table:table-cell>
        </table:table-row>
        <table:table-row table:style-name="ro3">
          <table:table-cell table:formula="of:=VALUE(RIGHT(TRIM([.B18]); LEN(TRIM([.B18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2.787109375">
            <text:p>2.787109375</text:p>
          </table:table-cell>
          <table:table-cell office:value-type="float" office:value="0.119873046875">
            <text:p>0.1198730469</text:p>
          </table:table-cell>
          <table:table-cell table:formula="of:=[.F18]-[.G18]" office:value-type="float" office:value="2.667236328125">
            <text:p>2.6672363281</text:p>
          </table:table-cell>
        </table:table-row>
        <table:table-row table:style-name="ro3">
          <table:table-cell table:formula="of:=VALUE(RIGHT(TRIM([.B19]); LEN(TRIM([.B19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2.9140625">
            <text:p>2.9140625</text:p>
          </table:table-cell>
          <table:table-cell office:value-type="float" office:value="0.13720703125">
            <text:p>0.1372070313</text:p>
          </table:table-cell>
          <table:table-cell table:formula="of:=[.F19]-[.G19]" office:value-type="float" office:value="2.77685546875">
            <text:p>2.7768554688</text:p>
          </table:table-cell>
        </table:table-row>
        <table:table-row table:style-name="ro3">
          <table:table-cell table:formula="of:=VALUE(RIGHT(TRIM([.B20]); LEN(TRIM([.B20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14.2758789062">
            <text:p>14.2758789062</text:p>
          </table:table-cell>
          <table:table-cell office:value-type="float" office:value="0.132080078125">
            <text:p>0.1320800781</text:p>
          </table:table-cell>
          <table:table-cell table:formula="of:=[.F20]-[.G20]" office:value-type="float" office:value="14.143798828075">
            <text:p>14.1437988281</text:p>
          </table:table-cell>
        </table:table-row>
        <table:table-row table:style-name="ro3">
          <table:table-cell table:formula="of:=VALUE(RIGHT(TRIM([.B21]); LEN(TRIM([.B21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2.79711914062">
            <text:p>2.7971191406</text:p>
          </table:table-cell>
          <table:table-cell office:value-type="float" office:value="0.1201171875">
            <text:p>0.1201171875</text:p>
          </table:table-cell>
          <table:table-cell table:formula="of:=[.F21]-[.G21]" office:value-type="float" office:value="2.67700195312">
            <text:p>2.6770019531</text:p>
          </table:table-cell>
        </table:table-row>
        <table:table-row table:style-name="ro3">
          <table:table-cell table:formula="of:=VALUE(RIGHT(TRIM([.B22]); LEN(TRIM([.B22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90.0051269531">
            <text:p>90.0051269531</text:p>
          </table:table-cell>
          <table:table-cell office:value-type="float" office:value="87.29296875">
            <text:p>87.29296875</text:p>
          </table:table-cell>
          <table:table-cell table:formula="of:=[.F22]-[.G22]" office:value-type="float" office:value="2.7121582031">
            <text:p>2.7121582031</text:p>
          </table:table-cell>
        </table:table-row>
        <table:table-row table:style-name="ro3">
          <table:table-cell table:formula="of:=VALUE(RIGHT(TRIM([.B23]); LEN(TRIM([.B23]))-1))" office:value-type="float" office:value="2">
            <text:p>2</text:p>
          </table:table-cell>
          <table:table-cell office:value-type="string">
            <text:p>w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2.81909179688">
            <text:p>2.8190917969</text:p>
          </table:table-cell>
          <table:table-cell office:value-type="float" office:value="0.1201171875">
            <text:p>0.1201171875</text:p>
          </table:table-cell>
          <table:table-cell table:formula="of:=[.F23]-[.G23]" office:value-type="float" office:value="2.69897460938">
            <text:p>2.6989746094</text:p>
          </table:table-cell>
        </table:table-row>
        <table:table-row table:style-name="ro3">
          <table:table-cell table:formula="of:=VALUE(RIGHT(TRIM([.B24]); LEN(TRIM([.B24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11.6918945312">
            <text:p>11.6918945312</text:p>
          </table:table-cell>
          <table:table-cell office:value-type="float" office:value="0.154052734375">
            <text:p>0.1540527344</text:p>
          </table:table-cell>
          <table:table-cell table:formula="of:=[.F24]-[.G24]" office:value-type="float" office:value="11.537841796825">
            <text:p>11.5378417968</text:p>
          </table:table-cell>
        </table:table-row>
        <table:table-row table:style-name="ro3">
          <table:table-cell table:formula="of:=VALUE(RIGHT(TRIM([.B25]); LEN(TRIM([.B25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2.99682617188">
            <text:p>2.9968261719</text:p>
          </table:table-cell>
          <table:table-cell office:value-type="float" office:value="0.1220703125">
            <text:p>0.1220703125</text:p>
          </table:table-cell>
          <table:table-cell table:formula="of:=[.F25]-[.G25]" office:value-type="float" office:value="2.87475585938">
            <text:p>2.8747558594</text:p>
          </table:table-cell>
        </table:table-row>
        <table:table-row table:style-name="ro3">
          <table:table-cell table:formula="of:=VALUE(RIGHT(TRIM([.B26]); LEN(TRIM([.B26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2.85302734375">
            <text:p>2.8530273438</text:p>
          </table:table-cell>
          <table:table-cell office:value-type="float" office:value="0.129150390625">
            <text:p>0.1291503906</text:p>
          </table:table-cell>
          <table:table-cell table:formula="of:=[.F26]-[.G26]" office:value-type="float" office:value="2.723876953125">
            <text:p>2.7238769531</text:p>
          </table:table-cell>
        </table:table-row>
        <table:table-row table:style-name="ro3">
          <table:table-cell table:formula="of:=VALUE(RIGHT(TRIM([.B27]); LEN(TRIM([.B27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48.8471679688">
            <text:p>48.8471679688</text:p>
          </table:table-cell>
          <table:table-cell office:value-type="float" office:value="45.6079101562">
            <text:p>45.6079101562</text:p>
          </table:table-cell>
          <table:table-cell table:formula="of:=[.F27]-[.G27]" office:value-type="float" office:value="3.2392578126">
            <text:p>3.2392578126</text:p>
          </table:table-cell>
        </table:table-row>
        <table:table-row table:style-name="ro3">
          <table:table-cell table:formula="of:=VALUE(RIGHT(TRIM([.B28]); LEN(TRIM([.B28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6.80102539062">
            <text:p>6.8010253906</text:p>
          </table:table-cell>
          <table:table-cell office:value-type="float" office:value="0.203857421875">
            <text:p>0.2038574219</text:p>
          </table:table-cell>
          <table:table-cell table:formula="of:=[.F28]-[.G28]" office:value-type="float" office:value="6.597167968745">
            <text:p>6.5971679687</text:p>
          </table:table-cell>
        </table:table-row>
        <table:table-row table:style-name="ro3">
          <table:table-cell table:formula="of:=VALUE(RIGHT(TRIM([.B29]); LEN(TRIM([.B29]))-1))" office:value-type="float" office:value="2">
            <text:p>2</text:p>
          </table:table-cell>
          <table:table-cell office:value-type="string">
            <text:p>w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2.99731445312">
            <text:p>2.9973144531</text:p>
          </table:table-cell>
          <table:table-cell office:value-type="float" office:value="0.13916015625">
            <text:p>0.1391601563</text:p>
          </table:table-cell>
          <table:table-cell table:formula="of:=[.F29]-[.G29]" office:value-type="float" office:value="2.85815429687">
            <text:p>2.8581542969</text:p>
          </table:table-cell>
        </table:table-row>
        <table:table-row table:style-name="ro3">
          <table:table-cell table:formula="of:=VALUE(RIGHT(TRIM([.B30]); LEN(TRIM([.B30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2.78295898438">
            <text:p>2.7829589844</text:p>
          </table:table-cell>
          <table:table-cell office:value-type="float" office:value="0.1220703125">
            <text:p>0.1220703125</text:p>
          </table:table-cell>
          <table:table-cell table:formula="of:=[.F30]-[.G30]" office:value-type="float" office:value="2.66088867188">
            <text:p>2.6608886719</text:p>
          </table:table-cell>
        </table:table-row>
        <table:table-row table:style-name="ro3">
          <table:table-cell table:formula="of:=VALUE(RIGHT(TRIM([.B31]); LEN(TRIM([.B31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3.5126953125">
            <text:p>3.5126953125</text:p>
          </table:table-cell>
          <table:table-cell office:value-type="float" office:value="0.123046875">
            <text:p>0.123046875</text:p>
          </table:table-cell>
          <table:table-cell table:formula="of:=[.F31]-[.G31]" office:value-type="float" office:value="3.3896484375">
            <text:p>3.3896484375</text:p>
          </table:table-cell>
        </table:table-row>
        <table:table-row table:style-name="ro3">
          <table:table-cell table:formula="of:=VALUE(RIGHT(TRIM([.B32]); LEN(TRIM([.B32]))-1))" office:value-type="float" office:value="3">
            <text:p>3</text:p>
          </table:table-cell>
          <table:table-cell office:value-type="string">
            <text:p>w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47.4389648438">
            <text:p>47.4389648438</text:p>
          </table:table-cell>
          <table:table-cell office:value-type="float" office:value="44.7290039062">
            <text:p>44.7290039062</text:p>
          </table:table-cell>
          <table:table-cell table:formula="of:=[.F32]-[.G32]" office:value-type="float" office:value="2.7099609376">
            <text:p>2.7099609376</text:p>
          </table:table-cell>
        </table:table-row>
        <table:table-row table:style-name="ro3">
          <table:table-cell table:formula="of:=VALUE(RIGHT(TRIM([.B33]); LEN(TRIM([.B33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2.76904296875">
            <text:p>2.7690429688</text:p>
          </table:table-cell>
          <table:table-cell office:value-type="float" office:value="0.119873046875">
            <text:p>0.1198730469</text:p>
          </table:table-cell>
          <table:table-cell table:formula="of:=[.F33]-[.G33]" office:value-type="float" office:value="2.649169921875">
            <text:p>2.6491699219</text:p>
          </table:table-cell>
        </table:table-row>
        <table:table-row table:style-name="ro3">
          <table:table-cell table:formula="of:=VALUE(RIGHT(TRIM([.B34]); LEN(TRIM([.B34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2.77001953125">
            <text:p>2.7700195313</text:p>
          </table:table-cell>
          <table:table-cell office:value-type="float" office:value="0.119873046875">
            <text:p>0.1198730469</text:p>
          </table:table-cell>
          <table:table-cell table:formula="of:=[.F34]-[.G34]" office:value-type="float" office:value="2.650146484375">
            <text:p>2.6501464844</text:p>
          </table:table-cell>
        </table:table-row>
        <table:table-row table:style-name="ro3">
          <table:table-cell table:formula="of:=VALUE(RIGHT(TRIM([.B35]); LEN(TRIM([.B35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2.84228515625">
            <text:p>2.8422851563</text:p>
          </table:table-cell>
          <table:table-cell office:value-type="float" office:value="0.1201171875">
            <text:p>0.1201171875</text:p>
          </table:table-cell>
          <table:table-cell table:formula="of:=[.F35]-[.G35]" office:value-type="float" office:value="2.72216796875">
            <text:p>2.7221679688</text:p>
          </table:table-cell>
        </table:table-row>
        <table:table-row table:style-name="ro3">
          <table:table-cell table:formula="of:=VALUE(RIGHT(TRIM([.B36]); LEN(TRIM([.B36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2.77490234375">
            <text:p>2.7749023438</text:p>
          </table:table-cell>
          <table:table-cell office:value-type="float" office:value="0.120849609375">
            <text:p>0.1208496094</text:p>
          </table:table-cell>
          <table:table-cell table:formula="of:=[.F36]-[.G36]" office:value-type="float" office:value="2.654052734375">
            <text:p>2.6540527344</text:p>
          </table:table-cell>
        </table:table-row>
        <table:table-row table:style-name="ro3">
          <table:table-cell table:formula="of:=VALUE(RIGHT(TRIM([.B37]); LEN(TRIM([.B37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38.5207519531">
            <text:p>38.5207519531</text:p>
          </table:table-cell>
          <table:table-cell office:value-type="float" office:value="35.6350097656">
            <text:p>35.6350097656</text:p>
          </table:table-cell>
          <table:table-cell table:formula="of:=[.F37]-[.G37]" office:value-type="float" office:value="2.8857421875">
            <text:p>2.8857421875</text:p>
          </table:table-cell>
        </table:table-row>
        <table:table-row table:style-name="ro3">
          <table:table-cell table:formula="of:=VALUE(RIGHT(TRIM([.B38]); LEN(TRIM([.B38]))-1))" office:value-type="float" office:value="3">
            <text:p>3</text:p>
          </table:table-cell>
          <table:table-cell office:value-type="string">
            <text:p>w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2.84008789062">
            <text:p>2.8400878906</text:p>
          </table:table-cell>
          <table:table-cell office:value-type="float" office:value="0.1220703125">
            <text:p>0.1220703125</text:p>
          </table:table-cell>
          <table:table-cell table:formula="of:=[.F38]-[.G38]" office:value-type="float" office:value="2.71801757812">
            <text:p>2.7180175781</text:p>
          </table:table-cell>
        </table:table-row>
        <table:table-row table:style-name="ro3">
          <table:table-cell table:formula="of:=VALUE(RIGHT(TRIM([.B39]); LEN(TRIM([.B39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2.78002929688">
            <text:p>2.7800292969</text:p>
          </table:table-cell>
          <table:table-cell office:value-type="float" office:value="0.125">
            <text:p>0.125</text:p>
          </table:table-cell>
          <table:table-cell table:formula="of:=[.F39]-[.G39]" office:value-type="float" office:value="2.65502929688">
            <text:p>2.6550292969</text:p>
          </table:table-cell>
        </table:table-row>
        <table:table-row table:style-name="ro3">
          <table:table-cell table:formula="of:=VALUE(RIGHT(TRIM([.B40]); LEN(TRIM([.B40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3.01879882812">
            <text:p>3.0187988281</text:p>
          </table:table-cell>
          <table:table-cell office:value-type="float" office:value="0.145751953125">
            <text:p>0.1457519531</text:p>
          </table:table-cell>
          <table:table-cell table:formula="of:=[.F40]-[.G40]" office:value-type="float" office:value="2.873046874995">
            <text:p>2.873046875</text:p>
          </table:table-cell>
        </table:table-row>
        <table:table-row table:style-name="ro3">
          <table:table-cell table:formula="of:=VALUE(RIGHT(TRIM([.B41]); LEN(TRIM([.B41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2.833984375">
            <text:p>2.833984375</text:p>
          </table:table-cell>
          <table:table-cell office:value-type="float" office:value="0.1201171875">
            <text:p>0.1201171875</text:p>
          </table:table-cell>
          <table:table-cell table:formula="of:=[.F41]-[.G41]" office:value-type="float" office:value="2.7138671875">
            <text:p>2.7138671875</text:p>
          </table:table-cell>
        </table:table-row>
        <table:table-row table:style-name="ro3">
          <table:table-cell table:formula="of:=VALUE(RIGHT(TRIM([.B42]); LEN(TRIM([.B42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62.4006347656">
            <text:p>62.4006347656</text:p>
          </table:table-cell>
          <table:table-cell office:value-type="float" office:value="59.7487792969">
            <text:p>59.7487792969</text:p>
          </table:table-cell>
          <table:table-cell table:formula="of:=[.F42]-[.G42]" office:value-type="float" office:value="2.65185546870001">
            <text:p>2.6518554687</text:p>
          </table:table-cell>
        </table:table-row>
        <table:table-row table:style-name="ro3">
          <table:table-cell table:formula="of:=VALUE(RIGHT(TRIM([.B43]); LEN(TRIM([.B43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2.77709960938">
            <text:p>2.7770996094</text:p>
          </table:table-cell>
          <table:table-cell office:value-type="float" office:value="0.123046875">
            <text:p>0.123046875</text:p>
          </table:table-cell>
          <table:table-cell table:formula="of:=[.F43]-[.G43]" office:value-type="float" office:value="2.65405273438">
            <text:p>2.6540527344</text:p>
          </table:table-cell>
        </table:table-row>
        <table:table-row table:style-name="ro3">
          <table:table-cell table:formula="of:=VALUE(RIGHT(TRIM([.B44]); LEN(TRIM([.B44]))-1))" office:value-type="float" office:value="3">
            <text:p>3</text:p>
          </table:table-cell>
          <table:table-cell office:value-type="string">
            <text:p>w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2.81079101562">
            <text:p>2.8107910156</text:p>
          </table:table-cell>
          <table:table-cell office:value-type="float" office:value="0.119873046875">
            <text:p>0.1198730469</text:p>
          </table:table-cell>
          <table:table-cell table:formula="of:=[.F44]-[.G44]" office:value-type="float" office:value="2.690917968745">
            <text:p>2.6909179687</text:p>
          </table:table-cell>
        </table:table-row>
        <table:table-row table:style-name="ro3">
          <table:table-cell table:formula="of:=VALUE(RIGHT(TRIM([.B45]); LEN(TRIM([.B45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3.13696289062">
            <text:p>3.1369628906</text:p>
          </table:table-cell>
          <table:table-cell office:value-type="float" office:value="0.14697265625">
            <text:p>0.1469726563</text:p>
          </table:table-cell>
          <table:table-cell table:formula="of:=[.F45]-[.G45]" office:value-type="float" office:value="2.98999023437">
            <text:p>2.9899902344</text:p>
          </table:table-cell>
        </table:table-row>
        <table:table-row table:style-name="ro3">
          <table:table-cell table:formula="of:=VALUE(RIGHT(TRIM([.B46]); LEN(TRIM([.B46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3.046875">
            <text:p>3.046875</text:p>
          </table:table-cell>
          <table:table-cell office:value-type="float" office:value="0.138916015625">
            <text:p>0.1389160156</text:p>
          </table:table-cell>
          <table:table-cell table:formula="of:=[.F46]-[.G46]" office:value-type="float" office:value="2.907958984375">
            <text:p>2.9079589844</text:p>
          </table:table-cell>
        </table:table-row>
        <table:table-row table:style-name="ro3">
          <table:table-cell table:formula="of:=VALUE(RIGHT(TRIM([.B47]); LEN(TRIM([.B47]))-1))" office:value-type="float" office:value="4">
            <text:p>4</text:p>
          </table:table-cell>
          <table:table-cell office:value-type="string">
            <text:p>w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34.3168945312">
            <text:p>34.3168945312</text:p>
          </table:table-cell>
          <table:table-cell office:value-type="float" office:value="31.6628417969">
            <text:p>31.6628417969</text:p>
          </table:table-cell>
          <table:table-cell table:formula="of:=[.F47]-[.G47]" office:value-type="float" office:value="2.6540527343">
            <text:p>2.6540527343</text:p>
          </table:table-cell>
        </table:table-row>
        <table:table-row table:style-name="ro3">
          <table:table-cell table:formula="of:=VALUE(RIGHT(TRIM([.B48]); LEN(TRIM([.B48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2.77392578125">
            <text:p>2.7739257813</text:p>
          </table:table-cell>
          <table:table-cell office:value-type="float" office:value="0.12109375">
            <text:p>0.12109375</text:p>
          </table:table-cell>
          <table:table-cell table:formula="of:=[.F48]-[.G48]" office:value-type="float" office:value="2.65283203125">
            <text:p>2.6528320313</text:p>
          </table:table-cell>
        </table:table-row>
        <table:table-row table:style-name="ro3">
          <table:table-cell table:formula="of:=VALUE(RIGHT(TRIM([.B49]); LEN(TRIM([.B49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2.76391601562">
            <text:p>2.7639160156</text:p>
          </table:table-cell>
          <table:table-cell office:value-type="float" office:value="0.119873046875">
            <text:p>0.1198730469</text:p>
          </table:table-cell>
          <table:table-cell table:formula="of:=[.F49]-[.G49]" office:value-type="float" office:value="2.644042968745">
            <text:p>2.6440429687</text:p>
          </table:table-cell>
        </table:table-row>
        <table:table-row table:style-name="ro3">
          <table:table-cell table:formula="of:=VALUE(RIGHT(TRIM([.B50]); LEN(TRIM([.B50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2.78881835938">
            <text:p>2.7888183594</text:p>
          </table:table-cell>
          <table:table-cell office:value-type="float" office:value="0.1201171875">
            <text:p>0.1201171875</text:p>
          </table:table-cell>
          <table:table-cell table:formula="of:=[.F50]-[.G50]" office:value-type="float" office:value="2.66870117188">
            <text:p>2.6687011719</text:p>
          </table:table-cell>
        </table:table-row>
        <table:table-row table:style-name="ro3">
          <table:table-cell table:formula="of:=VALUE(RIGHT(TRIM([.B51]); LEN(TRIM([.B51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2.81005859375">
            <text:p>2.8100585938</text:p>
          </table:table-cell>
          <table:table-cell office:value-type="float" office:value="0.121337890625">
            <text:p>0.1213378906</text:p>
          </table:table-cell>
          <table:table-cell table:formula="of:=[.F51]-[.G51]" office:value-type="float" office:value="2.688720703125">
            <text:p>2.6887207031</text:p>
          </table:table-cell>
        </table:table-row>
        <table:table-row table:style-name="ro3">
          <table:table-cell table:formula="of:=VALUE(RIGHT(TRIM([.B52]); LEN(TRIM([.B52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75.6977539062">
            <text:p>75.6977539062</text:p>
          </table:table-cell>
          <table:table-cell office:value-type="float" office:value="72.9309082031">
            <text:p>72.9309082031</text:p>
          </table:table-cell>
          <table:table-cell table:formula="of:=[.F52]-[.G52]" office:value-type="float" office:value="2.7668457031">
            <text:p>2.7668457031</text:p>
          </table:table-cell>
        </table:table-row>
        <table:table-row table:style-name="ro3">
          <table:table-cell table:formula="of:=VALUE(RIGHT(TRIM([.B53]); LEN(TRIM([.B53]))-1))" office:value-type="float" office:value="4">
            <text:p>4</text:p>
          </table:table-cell>
          <table:table-cell office:value-type="string">
            <text:p>w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2.76586914062">
            <text:p>2.7658691406</text:p>
          </table:table-cell>
          <table:table-cell office:value-type="float" office:value="0.119873046875">
            <text:p>0.1198730469</text:p>
          </table:table-cell>
          <table:table-cell table:formula="of:=[.F53]-[.G53]" office:value-type="float" office:value="2.645996093745">
            <text:p>2.6459960937</text:p>
          </table:table-cell>
        </table:table-row>
        <table:table-row table:style-name="ro3">
          <table:table-cell table:formula="of:=VALUE(RIGHT(TRIM([.B54]); LEN(TRIM([.B54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7.52587890625">
            <text:p>7.5258789063</text:p>
          </table:table-cell>
          <table:table-cell office:value-type="float" office:value="0.1357421875">
            <text:p>0.1357421875</text:p>
          </table:table-cell>
          <table:table-cell table:formula="of:=[.F54]-[.G54]" office:value-type="float" office:value="7.39013671875">
            <text:p>7.3901367188</text:p>
          </table:table-cell>
        </table:table-row>
        <table:table-row table:style-name="ro3">
          <table:table-cell table:formula="of:=VALUE(RIGHT(TRIM([.B55]); LEN(TRIM([.B55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3">
            <text:p>3</text:p>
          </table:table-cell>
          <table:table-cell office:value-type="float" office:value="0.135009765625">
            <text:p>0.1350097656</text:p>
          </table:table-cell>
          <table:table-cell table:formula="of:=[.F55]-[.G55]" office:value-type="float" office:value="2.864990234375">
            <text:p>2.8649902344</text:p>
          </table:table-cell>
        </table:table-row>
        <table:table-row table:style-name="ro3">
          <table:table-cell table:formula="of:=VALUE(RIGHT(TRIM([.B56]); LEN(TRIM([.B56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3.03588867188">
            <text:p>3.0358886719</text:p>
          </table:table-cell>
          <table:table-cell office:value-type="float" office:value="0.134765625">
            <text:p>0.134765625</text:p>
          </table:table-cell>
          <table:table-cell table:formula="of:=[.F56]-[.G56]" office:value-type="float" office:value="2.90112304688">
            <text:p>2.9011230469</text:p>
          </table:table-cell>
        </table:table-row>
        <table:table-row table:style-name="ro3">
          <table:table-cell table:formula="of:=VALUE(RIGHT(TRIM([.B57]); LEN(TRIM([.B57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67.4948730469">
            <text:p>67.4948730469</text:p>
          </table:table-cell>
          <table:table-cell office:value-type="float" office:value="64.7778320312">
            <text:p>64.7778320312</text:p>
          </table:table-cell>
          <table:table-cell table:formula="of:=[.F57]-[.G57]" office:value-type="float" office:value="2.71704101569999">
            <text:p>2.7170410157</text:p>
          </table:table-cell>
        </table:table-row>
        <table:table-row table:style-name="ro3">
          <table:table-cell table:formula="of:=VALUE(RIGHT(TRIM([.B58]); LEN(TRIM([.B58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2.85888671875">
            <text:p>2.8588867188</text:p>
          </table:table-cell>
          <table:table-cell office:value-type="float" office:value="0.1240234375">
            <text:p>0.1240234375</text:p>
          </table:table-cell>
          <table:table-cell table:formula="of:=[.F58]-[.G58]" office:value-type="float" office:value="2.73486328125">
            <text:p>2.7348632813</text:p>
          </table:table-cell>
        </table:table-row>
        <table:table-row table:style-name="ro3">
          <table:table-cell table:formula="of:=VALUE(RIGHT(TRIM([.B59]); LEN(TRIM([.B59]))-1))" office:value-type="float" office:value="4">
            <text:p>4</text:p>
          </table:table-cell>
          <table:table-cell office:value-type="string">
            <text:p>w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2.86206054688">
            <text:p>2.8620605469</text:p>
          </table:table-cell>
          <table:table-cell office:value-type="float" office:value="0.1240234375">
            <text:p>0.1240234375</text:p>
          </table:table-cell>
          <table:table-cell table:formula="of:=[.F59]-[.G59]" office:value-type="float" office:value="2.73803710938">
            <text:p>2.7380371094</text:p>
          </table:table-cell>
        </table:table-row>
        <table:table-row table:style-name="ro3">
          <table:table-cell table:formula="of:=VALUE(RIGHT(TRIM([.B60]); LEN(TRIM([.B60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2.86401367188">
            <text:p>2.8640136719</text:p>
          </table:table-cell>
          <table:table-cell office:value-type="float" office:value="0.1259765625">
            <text:p>0.1259765625</text:p>
          </table:table-cell>
          <table:table-cell table:formula="of:=[.F60]-[.G60]" office:value-type="float" office:value="2.73803710938">
            <text:p>2.7380371094</text:p>
          </table:table-cell>
        </table:table-row>
        <table:table-row table:style-name="ro3">
          <table:table-cell table:formula="of:=VALUE(RIGHT(TRIM([.B61]); LEN(TRIM([.B61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2.77221679688">
            <text:p>2.7722167969</text:p>
          </table:table-cell>
          <table:table-cell office:value-type="float" office:value="0.119873046875">
            <text:p>0.1198730469</text:p>
          </table:table-cell>
          <table:table-cell table:formula="of:=[.F61]-[.G61]" office:value-type="float" office:value="2.652343750005">
            <text:p>2.65234375</text:p>
          </table:table-cell>
        </table:table-row>
        <table:table-row table:style-name="ro3">
          <table:table-cell table:formula="of:=VALUE(RIGHT(TRIM([.B62]); LEN(TRIM([.B62]))-1))" office:value-type="float" office:value="5">
            <text:p>5</text:p>
          </table:table-cell>
          <table:table-cell office:value-type="string">
            <text:p>w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7.6281738281">
            <text:p>27.6281738281</text:p>
          </table:table-cell>
          <table:table-cell office:value-type="float" office:value="24.9680175781">
            <text:p>24.9680175781</text:p>
          </table:table-cell>
          <table:table-cell table:formula="of:=[.F62]-[.G62]" office:value-type="float" office:value="2.66015625">
            <text:p>2.66015625</text:p>
          </table:table-cell>
        </table:table-row>
        <table:table-row table:style-name="ro3">
          <table:table-cell table:formula="of:=VALUE(RIGHT(TRIM([.B63]); LEN(TRIM([.B63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.7880859375">
            <text:p>2.7880859375</text:p>
          </table:table-cell>
          <table:table-cell office:value-type="float" office:value="0.14892578125">
            <text:p>0.1489257813</text:p>
          </table:table-cell>
          <table:table-cell table:formula="of:=[.F63]-[.G63]" office:value-type="float" office:value="2.63916015625">
            <text:p>2.6391601563</text:p>
          </table:table-cell>
        </table:table-row>
        <table:table-row table:style-name="ro3">
          <table:table-cell table:formula="of:=VALUE(RIGHT(TRIM([.B64]); LEN(TRIM([.B64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.91528320312">
            <text:p>2.9152832031</text:p>
          </table:table-cell>
          <table:table-cell office:value-type="float" office:value="0.126220703125">
            <text:p>0.1262207031</text:p>
          </table:table-cell>
          <table:table-cell table:formula="of:=[.F64]-[.G64]" office:value-type="float" office:value="2.789062499995">
            <text:p>2.7890625</text:p>
          </table:table-cell>
        </table:table-row>
        <table:table-row table:style-name="ro3">
          <table:table-cell table:formula="of:=VALUE(RIGHT(TRIM([.B65]); LEN(TRIM([.B65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.77709960938">
            <text:p>2.7770996094</text:p>
          </table:table-cell>
          <table:table-cell office:value-type="float" office:value="0.116943359375">
            <text:p>0.1169433594</text:p>
          </table:table-cell>
          <table:table-cell table:formula="of:=[.F65]-[.G65]" office:value-type="float" office:value="2.660156250005">
            <text:p>2.66015625</text:p>
          </table:table-cell>
        </table:table-row>
        <table:table-row table:style-name="ro3">
          <table:table-cell table:formula="of:=VALUE(RIGHT(TRIM([.B66]); LEN(TRIM([.B66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.873046875">
            <text:p>2.873046875</text:p>
          </table:table-cell>
          <table:table-cell office:value-type="float" office:value="0.1279296875">
            <text:p>0.1279296875</text:p>
          </table:table-cell>
          <table:table-cell table:formula="of:=[.F66]-[.G66]" office:value-type="float" office:value="2.7451171875">
            <text:p>2.7451171875</text:p>
          </table:table-cell>
        </table:table-row>
        <table:table-row table:style-name="ro3">
          <table:table-cell table:formula="of:=VALUE(RIGHT(TRIM([.B67]); LEN(TRIM([.B67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43.2209472656">
            <text:p>43.2209472656</text:p>
          </table:table-cell>
          <table:table-cell office:value-type="float" office:value="40.4560546875">
            <text:p>40.4560546875</text:p>
          </table:table-cell>
          <table:table-cell table:formula="of:=[.F67]-[.G67]" office:value-type="float" office:value="2.7648925781">
            <text:p>2.7648925781</text:p>
          </table:table-cell>
        </table:table-row>
        <table:table-row table:style-name="ro3">
          <table:table-cell table:formula="of:=VALUE(RIGHT(TRIM([.B68]); LEN(TRIM([.B68]))-1))" office:value-type="float" office:value="5">
            <text:p>5</text:p>
          </table:table-cell>
          <table:table-cell office:value-type="string">
            <text:p>w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2.76904296875">
            <text:p>2.7690429688</text:p>
          </table:table-cell>
          <table:table-cell office:value-type="float" office:value="0.119873046875">
            <text:p>0.1198730469</text:p>
          </table:table-cell>
          <table:table-cell table:formula="of:=[.F68]-[.G68]" office:value-type="float" office:value="2.649169921875">
            <text:p>2.6491699219</text:p>
          </table:table-cell>
        </table:table-row>
        <table:table-row table:style-name="ro3">
          <table:table-cell table:formula="of:=VALUE(RIGHT(TRIM([.B69]); LEN(TRIM([.B69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3.12280273438">
            <text:p>3.1228027344</text:p>
          </table:table-cell>
          <table:table-cell office:value-type="float" office:value="0.14892578125">
            <text:p>0.1489257813</text:p>
          </table:table-cell>
          <table:table-cell table:formula="of:=[.F69]-[.G69]" office:value-type="float" office:value="2.97387695313">
            <text:p>2.9738769531</text:p>
          </table:table-cell>
        </table:table-row>
        <table:table-row table:style-name="ro3">
          <table:table-cell table:formula="of:=VALUE(RIGHT(TRIM([.B70]); LEN(TRIM([.B70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2.76318359375">
            <text:p>2.7631835938</text:p>
          </table:table-cell>
          <table:table-cell office:value-type="float" office:value="0.1201171875">
            <text:p>0.1201171875</text:p>
          </table:table-cell>
          <table:table-cell table:formula="of:=[.F70]-[.G70]" office:value-type="float" office:value="2.64306640625">
            <text:p>2.6430664063</text:p>
          </table:table-cell>
        </table:table-row>
        <table:table-row table:style-name="ro3">
          <table:table-cell table:formula="of:=VALUE(RIGHT(TRIM([.B71]); LEN(TRIM([.B71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2.79809570312">
            <text:p>2.7980957031</text:p>
          </table:table-cell>
          <table:table-cell office:value-type="float" office:value="0.118896484375">
            <text:p>0.1188964844</text:p>
          </table:table-cell>
          <table:table-cell table:formula="of:=[.F71]-[.G71]" office:value-type="float" office:value="2.679199218745">
            <text:p>2.6791992187</text:p>
          </table:table-cell>
        </table:table-row>
        <table:table-row table:style-name="ro3">
          <table:table-cell table:formula="of:=VALUE(RIGHT(TRIM([.B72]); LEN(TRIM([.B72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32.9780273438">
            <text:p>32.9780273438</text:p>
          </table:table-cell>
          <table:table-cell office:value-type="float" office:value="30.2778320312">
            <text:p>30.2778320312</text:p>
          </table:table-cell>
          <table:table-cell table:formula="of:=[.F72]-[.G72]" office:value-type="float" office:value="2.7001953126">
            <text:p>2.7001953126</text:p>
          </table:table-cell>
        </table:table-row>
        <table:table-row table:style-name="ro3">
          <table:table-cell table:formula="of:=VALUE(RIGHT(TRIM([.B73]); LEN(TRIM([.B73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3.03002929688">
            <text:p>3.0300292969</text:p>
          </table:table-cell>
          <table:table-cell office:value-type="float" office:value="0.136962890625">
            <text:p>0.1369628906</text:p>
          </table:table-cell>
          <table:table-cell table:formula="of:=[.F73]-[.G73]" office:value-type="float" office:value="2.893066406255">
            <text:p>2.8930664063</text:p>
          </table:table-cell>
        </table:table-row>
        <table:table-row table:style-name="ro3">
          <table:table-cell table:formula="of:=VALUE(RIGHT(TRIM([.B74]); LEN(TRIM([.B74]))-1))" office:value-type="float" office:value="5">
            <text:p>5</text:p>
          </table:table-cell>
          <table:table-cell office:value-type="string">
            <text:p>w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2.9169921875">
            <text:p>2.9169921875</text:p>
          </table:table-cell>
          <table:table-cell office:value-type="float" office:value="0.127197265625">
            <text:p>0.1271972656</text:p>
          </table:table-cell>
          <table:table-cell table:formula="of:=[.F74]-[.G74]" office:value-type="float" office:value="2.789794921875">
            <text:p>2.7897949219</text:p>
          </table:table-cell>
        </table:table-row>
        <table:table-row table:style-name="ro3">
          <table:table-cell table:formula="of:=VALUE(RIGHT(TRIM([.B75]); LEN(TRIM([.B75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2.841796875">
            <text:p>2.841796875</text:p>
          </table:table-cell>
          <table:table-cell office:value-type="float" office:value="0.120849609375">
            <text:p>0.1208496094</text:p>
          </table:table-cell>
          <table:table-cell table:formula="of:=[.F75]-[.G75]" office:value-type="float" office:value="2.720947265625">
            <text:p>2.7209472656</text:p>
          </table:table-cell>
        </table:table-row>
        <table:table-row table:style-name="ro3">
          <table:table-cell table:formula="of:=VALUE(RIGHT(TRIM([.B76]); LEN(TRIM([.B76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2.955078125">
            <text:p>2.955078125</text:p>
          </table:table-cell>
          <table:table-cell office:value-type="float" office:value="0.126953125">
            <text:p>0.126953125</text:p>
          </table:table-cell>
          <table:table-cell table:formula="of:=[.F76]-[.G76]" office:value-type="float" office:value="2.828125">
            <text:p>2.828125</text:p>
          </table:table-cell>
        </table:table-row>
        <table:table-row table:style-name="ro3">
          <table:table-cell table:formula="of:=VALUE(RIGHT(TRIM([.B77]); LEN(TRIM([.B77]))-1))" office:value-type="float" office:value="6">
            <text:p>6</text:p>
          </table:table-cell>
          <table:table-cell office:value-type="string">
            <text:p>w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1418.27099609">
            <text:p>1418.27099609</text:p>
          </table:table-cell>
          <table:table-cell office:value-type="float" office:value="1415.62304688">
            <text:p>1415.62304688</text:p>
          </table:table-cell>
          <table:table-cell table:formula="of:=[.F77]-[.G77]" office:value-type="float" office:value="2.64794920999998">
            <text:p>2.64794921</text:p>
          </table:table-cell>
        </table:table-row>
        <table:table-row table:style-name="ro3">
          <table:table-cell table:formula="of:=VALUE(RIGHT(TRIM([.B78]); LEN(TRIM([.B78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2.76318359375">
            <text:p>2.7631835938</text:p>
          </table:table-cell>
          <table:table-cell office:value-type="float" office:value="0.1220703125">
            <text:p>0.1220703125</text:p>
          </table:table-cell>
          <table:table-cell table:formula="of:=[.F78]-[.G78]" office:value-type="float" office:value="2.64111328125">
            <text:p>2.6411132813</text:p>
          </table:table-cell>
        </table:table-row>
        <table:table-row table:style-name="ro3">
          <table:table-cell table:formula="of:=VALUE(RIGHT(TRIM([.B79]); LEN(TRIM([.B79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2.7822265625">
            <text:p>2.7822265625</text:p>
          </table:table-cell>
          <table:table-cell office:value-type="float" office:value="0.1181640625">
            <text:p>0.1181640625</text:p>
          </table:table-cell>
          <table:table-cell table:formula="of:=[.F79]-[.G79]" office:value-type="float" office:value="2.6640625">
            <text:p>2.6640625</text:p>
          </table:table-cell>
        </table:table-row>
        <table:table-row table:style-name="ro3">
          <table:table-cell table:formula="of:=VALUE(RIGHT(TRIM([.B80]); LEN(TRIM([.B80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2.79809570312">
            <text:p>2.7980957031</text:p>
          </table:table-cell>
          <table:table-cell office:value-type="float" office:value="0.1201171875">
            <text:p>0.1201171875</text:p>
          </table:table-cell>
          <table:table-cell table:formula="of:=[.F80]-[.G80]" office:value-type="float" office:value="2.67797851562">
            <text:p>2.6779785156</text:p>
          </table:table-cell>
        </table:table-row>
        <table:table-row table:style-name="ro3">
          <table:table-cell table:formula="of:=VALUE(RIGHT(TRIM([.B81]); LEN(TRIM([.B81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2.76000976562">
            <text:p>2.7600097656</text:p>
          </table:table-cell>
          <table:table-cell office:value-type="float" office:value="0.119873046875">
            <text:p>0.1198730469</text:p>
          </table:table-cell>
          <table:table-cell table:formula="of:=[.F81]-[.G81]" office:value-type="float" office:value="2.640136718745">
            <text:p>2.6401367187</text:p>
          </table:table-cell>
        </table:table-row>
        <table:table-row table:style-name="ro3">
          <table:table-cell table:formula="of:=VALUE(RIGHT(TRIM([.B82]); LEN(TRIM([.B82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52.6408691406">
            <text:p>52.6408691406</text:p>
          </table:table-cell>
          <table:table-cell office:value-type="float" office:value="49.9599609375">
            <text:p>49.9599609375</text:p>
          </table:table-cell>
          <table:table-cell table:formula="of:=[.F82]-[.G82]" office:value-type="float" office:value="2.6809082031">
            <text:p>2.6809082031</text:p>
          </table:table-cell>
        </table:table-row>
        <table:table-row table:style-name="ro3">
          <table:table-cell table:formula="of:=VALUE(RIGHT(TRIM([.B83]); LEN(TRIM([.B83]))-1))" office:value-type="float" office:value="6">
            <text:p>6</text:p>
          </table:table-cell>
          <table:table-cell office:value-type="string">
            <text:p>w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2.77709960938">
            <text:p>2.7770996094</text:p>
          </table:table-cell>
          <table:table-cell office:value-type="float" office:value="0.120361328125">
            <text:p>0.1203613281</text:p>
          </table:table-cell>
          <table:table-cell table:formula="of:=[.F83]-[.G83]" office:value-type="float" office:value="2.656738281255">
            <text:p>2.6567382813</text:p>
          </table:table-cell>
        </table:table-row>
        <table:table-row table:style-name="ro3">
          <table:table-cell table:formula="of:=VALUE(RIGHT(TRIM([.B84]); LEN(TRIM([.B84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2.7548828125">
            <text:p>2.7548828125</text:p>
          </table:table-cell>
          <table:table-cell office:value-type="float" office:value="0.117919921875">
            <text:p>0.1179199219</text:p>
          </table:table-cell>
          <table:table-cell table:formula="of:=[.F84]-[.G84]" office:value-type="float" office:value="2.636962890625">
            <text:p>2.6369628906</text:p>
          </table:table-cell>
        </table:table-row>
        <table:table-row table:style-name="ro3">
          <table:table-cell table:formula="of:=VALUE(RIGHT(TRIM([.B85]); LEN(TRIM([.B85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3.24194335938">
            <text:p>3.2419433594</text:p>
          </table:table-cell>
          <table:table-cell office:value-type="float" office:value="0.14404296875">
            <text:p>0.1440429688</text:p>
          </table:table-cell>
          <table:table-cell table:formula="of:=[.F85]-[.G85]" office:value-type="float" office:value="3.09790039063">
            <text:p>3.0979003906</text:p>
          </table:table-cell>
        </table:table-row>
        <table:table-row table:style-name="ro3">
          <table:table-cell table:formula="of:=VALUE(RIGHT(TRIM([.B86]); LEN(TRIM([.B86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2.81787109375">
            <text:p>2.8178710938</text:p>
          </table:table-cell>
          <table:table-cell office:value-type="float" office:value="0.119873046875">
            <text:p>0.1198730469</text:p>
          </table:table-cell>
          <table:table-cell table:formula="of:=[.F86]-[.G86]" office:value-type="float" office:value="2.697998046875">
            <text:p>2.6979980469</text:p>
          </table:table-cell>
        </table:table-row>
        <table:table-row table:style-name="ro3">
          <table:table-cell table:formula="of:=VALUE(RIGHT(TRIM([.B87]); LEN(TRIM([.B87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63.3139648438">
            <text:p>63.3139648438</text:p>
          </table:table-cell>
          <table:table-cell office:value-type="float" office:value="60.4489746094">
            <text:p>60.4489746094</text:p>
          </table:table-cell>
          <table:table-cell table:formula="of:=[.F87]-[.G87]" office:value-type="float" office:value="2.8649902344">
            <text:p>2.8649902344</text:p>
          </table:table-cell>
        </table:table-row>
        <table:table-row table:style-name="ro3">
          <table:table-cell table:formula="of:=VALUE(RIGHT(TRIM([.B88]); LEN(TRIM([.B88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2.80493164062">
            <text:p>2.8049316406</text:p>
          </table:table-cell>
          <table:table-cell office:value-type="float" office:value="0.133056640625">
            <text:p>0.1330566406</text:p>
          </table:table-cell>
          <table:table-cell table:formula="of:=[.F88]-[.G88]" office:value-type="float" office:value="2.671874999995">
            <text:p>2.671875</text:p>
          </table:table-cell>
        </table:table-row>
        <table:table-row table:style-name="ro3">
          <table:table-cell table:formula="of:=VALUE(RIGHT(TRIM([.B89]); LEN(TRIM([.B89]))-1))" office:value-type="float" office:value="6">
            <text:p>6</text:p>
          </table:table-cell>
          <table:table-cell office:value-type="string">
            <text:p>w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2.80493164062">
            <text:p>2.8049316406</text:p>
          </table:table-cell>
          <table:table-cell office:value-type="float" office:value="0.12109375">
            <text:p>0.12109375</text:p>
          </table:table-cell>
          <table:table-cell table:formula="of:=[.F89]-[.G89]" office:value-type="float" office:value="2.68383789062">
            <text:p>2.6838378906</text:p>
          </table:table-cell>
        </table:table-row>
        <table:table-row table:style-name="ro3">
          <table:table-cell table:formula="of:=VALUE(RIGHT(TRIM([.B90]); LEN(TRIM([.B90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3.04809570312">
            <text:p>3.0480957031</text:p>
          </table:table-cell>
          <table:table-cell office:value-type="float" office:value="0.14794921875">
            <text:p>0.1479492188</text:p>
          </table:table-cell>
          <table:table-cell table:formula="of:=[.F90]-[.G90]" office:value-type="float" office:value="2.90014648437">
            <text:p>2.9001464844</text:p>
          </table:table-cell>
        </table:table-row>
        <table:table-row table:style-name="ro3">
          <table:table-cell table:formula="of:=VALUE(RIGHT(TRIM([.B91]); LEN(TRIM([.B91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2.77709960938">
            <text:p>2.7770996094</text:p>
          </table:table-cell>
          <table:table-cell office:value-type="float" office:value="0.123046875">
            <text:p>0.123046875</text:p>
          </table:table-cell>
          <table:table-cell table:formula="of:=[.F91]-[.G91]" office:value-type="float" office:value="2.65405273438">
            <text:p>2.6540527344</text:p>
          </table:table-cell>
        </table:table-row>
        <table:table-row table:style-name="ro3">
          <table:table-cell table:formula="of:=VALUE(RIGHT(TRIM([.B92]); LEN(TRIM([.B92]))-1))" office:value-type="float" office:value="7">
            <text:p>7</text:p>
          </table:table-cell>
          <table:table-cell office:value-type="string">
            <text:p>w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48.3371582031">
            <text:p>48.3371582031</text:p>
          </table:table-cell>
          <table:table-cell office:value-type="float" office:value="45.6359863281">
            <text:p>45.6359863281</text:p>
          </table:table-cell>
          <table:table-cell table:formula="of:=[.F92]-[.G92]" office:value-type="float" office:value="2.701171875">
            <text:p>2.701171875</text:p>
          </table:table-cell>
        </table:table-row>
        <table:table-row table:style-name="ro3">
          <table:table-cell table:formula="of:=VALUE(RIGHT(TRIM([.B93]); LEN(TRIM([.B93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4.51513671875">
            <text:p>4.5151367188</text:p>
          </table:table-cell>
          <table:table-cell office:value-type="float" office:value="0.121337890625">
            <text:p>0.1213378906</text:p>
          </table:table-cell>
          <table:table-cell table:formula="of:=[.F93]-[.G93]" office:value-type="float" office:value="4.393798828125">
            <text:p>4.3937988281</text:p>
          </table:table-cell>
        </table:table-row>
        <table:table-row table:style-name="ro3">
          <table:table-cell table:formula="of:=VALUE(RIGHT(TRIM([.B94]); LEN(TRIM([.B94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2.89575195312">
            <text:p>2.8957519531</text:p>
          </table:table-cell>
          <table:table-cell office:value-type="float" office:value="0.119873046875">
            <text:p>0.1198730469</text:p>
          </table:table-cell>
          <table:table-cell table:formula="of:=[.F94]-[.G94]" office:value-type="float" office:value="2.775878906245">
            <text:p>2.7758789062</text:p>
          </table:table-cell>
        </table:table-row>
        <table:table-row table:style-name="ro3">
          <table:table-cell table:formula="of:=VALUE(RIGHT(TRIM([.B95]); LEN(TRIM([.B95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2.92407226562">
            <text:p>2.9240722656</text:p>
          </table:table-cell>
          <table:table-cell office:value-type="float" office:value="0.13623046875">
            <text:p>0.1362304688</text:p>
          </table:table-cell>
          <table:table-cell table:formula="of:=[.F95]-[.G95]" office:value-type="float" office:value="2.78784179687">
            <text:p>2.7878417969</text:p>
          </table:table-cell>
        </table:table-row>
        <table:table-row table:style-name="ro3">
          <table:table-cell table:formula="of:=VALUE(RIGHT(TRIM([.B96]); LEN(TRIM([.B96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2.98583984375">
            <text:p>2.9858398438</text:p>
          </table:table-cell>
          <table:table-cell office:value-type="float" office:value="0.141845703125">
            <text:p>0.1418457031</text:p>
          </table:table-cell>
          <table:table-cell table:formula="of:=[.F96]-[.G96]" office:value-type="float" office:value="2.843994140625">
            <text:p>2.8439941406</text:p>
          </table:table-cell>
        </table:table-row>
        <table:table-row table:style-name="ro3">
          <table:table-cell table:formula="of:=VALUE(RIGHT(TRIM([.B97]); LEN(TRIM([.B97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83.5439453125">
            <text:p>83.5439453125</text:p>
          </table:table-cell>
          <table:table-cell office:value-type="float" office:value="80.876953125">
            <text:p>80.876953125</text:p>
          </table:table-cell>
          <table:table-cell table:formula="of:=[.F97]-[.G97]" office:value-type="float" office:value="2.6669921875">
            <text:p>2.6669921875</text:p>
          </table:table-cell>
        </table:table-row>
        <table:table-row table:style-name="ro3">
          <table:table-cell table:formula="of:=VALUE(RIGHT(TRIM([.B98]); LEN(TRIM([.B98]))-1))" office:value-type="float" office:value="7">
            <text:p>7</text:p>
          </table:table-cell>
          <table:table-cell office:value-type="string">
            <text:p>w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2.794921875">
            <text:p>2.794921875</text:p>
          </table:table-cell>
          <table:table-cell office:value-type="float" office:value="0.1181640625">
            <text:p>0.1181640625</text:p>
          </table:table-cell>
          <table:table-cell table:formula="of:=[.F98]-[.G98]" office:value-type="float" office:value="2.6767578125">
            <text:p>2.6767578125</text:p>
          </table:table-cell>
        </table:table-row>
        <table:table-row table:style-name="ro3">
          <table:table-cell table:formula="of:=VALUE(RIGHT(TRIM([.B99]); LEN(TRIM([.B99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2.78491210938">
            <text:p>2.7849121094</text:p>
          </table:table-cell>
          <table:table-cell office:value-type="float" office:value="0.116943359375">
            <text:p>0.1169433594</text:p>
          </table:table-cell>
          <table:table-cell table:formula="of:=[.F99]-[.G99]" office:value-type="float" office:value="2.667968750005">
            <text:p>2.66796875</text:p>
          </table:table-cell>
        </table:table-row>
        <table:table-row table:style-name="ro3">
          <table:table-cell table:formula="of:=VALUE(RIGHT(TRIM([.B100]); LEN(TRIM([.B100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2.837890625">
            <text:p>2.837890625</text:p>
          </table:table-cell>
          <table:table-cell office:value-type="float" office:value="0.120849609375">
            <text:p>0.1208496094</text:p>
          </table:table-cell>
          <table:table-cell table:formula="of:=[.F100]-[.G100]" office:value-type="float" office:value="2.717041015625">
            <text:p>2.7170410156</text:p>
          </table:table-cell>
        </table:table-row>
        <table:table-row table:style-name="ro3">
          <table:table-cell table:formula="of:=VALUE(RIGHT(TRIM([.B101]); LEN(TRIM([.B101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2.8388671875">
            <text:p>2.8388671875</text:p>
          </table:table-cell>
          <table:table-cell office:value-type="float" office:value="0.12109375">
            <text:p>0.12109375</text:p>
          </table:table-cell>
          <table:table-cell table:formula="of:=[.F101]-[.G101]" office:value-type="float" office:value="2.7177734375">
            <text:p>2.7177734375</text:p>
          </table:table-cell>
        </table:table-row>
        <table:table-row table:style-name="ro3">
          <table:table-cell table:formula="of:=VALUE(RIGHT(TRIM([.B102]); LEN(TRIM([.B102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93.0070800781">
            <text:p>93.0070800781</text:p>
          </table:table-cell>
          <table:table-cell office:value-type="float" office:value="90.3430175781">
            <text:p>90.3430175781</text:p>
          </table:table-cell>
          <table:table-cell table:formula="of:=[.F102]-[.G102]" office:value-type="float" office:value="2.6640625">
            <text:p>2.6640625</text:p>
          </table:table-cell>
        </table:table-row>
        <table:table-row table:style-name="ro3">
          <table:table-cell table:formula="of:=VALUE(RIGHT(TRIM([.B103]); LEN(TRIM([.B103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2.92797851562">
            <text:p>2.9279785156</text:p>
          </table:table-cell>
          <table:table-cell office:value-type="float" office:value="0.208251953125">
            <text:p>0.2082519531</text:p>
          </table:table-cell>
          <table:table-cell table:formula="of:=[.F103]-[.G103]" office:value-type="float" office:value="2.719726562495">
            <text:p>2.7197265625</text:p>
          </table:table-cell>
        </table:table-row>
        <table:table-row table:style-name="ro3">
          <table:table-cell table:formula="of:=VALUE(RIGHT(TRIM([.B104]); LEN(TRIM([.B104]))-1))" office:value-type="float" office:value="7">
            <text:p>7</text:p>
          </table:table-cell>
          <table:table-cell office:value-type="string">
            <text:p>w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2.76123046875">
            <text:p>2.7612304688</text:p>
          </table:table-cell>
          <table:table-cell office:value-type="float" office:value="0.12109375">
            <text:p>0.12109375</text:p>
          </table:table-cell>
          <table:table-cell table:formula="of:=[.F104]-[.G104]" office:value-type="float" office:value="2.64013671875">
            <text:p>2.6401367188</text:p>
          </table:table-cell>
        </table:table-row>
        <table:table-row table:style-name="ro3">
          <table:table-cell table:formula="of:=VALUE(RIGHT(TRIM([.B105]); LEN(TRIM([.B105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3.06811523438">
            <text:p>3.0681152344</text:p>
          </table:table-cell>
          <table:table-cell office:value-type="float" office:value="0.131103515625">
            <text:p>0.1311035156</text:p>
          </table:table-cell>
          <table:table-cell table:formula="of:=[.F105]-[.G105]" office:value-type="float" office:value="2.937011718755">
            <text:p>2.9370117188</text:p>
          </table:table-cell>
        </table:table-row>
        <table:table-row table:style-name="ro3">
          <table:table-cell table:formula="of:=VALUE(RIGHT(TRIM([.B106]); LEN(TRIM([.B106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2.82006835938">
            <text:p>2.8200683594</text:p>
          </table:table-cell>
          <table:table-cell office:value-type="float" office:value="0.123046875">
            <text:p>0.123046875</text:p>
          </table:table-cell>
          <table:table-cell table:formula="of:=[.F106]-[.G106]" office:value-type="float" office:value="2.69702148438">
            <text:p>2.6970214844</text:p>
          </table:table-cell>
        </table:table-row>
        <table:table-row table:style-name="ro3">
          <table:table-cell table:formula="of:=VALUE(RIGHT(TRIM([.B107]); LEN(TRIM([.B107]))-1))" office:value-type="float" office:value="8">
            <text:p>8</text:p>
          </table:table-cell>
          <table:table-cell office:value-type="string">
            <text:p>w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60.580078125">
            <text:p>60.580078125</text:p>
          </table:table-cell>
          <table:table-cell office:value-type="float" office:value="57.9018554688">
            <text:p>57.9018554688</text:p>
          </table:table-cell>
          <table:table-cell table:formula="of:=[.F107]-[.G107]" office:value-type="float" office:value="2.6782226562">
            <text:p>2.6782226562</text:p>
          </table:table-cell>
        </table:table-row>
        <table:table-row table:style-name="ro3">
          <table:table-cell table:formula="of:=VALUE(RIGHT(TRIM([.B108]); LEN(TRIM([.B108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2.78173828125">
            <text:p>2.7817382813</text:p>
          </table:table-cell>
          <table:table-cell office:value-type="float" office:value="0.119873046875">
            <text:p>0.1198730469</text:p>
          </table:table-cell>
          <table:table-cell table:formula="of:=[.F108]-[.G108]" office:value-type="float" office:value="2.661865234375">
            <text:p>2.6618652344</text:p>
          </table:table-cell>
        </table:table-row>
        <table:table-row table:style-name="ro3">
          <table:table-cell table:formula="of:=VALUE(RIGHT(TRIM([.B109]); LEN(TRIM([.B109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2.80004882812">
            <text:p>2.8000488281</text:p>
          </table:table-cell>
          <table:table-cell office:value-type="float" office:value="0.127197265625">
            <text:p>0.1271972656</text:p>
          </table:table-cell>
          <table:table-cell table:formula="of:=[.F109]-[.G109]" office:value-type="float" office:value="2.672851562495">
            <text:p>2.6728515625</text:p>
          </table:table-cell>
        </table:table-row>
        <table:table-row table:style-name="ro3">
          <table:table-cell table:formula="of:=VALUE(RIGHT(TRIM([.B110]); LEN(TRIM([.B110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2.76123046875">
            <text:p>2.7612304688</text:p>
          </table:table-cell>
          <table:table-cell office:value-type="float" office:value="0.1201171875">
            <text:p>0.1201171875</text:p>
          </table:table-cell>
          <table:table-cell table:formula="of:=[.F110]-[.G110]" office:value-type="float" office:value="2.64111328125">
            <text:p>2.6411132813</text:p>
          </table:table-cell>
        </table:table-row>
        <table:table-row table:style-name="ro3">
          <table:table-cell table:formula="of:=VALUE(RIGHT(TRIM([.B111]); LEN(TRIM([.B111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2.85424804688">
            <text:p>2.8542480469</text:p>
          </table:table-cell>
          <table:table-cell office:value-type="float" office:value="0.126220703125">
            <text:p>0.1262207031</text:p>
          </table:table-cell>
          <table:table-cell table:formula="of:=[.F111]-[.G111]" office:value-type="float" office:value="2.728027343755">
            <text:p>2.7280273438</text:p>
          </table:table-cell>
        </table:table-row>
        <table:table-row table:style-name="ro3">
          <table:table-cell table:formula="of:=VALUE(RIGHT(TRIM([.B112]); LEN(TRIM([.B112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52.1789550781">
            <text:p>52.1789550781</text:p>
          </table:table-cell>
          <table:table-cell office:value-type="float" office:value="49.1840820312">
            <text:p>49.1840820312</text:p>
          </table:table-cell>
          <table:table-cell table:formula="of:=[.F112]-[.G112]" office:value-type="float" office:value="2.9948730469">
            <text:p>2.9948730469</text:p>
          </table:table-cell>
        </table:table-row>
        <table:table-row table:style-name="ro3">
          <table:table-cell table:formula="of:=VALUE(RIGHT(TRIM([.B113]); LEN(TRIM([.B113]))-1))" office:value-type="float" office:value="8">
            <text:p>8</text:p>
          </table:table-cell>
          <table:table-cell office:value-type="string">
            <text:p>w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2.78588867188">
            <text:p>2.7858886719</text:p>
          </table:table-cell>
          <table:table-cell office:value-type="float" office:value="0.120849609375">
            <text:p>0.1208496094</text:p>
          </table:table-cell>
          <table:table-cell table:formula="of:=[.F113]-[.G113]" office:value-type="float" office:value="2.665039062505">
            <text:p>2.6650390625</text:p>
          </table:table-cell>
        </table:table-row>
        <table:table-row table:style-name="ro3">
          <table:table-cell table:formula="of:=VALUE(RIGHT(TRIM([.B114]); LEN(TRIM([.B114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2.7900390625">
            <text:p>2.7900390625</text:p>
          </table:table-cell>
          <table:table-cell office:value-type="float" office:value="0.1220703125">
            <text:p>0.1220703125</text:p>
          </table:table-cell>
          <table:table-cell table:formula="of:=[.F114]-[.G114]" office:value-type="float" office:value="2.66796875">
            <text:p>2.66796875</text:p>
          </table:table-cell>
        </table:table-row>
        <table:table-row table:style-name="ro3">
          <table:table-cell table:formula="of:=VALUE(RIGHT(TRIM([.B115]); LEN(TRIM([.B115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2.77172851562">
            <text:p>2.7717285156</text:p>
          </table:table-cell>
          <table:table-cell office:value-type="float" office:value="0.118896484375">
            <text:p>0.1188964844</text:p>
          </table:table-cell>
          <table:table-cell table:formula="of:=[.F115]-[.G115]" office:value-type="float" office:value="2.652832031245">
            <text:p>2.6528320312</text:p>
          </table:table-cell>
        </table:table-row>
        <table:table-row table:style-name="ro3">
          <table:table-cell table:formula="of:=VALUE(RIGHT(TRIM([.B116]); LEN(TRIM([.B116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2.85302734375">
            <text:p>2.8530273438</text:p>
          </table:table-cell>
          <table:table-cell office:value-type="float" office:value="0.128173828125">
            <text:p>0.1281738281</text:p>
          </table:table-cell>
          <table:table-cell table:formula="of:=[.F116]-[.G116]" office:value-type="float" office:value="2.724853515625">
            <text:p>2.7248535156</text:p>
          </table:table-cell>
        </table:table-row>
        <table:table-row table:style-name="ro3">
          <table:table-cell table:formula="of:=VALUE(RIGHT(TRIM([.B117]); LEN(TRIM([.B117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62.2939453125">
            <text:p>62.2939453125</text:p>
          </table:table-cell>
          <table:table-cell office:value-type="float" office:value="59.6369628906">
            <text:p>59.6369628906</text:p>
          </table:table-cell>
          <table:table-cell table:formula="of:=[.F117]-[.G117]" office:value-type="float" office:value="2.6569824219">
            <text:p>2.6569824219</text:p>
          </table:table-cell>
        </table:table-row>
        <table:table-row table:style-name="ro3">
          <table:table-cell table:formula="of:=VALUE(RIGHT(TRIM([.B118]); LEN(TRIM([.B118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2.85278320312">
            <text:p>2.8527832031</text:p>
          </table:table-cell>
          <table:table-cell office:value-type="float" office:value="0.174072265625">
            <text:p>0.1740722656</text:p>
          </table:table-cell>
          <table:table-cell table:formula="of:=[.F118]-[.G118]" office:value-type="float" office:value="2.678710937495">
            <text:p>2.6787109375</text:p>
          </table:table-cell>
        </table:table-row>
        <table:table-row table:style-name="ro3">
          <table:table-cell table:formula="of:=VALUE(RIGHT(TRIM([.B119]); LEN(TRIM([.B119]))-1))" office:value-type="float" office:value="8">
            <text:p>8</text:p>
          </table:table-cell>
          <table:table-cell office:value-type="string">
            <text:p>w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2.92602539062">
            <text:p>2.9260253906</text:p>
          </table:table-cell>
          <table:table-cell office:value-type="float" office:value="0.1708984375">
            <text:p>0.1708984375</text:p>
          </table:table-cell>
          <table:table-cell table:formula="of:=[.F119]-[.G119]" office:value-type="float" office:value="2.75512695312">
            <text:p>2.7551269531</text:p>
          </table:table-cell>
        </table:table-row>
        <table:table-row table:style-name="ro3">
          <table:table-cell table:formula="of:=VALUE(RIGHT(TRIM([.B120]); LEN(TRIM([.B120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2.87280273438">
            <text:p>2.8728027344</text:p>
          </table:table-cell>
          <table:table-cell office:value-type="float" office:value="0.147705078125">
            <text:p>0.1477050781</text:p>
          </table:table-cell>
          <table:table-cell table:formula="of:=[.F120]-[.G120]" office:value-type="float" office:value="2.725097656255">
            <text:p>2.7250976563</text:p>
          </table:table-cell>
        </table:table-row>
        <table:table-row table:style-name="ro3">
          <table:table-cell table:formula="of:=VALUE(RIGHT(TRIM([.B121]); LEN(TRIM([.B121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2.794921875">
            <text:p>2.794921875</text:p>
          </table:table-cell>
          <table:table-cell office:value-type="float" office:value="0.119873046875">
            <text:p>0.1198730469</text:p>
          </table:table-cell>
          <table:table-cell table:formula="of:=[.F121]-[.G121]" office:value-type="float" office:value="2.675048828125">
            <text:p>2.6750488281</text:p>
          </table:table-cell>
        </table:table-row>
        <table:table-row table:style-name="ro3">
          <table:table-cell table:formula="of:=VALUE(RIGHT(TRIM([.B122]); LEN(TRIM([.B122]))-1))" office:value-type="float" office:value="9">
            <text:p>9</text:p>
          </table:table-cell>
          <table:table-cell office:value-type="string">
            <text:p>w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76.5988769531">
            <text:p>76.5988769531</text:p>
          </table:table-cell>
          <table:table-cell office:value-type="float" office:value="73.916015625">
            <text:p>73.916015625</text:p>
          </table:table-cell>
          <table:table-cell table:formula="of:=[.F122]-[.G122]" office:value-type="float" office:value="2.6828613281">
            <text:p>2.6828613281</text:p>
          </table:table-cell>
        </table:table-row>
        <table:table-row table:style-name="ro3">
          <table:table-cell table:formula="of:=VALUE(RIGHT(TRIM([.B123]); LEN(TRIM([.B123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2.78295898438">
            <text:p>2.7829589844</text:p>
          </table:table-cell>
          <table:table-cell office:value-type="float" office:value="0.118896484375">
            <text:p>0.1188964844</text:p>
          </table:table-cell>
          <table:table-cell table:formula="of:=[.F123]-[.G123]" office:value-type="float" office:value="2.664062500005">
            <text:p>2.6640625</text:p>
          </table:table-cell>
        </table:table-row>
        <table:table-row table:style-name="ro3">
          <table:table-cell table:formula="of:=VALUE(RIGHT(TRIM([.B124]); LEN(TRIM([.B124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2.77905273438">
            <text:p>2.7790527344</text:p>
          </table:table-cell>
          <table:table-cell office:value-type="float" office:value="0.1181640625">
            <text:p>0.1181640625</text:p>
          </table:table-cell>
          <table:table-cell table:formula="of:=[.F124]-[.G124]" office:value-type="float" office:value="2.66088867188">
            <text:p>2.6608886719</text:p>
          </table:table-cell>
        </table:table-row>
        <table:table-row table:style-name="ro3">
          <table:table-cell table:formula="of:=VALUE(RIGHT(TRIM([.B125]); LEN(TRIM([.B125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2.76318359375">
            <text:p>2.7631835938</text:p>
          </table:table-cell>
          <table:table-cell office:value-type="float" office:value="0.121826171875">
            <text:p>0.1218261719</text:p>
          </table:table-cell>
          <table:table-cell table:formula="of:=[.F125]-[.G125]" office:value-type="float" office:value="2.641357421875">
            <text:p>2.6413574219</text:p>
          </table:table-cell>
        </table:table-row>
        <table:table-row table:style-name="ro3">
          <table:table-cell table:formula="of:=VALUE(RIGHT(TRIM([.B126]); LEN(TRIM([.B126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2.86010742188">
            <text:p>2.8601074219</text:p>
          </table:table-cell>
          <table:table-cell office:value-type="float" office:value="0.12109375">
            <text:p>0.12109375</text:p>
          </table:table-cell>
          <table:table-cell table:formula="of:=[.F126]-[.G126]" office:value-type="float" office:value="2.73901367188">
            <text:p>2.7390136719</text:p>
          </table:table-cell>
        </table:table-row>
        <table:table-row table:style-name="ro3">
          <table:table-cell table:formula="of:=VALUE(RIGHT(TRIM([.B127]); LEN(TRIM([.B127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1652.69311523">
            <text:p>1652.69311523</text:p>
          </table:table-cell>
          <table:table-cell office:value-type="float" office:value="1650.05200195">
            <text:p>1650.05200195</text:p>
          </table:table-cell>
          <table:table-cell table:formula="of:=[.F127]-[.G127]" office:value-type="float" office:value="2.64111328000013">
            <text:p>2.64111328</text:p>
          </table:table-cell>
        </table:table-row>
        <table:table-row table:style-name="ro3">
          <table:table-cell table:formula="of:=VALUE(RIGHT(TRIM([.B128]); LEN(TRIM([.B128]))-1))" office:value-type="float" office:value="9">
            <text:p>9</text:p>
          </table:table-cell>
          <table:table-cell office:value-type="string">
            <text:p>w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2.791015625">
            <text:p>2.791015625</text:p>
          </table:table-cell>
          <table:table-cell office:value-type="float" office:value="0.1220703125">
            <text:p>0.1220703125</text:p>
          </table:table-cell>
          <table:table-cell table:formula="of:=[.F128]-[.G128]" office:value-type="float" office:value="2.6689453125">
            <text:p>2.6689453125</text:p>
          </table:table-cell>
        </table:table-row>
        <table:table-row table:style-name="ro3">
          <table:table-cell table:formula="of:=VALUE(RIGHT(TRIM([.B129]); LEN(TRIM([.B129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2.76000976562">
            <text:p>2.7600097656</text:p>
          </table:table-cell>
          <table:table-cell office:value-type="float" office:value="0.115966796875">
            <text:p>0.1159667969</text:p>
          </table:table-cell>
          <table:table-cell table:formula="of:=[.F129]-[.G129]" office:value-type="float" office:value="2.644042968745">
            <text:p>2.6440429687</text:p>
          </table:table-cell>
        </table:table-row>
        <table:table-row table:style-name="ro3">
          <table:table-cell table:formula="of:=VALUE(RIGHT(TRIM([.B130]); LEN(TRIM([.B130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2.96606445312">
            <text:p>2.9660644531</text:p>
          </table:table-cell>
          <table:table-cell office:value-type="float" office:value="0.176025390625">
            <text:p>0.1760253906</text:p>
          </table:table-cell>
          <table:table-cell table:formula="of:=[.F130]-[.G130]" office:value-type="float" office:value="2.790039062495">
            <text:p>2.7900390625</text:p>
          </table:table-cell>
        </table:table-row>
        <table:table-row table:style-name="ro3">
          <table:table-cell table:formula="of:=VALUE(RIGHT(TRIM([.B131]); LEN(TRIM([.B131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2.904296875">
            <text:p>2.904296875</text:p>
          </table:table-cell>
          <table:table-cell office:value-type="float" office:value="0.1220703125">
            <text:p>0.1220703125</text:p>
          </table:table-cell>
          <table:table-cell table:formula="of:=[.F131]-[.G131]" office:value-type="float" office:value="2.7822265625">
            <text:p>2.7822265625</text:p>
          </table:table-cell>
        </table:table-row>
        <table:table-row table:style-name="ro3">
          <table:table-cell table:formula="of:=VALUE(RIGHT(TRIM([.B132]); LEN(TRIM([.B132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67.7409667969">
            <text:p>67.7409667969</text:p>
          </table:table-cell>
          <table:table-cell office:value-type="float" office:value="65.0859375">
            <text:p>65.0859375</text:p>
          </table:table-cell>
          <table:table-cell table:formula="of:=[.F132]-[.G132]" office:value-type="float" office:value="2.6550292969">
            <text:p>2.6550292969</text:p>
          </table:table-cell>
        </table:table-row>
        <table:table-row table:style-name="ro3">
          <table:table-cell table:formula="of:=VALUE(RIGHT(TRIM([.B133]); LEN(TRIM([.B133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2.80395507812">
            <text:p>2.8039550781</text:p>
          </table:table-cell>
          <table:table-cell office:value-type="float" office:value="0.1220703125">
            <text:p>0.1220703125</text:p>
          </table:table-cell>
          <table:table-cell table:formula="of:=[.F133]-[.G133]" office:value-type="float" office:value="2.68188476562">
            <text:p>2.6818847656</text:p>
          </table:table-cell>
        </table:table-row>
        <table:table-row table:style-name="ro3">
          <table:table-cell table:formula="of:=VALUE(RIGHT(TRIM([.B134]); LEN(TRIM([.B134]))-1))" office:value-type="float" office:value="9">
            <text:p>9</text:p>
          </table:table-cell>
          <table:table-cell office:value-type="string">
            <text:p>w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3.02905273438">
            <text:p>3.0290527344</text:p>
          </table:table-cell>
          <table:table-cell office:value-type="float" office:value="0.137939453125">
            <text:p>0.1379394531</text:p>
          </table:table-cell>
          <table:table-cell table:formula="of:=[.F134]-[.G134]" office:value-type="float" office:value="2.891113281255">
            <text:p>2.8911132813</text:p>
          </table:table-cell>
        </table:table-row>
        <table:table-row table:style-name="ro3">
          <table:table-cell table:formula="of:=VALUE(RIGHT(TRIM([.B135]); LEN(TRIM([.B135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2.99584960938">
            <text:p>2.9958496094</text:p>
          </table:table-cell>
          <table:table-cell office:value-type="float" office:value="0.144775390625">
            <text:p>0.1447753906</text:p>
          </table:table-cell>
          <table:table-cell table:formula="of:=[.F135]-[.G135]" office:value-type="float" office:value="2.851074218755">
            <text:p>2.8510742188</text:p>
          </table:table-cell>
        </table:table-row>
        <table:table-row table:style-name="ro3">
          <table:table-cell table:formula="of:=VALUE(RIGHT(TRIM([.B136]); LEN(TRIM([.B136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10.9560546875">
            <text:p>10.9560546875</text:p>
          </table:table-cell>
          <table:table-cell office:value-type="float" office:value="8.13793945312">
            <text:p>8.1379394531</text:p>
          </table:table-cell>
          <table:table-cell table:formula="of:=[.F136]-[.G136]" office:value-type="float" office:value="2.81811523438">
            <text:p>2.8181152344</text:p>
          </table:table-cell>
        </table:table-row>
        <table:table-row table:style-name="ro3">
          <table:table-cell table:formula="of:=VALUE(RIGHT(TRIM([.B137]); LEN(TRIM([.B137]))-1))" office:value-type="float" office:value="10">
            <text:p>10</text:p>
          </table:table-cell>
          <table:table-cell office:value-type="string">
            <text:p>w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47.305175781">
            <text:p>247.305175781</text:p>
          </table:table-cell>
          <table:table-cell office:value-type="float" office:value="244.61328125">
            <text:p>244.61328125</text:p>
          </table:table-cell>
          <table:table-cell table:formula="of:=[.F137]-[.G137]" office:value-type="float" office:value="2.691894531">
            <text:p>2.691894531</text:p>
          </table:table-cell>
        </table:table-row>
        <table:table-row table:style-name="ro3">
          <table:table-cell table:formula="of:=VALUE(RIGHT(TRIM([.B138]); LEN(TRIM([.B138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.98901367188">
            <text:p>2.9890136719</text:p>
          </table:table-cell>
          <table:table-cell office:value-type="float" office:value="0.1220703125">
            <text:p>0.1220703125</text:p>
          </table:table-cell>
          <table:table-cell table:formula="of:=[.F138]-[.G138]" office:value-type="float" office:value="2.86694335938">
            <text:p>2.8669433594</text:p>
          </table:table-cell>
        </table:table-row>
        <table:table-row table:style-name="ro3">
          <table:table-cell table:formula="of:=VALUE(RIGHT(TRIM([.B139]); LEN(TRIM([.B139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.841796875">
            <text:p>2.841796875</text:p>
          </table:table-cell>
          <table:table-cell office:value-type="float" office:value="0.123779296875">
            <text:p>0.1237792969</text:p>
          </table:table-cell>
          <table:table-cell table:formula="of:=[.F139]-[.G139]" office:value-type="float" office:value="2.718017578125">
            <text:p>2.7180175781</text:p>
          </table:table-cell>
        </table:table-row>
        <table:table-row table:style-name="ro3">
          <table:table-cell table:formula="of:=VALUE(RIGHT(TRIM([.B140]); LEN(TRIM([.B140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.86596679688">
            <text:p>2.8659667969</text:p>
          </table:table-cell>
          <table:table-cell office:value-type="float" office:value="0.14208984375">
            <text:p>0.1420898438</text:p>
          </table:table-cell>
          <table:table-cell table:formula="of:=[.F140]-[.G140]" office:value-type="float" office:value="2.72387695313">
            <text:p>2.7238769531</text:p>
          </table:table-cell>
        </table:table-row>
        <table:table-row table:style-name="ro3">
          <table:table-cell table:formula="of:=VALUE(RIGHT(TRIM([.B141]); LEN(TRIM([.B141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.84692382812">
            <text:p>2.8469238281</text:p>
          </table:table-cell>
          <table:table-cell office:value-type="float" office:value="0.126953125">
            <text:p>0.126953125</text:p>
          </table:table-cell>
          <table:table-cell table:formula="of:=[.F141]-[.G141]" office:value-type="float" office:value="2.71997070312">
            <text:p>2.7199707031</text:p>
          </table:table-cell>
        </table:table-row>
        <table:table-row table:style-name="ro3">
          <table:table-cell table:formula="of:=VALUE(RIGHT(TRIM([.B142]); LEN(TRIM([.B142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31.194824219">
            <text:p>231.194824219</text:p>
          </table:table-cell>
          <table:table-cell office:value-type="float" office:value="228.530761719">
            <text:p>228.530761719</text:p>
          </table:table-cell>
          <table:table-cell table:formula="of:=[.F142]-[.G142]" office:value-type="float" office:value="2.6640625">
            <text:p>2.6640625</text:p>
          </table:table-cell>
        </table:table-row>
        <table:table-row table:style-name="ro3">
          <table:table-cell table:formula="of:=VALUE(RIGHT(TRIM([.B143]); LEN(TRIM([.B143]))-1))" office:value-type="float" office:value="10">
            <text:p>10</text:p>
          </table:table-cell>
          <table:table-cell office:value-type="string">
            <text:p>w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.77001953125">
            <text:p>2.7700195313</text:p>
          </table:table-cell>
          <table:table-cell office:value-type="float" office:value="0.1201171875">
            <text:p>0.1201171875</text:p>
          </table:table-cell>
          <table:table-cell table:formula="of:=[.F143]-[.G143]" office:value-type="float" office:value="2.64990234375">
            <text:p>2.6499023438</text:p>
          </table:table-cell>
        </table:table-row>
        <table:table-row table:style-name="ro3">
          <table:table-cell table:formula="of:=VALUE(RIGHT(TRIM([.B144]); LEN(TRIM([.B144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.796875">
            <text:p>2.796875</text:p>
          </table:table-cell>
          <table:table-cell office:value-type="float" office:value="0.117919921875">
            <text:p>0.1179199219</text:p>
          </table:table-cell>
          <table:table-cell table:formula="of:=[.F144]-[.G144]" office:value-type="float" office:value="2.678955078125">
            <text:p>2.6789550781</text:p>
          </table:table-cell>
        </table:table-row>
        <table:table-row table:style-name="ro3">
          <table:table-cell table:formula="of:=VALUE(RIGHT(TRIM([.B145]); LEN(TRIM([.B145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.80590820312">
            <text:p>2.8059082031</text:p>
          </table:table-cell>
          <table:table-cell office:value-type="float" office:value="0.119140625">
            <text:p>0.119140625</text:p>
          </table:table-cell>
          <table:table-cell table:formula="of:=[.F145]-[.G145]" office:value-type="float" office:value="2.68676757812">
            <text:p>2.6867675781</text:p>
          </table:table-cell>
        </table:table-row>
        <table:table-row table:style-name="ro3">
          <table:table-cell table:formula="of:=VALUE(RIGHT(TRIM([.B146]); LEN(TRIM([.B146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.80395507812">
            <text:p>2.8039550781</text:p>
          </table:table-cell>
          <table:table-cell office:value-type="float" office:value="0.12109375">
            <text:p>0.12109375</text:p>
          </table:table-cell>
          <table:table-cell table:formula="of:=[.F146]-[.G146]" office:value-type="float" office:value="2.68286132812">
            <text:p>2.6828613281</text:p>
          </table:table-cell>
        </table:table-row>
        <table:table-row table:style-name="ro3">
          <table:table-cell table:formula="of:=VALUE(RIGHT(TRIM([.B147]); LEN(TRIM([.B147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81.6091308594">
            <text:p>81.6091308594</text:p>
          </table:table-cell>
          <table:table-cell office:value-type="float" office:value="78.9370117188">
            <text:p>78.9370117188</text:p>
          </table:table-cell>
          <table:table-cell table:formula="of:=[.F147]-[.G147]" office:value-type="float" office:value="2.6721191406">
            <text:p>2.6721191406</text:p>
          </table:table-cell>
        </table:table-row>
        <table:table-row table:style-name="ro3">
          <table:table-cell table:formula="of:=VALUE(RIGHT(TRIM([.B148]); LEN(TRIM([.B148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3.06005859375">
            <text:p>3.0600585938</text:p>
          </table:table-cell>
          <table:table-cell office:value-type="float" office:value="0.14306640625">
            <text:p>0.1430664063</text:p>
          </table:table-cell>
          <table:table-cell table:formula="of:=[.F148]-[.G148]" office:value-type="float" office:value="2.9169921875">
            <text:p>2.9169921875</text:p>
          </table:table-cell>
        </table:table-row>
        <table:table-row table:style-name="ro3">
          <table:table-cell table:formula="of:=VALUE(RIGHT(TRIM([.B149]); LEN(TRIM([.B149]))-1))" office:value-type="float" office:value="10">
            <text:p>10</text:p>
          </table:table-cell>
          <table:table-cell office:value-type="string">
            <text:p>w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2.78784179688">
            <text:p>2.7878417969</text:p>
          </table:table-cell>
          <table:table-cell office:value-type="float" office:value="0.121826171875">
            <text:p>0.1218261719</text:p>
          </table:table-cell>
          <table:table-cell table:formula="of:=[.F149]-[.G149]" office:value-type="float" office:value="2.666015625005">
            <text:p>2.666015625</text:p>
          </table:table-cell>
        </table:table-row>
        <table:table-row table:style-name="ro3">
          <table:table-cell table:formula="of:=VALUE(RIGHT(TRIM([.B150]); LEN(TRIM([.B150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2.82299804688">
            <text:p>2.8229980469</text:p>
          </table:table-cell>
          <table:table-cell office:value-type="float" office:value="0.120849609375">
            <text:p>0.1208496094</text:p>
          </table:table-cell>
          <table:table-cell table:formula="of:=[.F150]-[.G150]" office:value-type="float" office:value="2.702148437505">
            <text:p>2.7021484375</text:p>
          </table:table-cell>
        </table:table-row>
        <table:table-row table:style-name="ro3">
          <table:table-cell table:formula="of:=VALUE(RIGHT(TRIM([.B151]); LEN(TRIM([.B151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2.84008789062">
            <text:p>2.8400878906</text:p>
          </table:table-cell>
          <table:table-cell office:value-type="float" office:value="0.13037109375">
            <text:p>0.1303710938</text:p>
          </table:table-cell>
          <table:table-cell table:formula="of:=[.F151]-[.G151]" office:value-type="float" office:value="2.70971679687">
            <text:p>2.7097167969</text:p>
          </table:table-cell>
        </table:table-row>
        <table:table-row table:style-name="ro3">
          <table:table-cell table:formula="of:=VALUE(RIGHT(TRIM([.B152]); LEN(TRIM([.B152]))-1))" office:value-type="float" office:value="11">
            <text:p>11</text:p>
          </table:table-cell>
          <table:table-cell office:value-type="string">
            <text:p>w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41.7927246094">
            <text:p>41.7927246094</text:p>
          </table:table-cell>
          <table:table-cell office:value-type="float" office:value="38.75390625">
            <text:p>38.75390625</text:p>
          </table:table-cell>
          <table:table-cell table:formula="of:=[.F152]-[.G152]" office:value-type="float" office:value="3.0388183594">
            <text:p>3.0388183594</text:p>
          </table:table-cell>
        </table:table-row>
        <table:table-row table:style-name="ro3">
          <table:table-cell table:formula="of:=VALUE(RIGHT(TRIM([.B153]); LEN(TRIM([.B153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2.97094726562">
            <text:p>2.9709472656</text:p>
          </table:table-cell>
          <table:table-cell office:value-type="float" office:value="0.14697265625">
            <text:p>0.1469726563</text:p>
          </table:table-cell>
          <table:table-cell table:formula="of:=[.F153]-[.G153]" office:value-type="float" office:value="2.82397460937">
            <text:p>2.8239746094</text:p>
          </table:table-cell>
        </table:table-row>
        <table:table-row table:style-name="ro3">
          <table:table-cell table:formula="of:=VALUE(RIGHT(TRIM([.B154]); LEN(TRIM([.B154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3.05395507812">
            <text:p>3.0539550781</text:p>
          </table:table-cell>
          <table:table-cell office:value-type="float" office:value="0.139892578125">
            <text:p>0.1398925781</text:p>
          </table:table-cell>
          <table:table-cell table:formula="of:=[.F154]-[.G154]" office:value-type="float" office:value="2.914062499995">
            <text:p>2.9140625</text:p>
          </table:table-cell>
        </table:table-row>
        <table:table-row table:style-name="ro3">
          <table:table-cell table:formula="of:=VALUE(RIGHT(TRIM([.B155]); LEN(TRIM([.B155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2.9951171875">
            <text:p>2.9951171875</text:p>
          </table:table-cell>
          <table:table-cell office:value-type="float" office:value="0.14013671875">
            <text:p>0.1401367188</text:p>
          </table:table-cell>
          <table:table-cell table:formula="of:=[.F155]-[.G155]" office:value-type="float" office:value="2.85498046875">
            <text:p>2.8549804688</text:p>
          </table:table-cell>
        </table:table-row>
        <table:table-row table:style-name="ro3">
          <table:table-cell table:formula="of:=VALUE(RIGHT(TRIM([.B156]); LEN(TRIM([.B156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2.80200195312">
            <text:p>2.8020019531</text:p>
          </table:table-cell>
          <table:table-cell office:value-type="float" office:value="0.125">
            <text:p>0.125</text:p>
          </table:table-cell>
          <table:table-cell table:formula="of:=[.F156]-[.G156]" office:value-type="float" office:value="2.67700195312">
            <text:p>2.6770019531</text:p>
          </table:table-cell>
        </table:table-row>
        <table:table-row table:style-name="ro3">
          <table:table-cell table:formula="of:=VALUE(RIGHT(TRIM([.B157]); LEN(TRIM([.B157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74.3852539062">
            <text:p>74.3852539062</text:p>
          </table:table-cell>
          <table:table-cell office:value-type="float" office:value="71.7092285156">
            <text:p>71.7092285156</text:p>
          </table:table-cell>
          <table:table-cell table:formula="of:=[.F157]-[.G157]" office:value-type="float" office:value="2.6760253906">
            <text:p>2.6760253906</text:p>
          </table:table-cell>
        </table:table-row>
        <table:table-row table:style-name="ro3">
          <table:table-cell table:formula="of:=VALUE(RIGHT(TRIM([.B158]); LEN(TRIM([.B158]))-1))" office:value-type="float" office:value="11">
            <text:p>11</text:p>
          </table:table-cell>
          <table:table-cell office:value-type="string">
            <text:p>w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2.82495117188">
            <text:p>2.8249511719</text:p>
          </table:table-cell>
          <table:table-cell office:value-type="float" office:value="0.121826171875">
            <text:p>0.1218261719</text:p>
          </table:table-cell>
          <table:table-cell table:formula="of:=[.F158]-[.G158]" office:value-type="float" office:value="2.703125000005">
            <text:p>2.703125</text:p>
          </table:table-cell>
        </table:table-row>
        <table:table-row table:style-name="ro3">
          <table:table-cell table:formula="of:=VALUE(RIGHT(TRIM([.B159]); LEN(TRIM([.B159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2.81787109375">
            <text:p>2.8178710938</text:p>
          </table:table-cell>
          <table:table-cell office:value-type="float" office:value="0.163818359375">
            <text:p>0.1638183594</text:p>
          </table:table-cell>
          <table:table-cell table:formula="of:=[.F159]-[.G159]" office:value-type="float" office:value="2.654052734375">
            <text:p>2.6540527344</text:p>
          </table:table-cell>
        </table:table-row>
        <table:table-row table:style-name="ro3">
          <table:table-cell table:formula="of:=VALUE(RIGHT(TRIM([.B160]); LEN(TRIM([.B160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2.78295898438">
            <text:p>2.7829589844</text:p>
          </table:table-cell>
          <table:table-cell office:value-type="float" office:value="0.119873046875">
            <text:p>0.1198730469</text:p>
          </table:table-cell>
          <table:table-cell table:formula="of:=[.F160]-[.G160]" office:value-type="float" office:value="2.663085937505">
            <text:p>2.6630859375</text:p>
          </table:table-cell>
        </table:table-row>
        <table:table-row table:style-name="ro3">
          <table:table-cell table:formula="of:=VALUE(RIGHT(TRIM([.B161]); LEN(TRIM([.B161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2.8291015625">
            <text:p>2.8291015625</text:p>
          </table:table-cell>
          <table:table-cell office:value-type="float" office:value="0.120361328125">
            <text:p>0.1203613281</text:p>
          </table:table-cell>
          <table:table-cell table:formula="of:=[.F161]-[.G161]" office:value-type="float" office:value="2.708740234375">
            <text:p>2.7087402344</text:p>
          </table:table-cell>
        </table:table-row>
        <table:table-row table:style-name="ro3">
          <table:table-cell table:formula="of:=VALUE(RIGHT(TRIM([.B162]); LEN(TRIM([.B162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75.0810546875">
            <text:p>75.0810546875</text:p>
          </table:table-cell>
          <table:table-cell office:value-type="float" office:value="72.3859863281">
            <text:p>72.3859863281</text:p>
          </table:table-cell>
          <table:table-cell table:formula="of:=[.F162]-[.G162]" office:value-type="float" office:value="2.6950683594">
            <text:p>2.6950683594</text:p>
          </table:table-cell>
        </table:table-row>
        <table:table-row table:style-name="ro3">
          <table:table-cell table:formula="of:=VALUE(RIGHT(TRIM([.B163]); LEN(TRIM([.B163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2.96997070312">
            <text:p>2.9699707031</text:p>
          </table:table-cell>
          <table:table-cell office:value-type="float" office:value="0.151123046875">
            <text:p>0.1511230469</text:p>
          </table:table-cell>
          <table:table-cell table:formula="of:=[.F163]-[.G163]" office:value-type="float" office:value="2.818847656245">
            <text:p>2.8188476562</text:p>
          </table:table-cell>
        </table:table-row>
        <table:table-row table:style-name="ro3">
          <table:table-cell table:formula="of:=VALUE(RIGHT(TRIM([.B164]); LEN(TRIM([.B164]))-1))" office:value-type="float" office:value="11">
            <text:p>11</text:p>
          </table:table-cell>
          <table:table-cell office:value-type="string">
            <text:p>w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2.78198242188">
            <text:p>2.7819824219</text:p>
          </table:table-cell>
          <table:table-cell office:value-type="float" office:value="0.119873046875">
            <text:p>0.1198730469</text:p>
          </table:table-cell>
          <table:table-cell table:formula="of:=[.F164]-[.G164]" office:value-type="float" office:value="2.662109375005">
            <text:p>2.662109375</text:p>
          </table:table-cell>
        </table:table-row>
        <table:table-row table:style-name="ro3">
          <table:table-cell table:formula="of:=VALUE(RIGHT(TRIM([.B165]); LEN(TRIM([.B165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2.85595703125">
            <text:p>2.8559570313</text:p>
          </table:table-cell>
          <table:table-cell office:value-type="float" office:value="0.1201171875">
            <text:p>0.1201171875</text:p>
          </table:table-cell>
          <table:table-cell table:formula="of:=[.F165]-[.G165]" office:value-type="float" office:value="2.73583984375">
            <text:p>2.7358398438</text:p>
          </table:table-cell>
        </table:table-row>
        <table:table-row table:style-name="ro3">
          <table:table-cell table:formula="of:=VALUE(RIGHT(TRIM([.B166]); LEN(TRIM([.B166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3.1728515625">
            <text:p>3.1728515625</text:p>
          </table:table-cell>
          <table:table-cell office:value-type="float" office:value="0.14501953125">
            <text:p>0.1450195313</text:p>
          </table:table-cell>
          <table:table-cell table:formula="of:=[.F166]-[.G166]" office:value-type="float" office:value="3.02783203125">
            <text:p>3.0278320313</text:p>
          </table:table-cell>
        </table:table-row>
        <table:table-row table:style-name="ro3">
          <table:table-cell table:formula="of:=VALUE(RIGHT(TRIM([.B167]); LEN(TRIM([.B167]))-1))" office:value-type="float" office:value="12">
            <text:p>12</text:p>
          </table:table-cell>
          <table:table-cell office:value-type="string">
            <text:p>w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64.9260253906">
            <text:p>64.9260253906</text:p>
          </table:table-cell>
          <table:table-cell office:value-type="float" office:value="62.2238769531">
            <text:p>62.2238769531</text:p>
          </table:table-cell>
          <table:table-cell table:formula="of:=[.F167]-[.G167]" office:value-type="float" office:value="2.7021484375">
            <text:p>2.7021484375</text:p>
          </table:table-cell>
        </table:table-row>
        <table:table-row table:style-name="ro3">
          <table:table-cell table:formula="of:=VALUE(RIGHT(TRIM([.B168]); LEN(TRIM([.B168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2.89892578125">
            <text:p>2.8989257813</text:p>
          </table:table-cell>
          <table:table-cell office:value-type="float" office:value="0.126708984375">
            <text:p>0.1267089844</text:p>
          </table:table-cell>
          <table:table-cell table:formula="of:=[.F168]-[.G168]" office:value-type="float" office:value="2.772216796875">
            <text:p>2.7722167969</text:p>
          </table:table-cell>
        </table:table-row>
        <table:table-row table:style-name="ro3">
          <table:table-cell table:formula="of:=VALUE(RIGHT(TRIM([.B169]); LEN(TRIM([.B169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5.5029296875">
            <text:p>5.5029296875</text:p>
          </table:table-cell>
          <table:table-cell office:value-type="float" office:value="0.177734375">
            <text:p>0.177734375</text:p>
          </table:table-cell>
          <table:table-cell table:formula="of:=[.F169]-[.G169]" office:value-type="float" office:value="5.3251953125">
            <text:p>5.3251953125</text:p>
          </table:table-cell>
        </table:table-row>
        <table:table-row table:style-name="ro3">
          <table:table-cell table:formula="of:=VALUE(RIGHT(TRIM([.B170]); LEN(TRIM([.B170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4.52685546875">
            <text:p>4.5268554688</text:p>
          </table:table-cell>
          <table:table-cell office:value-type="float" office:value="0.135986328125">
            <text:p>0.1359863281</text:p>
          </table:table-cell>
          <table:table-cell table:formula="of:=[.F170]-[.G170]" office:value-type="float" office:value="4.390869140625">
            <text:p>4.3908691406</text:p>
          </table:table-cell>
        </table:table-row>
        <table:table-row table:style-name="ro3">
          <table:table-cell table:formula="of:=VALUE(RIGHT(TRIM([.B171]); LEN(TRIM([.B171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2.86401367188">
            <text:p>2.8640136719</text:p>
          </table:table-cell>
          <table:table-cell office:value-type="float" office:value="0.14990234375">
            <text:p>0.1499023438</text:p>
          </table:table-cell>
          <table:table-cell table:formula="of:=[.F171]-[.G171]" office:value-type="float" office:value="2.71411132813">
            <text:p>2.7141113281</text:p>
          </table:table-cell>
        </table:table-row>
        <table:table-row table:style-name="ro3">
          <table:table-cell table:formula="of:=VALUE(RIGHT(TRIM([.B172]); LEN(TRIM([.B172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84.5729980469">
            <text:p>84.5729980469</text:p>
          </table:table-cell>
          <table:table-cell office:value-type="float" office:value="81.6040039062">
            <text:p>81.6040039062</text:p>
          </table:table-cell>
          <table:table-cell table:formula="of:=[.F172]-[.G172]" office:value-type="float" office:value="2.96899414069999">
            <text:p>2.9689941407</text:p>
          </table:table-cell>
        </table:table-row>
        <table:table-row table:style-name="ro3">
          <table:table-cell table:formula="of:=VALUE(RIGHT(TRIM([.B173]); LEN(TRIM([.B173]))-1))" office:value-type="float" office:value="12">
            <text:p>12</text:p>
          </table:table-cell>
          <table:table-cell office:value-type="string">
            <text:p>w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3.09204101562">
            <text:p>3.0920410156</text:p>
          </table:table-cell>
          <table:table-cell office:value-type="float" office:value="0.148193359375">
            <text:p>0.1481933594</text:p>
          </table:table-cell>
          <table:table-cell table:formula="of:=[.F173]-[.G173]" office:value-type="float" office:value="2.943847656245">
            <text:p>2.9438476562</text:p>
          </table:table-cell>
        </table:table-row>
        <table:table-row table:style-name="ro3">
          <table:table-cell table:formula="of:=VALUE(RIGHT(TRIM([.B174]); LEN(TRIM([.B174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2.82080078125">
            <text:p>2.8208007813</text:p>
          </table:table-cell>
          <table:table-cell office:value-type="float" office:value="0.1240234375">
            <text:p>0.1240234375</text:p>
          </table:table-cell>
          <table:table-cell table:formula="of:=[.F174]-[.G174]" office:value-type="float" office:value="2.69677734375">
            <text:p>2.6967773438</text:p>
          </table:table-cell>
        </table:table-row>
        <table:table-row table:style-name="ro3">
          <table:table-cell table:formula="of:=VALUE(RIGHT(TRIM([.B175]); LEN(TRIM([.B175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2.83178710938">
            <text:p>2.8317871094</text:p>
          </table:table-cell>
          <table:table-cell office:value-type="float" office:value="0.132080078125">
            <text:p>0.1320800781</text:p>
          </table:table-cell>
          <table:table-cell table:formula="of:=[.F175]-[.G175]" office:value-type="float" office:value="2.699707031255">
            <text:p>2.6997070313</text:p>
          </table:table-cell>
        </table:table-row>
        <table:table-row table:style-name="ro3">
          <table:table-cell table:formula="of:=VALUE(RIGHT(TRIM([.B176]); LEN(TRIM([.B176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3.08911132812">
            <text:p>3.0891113281</text:p>
          </table:table-cell>
          <table:table-cell office:value-type="float" office:value="0.14013671875">
            <text:p>0.1401367188</text:p>
          </table:table-cell>
          <table:table-cell table:formula="of:=[.F176]-[.G176]" office:value-type="float" office:value="2.94897460937">
            <text:p>2.9489746094</text:p>
          </table:table-cell>
        </table:table-row>
        <table:table-row table:style-name="ro3">
          <table:table-cell table:formula="of:=VALUE(RIGHT(TRIM([.B177]); LEN(TRIM([.B177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108.405761719">
            <text:p>108.405761719</text:p>
          </table:table-cell>
          <table:table-cell office:value-type="float" office:value="105.544677734">
            <text:p>105.544677734</text:p>
          </table:table-cell>
          <table:table-cell table:formula="of:=[.F177]-[.G177]" office:value-type="float" office:value="2.86108398499999">
            <text:p>2.861083985</text:p>
          </table:table-cell>
        </table:table-row>
        <table:table-row table:style-name="ro3">
          <table:table-cell table:formula="of:=VALUE(RIGHT(TRIM([.B178]); LEN(TRIM([.B178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2.75708007812">
            <text:p>2.7570800781</text:p>
          </table:table-cell>
          <table:table-cell office:value-type="float" office:value="0.1201171875">
            <text:p>0.1201171875</text:p>
          </table:table-cell>
          <table:table-cell table:formula="of:=[.F178]-[.G178]" office:value-type="float" office:value="2.63696289062">
            <text:p>2.6369628906</text:p>
          </table:table-cell>
        </table:table-row>
        <table:table-row table:style-name="ro3">
          <table:table-cell table:formula="of:=VALUE(RIGHT(TRIM([.B179]); LEN(TRIM([.B179]))-1))" office:value-type="float" office:value="12">
            <text:p>12</text:p>
          </table:table-cell>
          <table:table-cell office:value-type="string">
            <text:p>w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3">
            <text:p>3</text:p>
          </table:table-cell>
          <table:table-cell office:value-type="float" office:value="0.13720703125">
            <text:p>0.1372070313</text:p>
          </table:table-cell>
          <table:table-cell table:formula="of:=[.F179]-[.G179]" office:value-type="float" office:value="2.86279296875">
            <text:p>2.8627929688</text:p>
          </table:table-cell>
        </table:table-row>
        <table:table-row table:style-name="ro3">
          <table:table-cell table:formula="of:=VALUE(RIGHT(TRIM([.B180]); LEN(TRIM([.B180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2.97631835938">
            <text:p>2.9763183594</text:p>
          </table:table-cell>
          <table:table-cell office:value-type="float" office:value="0.126220703125">
            <text:p>0.1262207031</text:p>
          </table:table-cell>
          <table:table-cell table:formula="of:=[.F180]-[.G180]" office:value-type="float" office:value="2.850097656255">
            <text:p>2.8500976563</text:p>
          </table:table-cell>
        </table:table-row>
        <table:table-row table:style-name="ro3">
          <table:table-cell table:formula="of:=VALUE(RIGHT(TRIM([.B181]); LEN(TRIM([.B181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2.7470703125">
            <text:p>2.7470703125</text:p>
          </table:table-cell>
          <table:table-cell office:value-type="float" office:value="0.119873046875">
            <text:p>0.1198730469</text:p>
          </table:table-cell>
          <table:table-cell table:formula="of:=[.F181]-[.G181]" office:value-type="float" office:value="2.627197265625">
            <text:p>2.6271972656</text:p>
          </table:table-cell>
        </table:table-row>
        <table:table-row table:style-name="ro3">
          <table:table-cell table:formula="of:=VALUE(RIGHT(TRIM([.B182]); LEN(TRIM([.B182]))-1))" office:value-type="float" office:value="13">
            <text:p>13</text:p>
          </table:table-cell>
          <table:table-cell office:value-type="string">
            <text:p>w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52.4189453125">
            <text:p>52.4189453125</text:p>
          </table:table-cell>
          <table:table-cell office:value-type="float" office:value="49.7019042969">
            <text:p>49.7019042969</text:p>
          </table:table-cell>
          <table:table-cell table:formula="of:=[.F182]-[.G182]" office:value-type="float" office:value="2.7170410156">
            <text:p>2.7170410156</text:p>
          </table:table-cell>
        </table:table-row>
        <table:table-row table:style-name="ro3">
          <table:table-cell table:formula="of:=VALUE(RIGHT(TRIM([.B183]); LEN(TRIM([.B183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3.0400390625">
            <text:p>3.0400390625</text:p>
          </table:table-cell>
          <table:table-cell office:value-type="float" office:value="0.14501953125">
            <text:p>0.1450195313</text:p>
          </table:table-cell>
          <table:table-cell table:formula="of:=[.F183]-[.G183]" office:value-type="float" office:value="2.89501953125">
            <text:p>2.8950195313</text:p>
          </table:table-cell>
        </table:table-row>
        <table:table-row table:style-name="ro3">
          <table:table-cell table:formula="of:=VALUE(RIGHT(TRIM([.B184]); LEN(TRIM([.B184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3.0751953125">
            <text:p>3.0751953125</text:p>
          </table:table-cell>
          <table:table-cell office:value-type="float" office:value="0.158203125">
            <text:p>0.158203125</text:p>
          </table:table-cell>
          <table:table-cell table:formula="of:=[.F184]-[.G184]" office:value-type="float" office:value="2.9169921875">
            <text:p>2.9169921875</text:p>
          </table:table-cell>
        </table:table-row>
        <table:table-row table:style-name="ro3">
          <table:table-cell table:formula="of:=VALUE(RIGHT(TRIM([.B185]); LEN(TRIM([.B185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2.77197265625">
            <text:p>2.7719726563</text:p>
          </table:table-cell>
          <table:table-cell office:value-type="float" office:value="0.122802734375">
            <text:p>0.1228027344</text:p>
          </table:table-cell>
          <table:table-cell table:formula="of:=[.F185]-[.G185]" office:value-type="float" office:value="2.649169921875">
            <text:p>2.6491699219</text:p>
          </table:table-cell>
        </table:table-row>
        <table:table-row table:style-name="ro3">
          <table:table-cell table:formula="of:=VALUE(RIGHT(TRIM([.B186]); LEN(TRIM([.B186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2.77319335938">
            <text:p>2.7731933594</text:p>
          </table:table-cell>
          <table:table-cell office:value-type="float" office:value="0.125244140625">
            <text:p>0.1252441406</text:p>
          </table:table-cell>
          <table:table-cell table:formula="of:=[.F186]-[.G186]" office:value-type="float" office:value="2.647949218755">
            <text:p>2.6479492188</text:p>
          </table:table-cell>
        </table:table-row>
        <table:table-row table:style-name="ro3">
          <table:table-cell table:formula="of:=VALUE(RIGHT(TRIM([.B187]); LEN(TRIM([.B187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121.476806641">
            <text:p>121.476806641</text:p>
          </table:table-cell>
          <table:table-cell office:value-type="float" office:value="118.682861328">
            <text:p>118.682861328</text:p>
          </table:table-cell>
          <table:table-cell table:formula="of:=[.F187]-[.G187]" office:value-type="float" office:value="2.79394531299999">
            <text:p>2.793945313</text:p>
          </table:table-cell>
        </table:table-row>
        <table:table-row table:style-name="ro3">
          <table:table-cell table:formula="of:=VALUE(RIGHT(TRIM([.B188]); LEN(TRIM([.B188]))-1))" office:value-type="float" office:value="13">
            <text:p>13</text:p>
          </table:table-cell>
          <table:table-cell office:value-type="string">
            <text:p>w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4.02124023438">
            <text:p>4.0212402344</text:p>
          </table:table-cell>
          <table:table-cell office:value-type="float" office:value="0.132080078125">
            <text:p>0.1320800781</text:p>
          </table:table-cell>
          <table:table-cell table:formula="of:=[.F188]-[.G188]" office:value-type="float" office:value="3.889160156255">
            <text:p>3.8891601563</text:p>
          </table:table-cell>
        </table:table-row>
        <table:table-row table:style-name="ro3">
          <table:table-cell table:formula="of:=VALUE(RIGHT(TRIM([.B189]); LEN(TRIM([.B189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2.92407226562">
            <text:p>2.9240722656</text:p>
          </table:table-cell>
          <table:table-cell office:value-type="float" office:value="0.126220703125">
            <text:p>0.1262207031</text:p>
          </table:table-cell>
          <table:table-cell table:formula="of:=[.F189]-[.G189]" office:value-type="float" office:value="2.797851562495">
            <text:p>2.7978515625</text:p>
          </table:table-cell>
        </table:table-row>
        <table:table-row table:style-name="ro3">
          <table:table-cell table:formula="of:=VALUE(RIGHT(TRIM([.B190]); LEN(TRIM([.B190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2.79077148438">
            <text:p>2.7907714844</text:p>
          </table:table-cell>
          <table:table-cell office:value-type="float" office:value="0.125">
            <text:p>0.125</text:p>
          </table:table-cell>
          <table:table-cell table:formula="of:=[.F190]-[.G190]" office:value-type="float" office:value="2.66577148438">
            <text:p>2.6657714844</text:p>
          </table:table-cell>
        </table:table-row>
        <table:table-row table:style-name="ro3">
          <table:table-cell table:formula="of:=VALUE(RIGHT(TRIM([.B191]); LEN(TRIM([.B191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2.79272460938">
            <text:p>2.7927246094</text:p>
          </table:table-cell>
          <table:table-cell office:value-type="float" office:value="0.123046875">
            <text:p>0.123046875</text:p>
          </table:table-cell>
          <table:table-cell table:formula="of:=[.F191]-[.G191]" office:value-type="float" office:value="2.66967773438">
            <text:p>2.6696777344</text:p>
          </table:table-cell>
        </table:table-row>
        <table:table-row table:style-name="ro3">
          <table:table-cell table:formula="of:=VALUE(RIGHT(TRIM([.B192]); LEN(TRIM([.B192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358.58203125">
            <text:p>358.58203125</text:p>
          </table:table-cell>
          <table:table-cell office:value-type="float" office:value="355.802978516">
            <text:p>355.802978516</text:p>
          </table:table-cell>
          <table:table-cell table:formula="of:=[.F192]-[.G192]" office:value-type="float" office:value="2.779052734">
            <text:p>2.779052734</text:p>
          </table:table-cell>
        </table:table-row>
        <table:table-row table:style-name="ro3">
          <table:table-cell table:formula="of:=VALUE(RIGHT(TRIM([.B193]); LEN(TRIM([.B193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2.76904296875">
            <text:p>2.7690429688</text:p>
          </table:table-cell>
          <table:table-cell office:value-type="float" office:value="0.1220703125">
            <text:p>0.1220703125</text:p>
          </table:table-cell>
          <table:table-cell table:formula="of:=[.F193]-[.G193]" office:value-type="float" office:value="2.64697265625">
            <text:p>2.6469726563</text:p>
          </table:table-cell>
        </table:table-row>
        <table:table-row table:style-name="ro3">
          <table:table-cell table:formula="of:=VALUE(RIGHT(TRIM([.B194]); LEN(TRIM([.B194]))-1))" office:value-type="float" office:value="13">
            <text:p>13</text:p>
          </table:table-cell>
          <table:table-cell office:value-type="string">
            <text:p>w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2.74609375">
            <text:p>2.74609375</text:p>
          </table:table-cell>
          <table:table-cell office:value-type="float" office:value="0.120849609375">
            <text:p>0.1208496094</text:p>
          </table:table-cell>
          <table:table-cell table:formula="of:=[.F194]-[.G194]" office:value-type="float" office:value="2.625244140625">
            <text:p>2.6252441406</text:p>
          </table:table-cell>
        </table:table-row>
        <table:table-row table:style-name="ro3">
          <table:table-cell table:formula="of:=VALUE(RIGHT(TRIM([.B195]); LEN(TRIM([.B195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2.77172851562">
            <text:p>2.7717285156</text:p>
          </table:table-cell>
          <table:table-cell office:value-type="float" office:value="0.1220703125">
            <text:p>0.1220703125</text:p>
          </table:table-cell>
          <table:table-cell table:formula="of:=[.F195]-[.G195]" office:value-type="float" office:value="2.64965820312">
            <text:p>2.6496582031</text:p>
          </table:table-cell>
        </table:table-row>
        <table:table-row table:style-name="ro3">
          <table:table-cell table:formula="of:=VALUE(RIGHT(TRIM([.B196]); LEN(TRIM([.B196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2.94189453125">
            <text:p>2.9418945313</text:p>
          </table:table-cell>
          <table:table-cell office:value-type="float" office:value="0.119140625">
            <text:p>0.119140625</text:p>
          </table:table-cell>
          <table:table-cell table:formula="of:=[.F196]-[.G196]" office:value-type="float" office:value="2.82275390625">
            <text:p>2.8227539063</text:p>
          </table:table-cell>
        </table:table-row>
        <table:table-row table:style-name="ro3">
          <table:table-cell table:formula="of:=VALUE(RIGHT(TRIM([.B197]); LEN(TRIM([.B197]))-1))" office:value-type="float" office:value="14">
            <text:p>14</text:p>
          </table:table-cell>
          <table:table-cell office:value-type="string">
            <text:p>w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33.00390625">
            <text:p>33.00390625</text:p>
          </table:table-cell>
          <table:table-cell office:value-type="float" office:value="30.3381347656">
            <text:p>30.3381347656</text:p>
          </table:table-cell>
          <table:table-cell table:formula="of:=[.F197]-[.G197]" office:value-type="float" office:value="2.6657714844">
            <text:p>2.6657714844</text:p>
          </table:table-cell>
        </table:table-row>
        <table:table-row table:style-name="ro3">
          <table:table-cell table:formula="of:=VALUE(RIGHT(TRIM([.B198]); LEN(TRIM([.B198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2.81005859375">
            <text:p>2.8100585938</text:p>
          </table:table-cell>
          <table:table-cell office:value-type="float" office:value="0.129150390625">
            <text:p>0.1291503906</text:p>
          </table:table-cell>
          <table:table-cell table:formula="of:=[.F198]-[.G198]" office:value-type="float" office:value="2.680908203125">
            <text:p>2.6809082031</text:p>
          </table:table-cell>
        </table:table-row>
        <table:table-row table:style-name="ro3">
          <table:table-cell table:formula="of:=VALUE(RIGHT(TRIM([.B199]); LEN(TRIM([.B199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2.75903320312">
            <text:p>2.7590332031</text:p>
          </table:table-cell>
          <table:table-cell office:value-type="float" office:value="0.1240234375">
            <text:p>0.1240234375</text:p>
          </table:table-cell>
          <table:table-cell table:formula="of:=[.F199]-[.G199]" office:value-type="float" office:value="2.63500976562">
            <text:p>2.6350097656</text:p>
          </table:table-cell>
        </table:table-row>
        <table:table-row table:style-name="ro3">
          <table:table-cell table:formula="of:=VALUE(RIGHT(TRIM([.B200]); LEN(TRIM([.B200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2.96997070312">
            <text:p>2.9699707031</text:p>
          </table:table-cell>
          <table:table-cell office:value-type="float" office:value="0.1328125">
            <text:p>0.1328125</text:p>
          </table:table-cell>
          <table:table-cell table:formula="of:=[.F200]-[.G200]" office:value-type="float" office:value="2.83715820312">
            <text:p>2.8371582031</text:p>
          </table:table-cell>
        </table:table-row>
        <table:table-row table:style-name="ro3">
          <table:table-cell table:formula="of:=VALUE(RIGHT(TRIM([.B201]); LEN(TRIM([.B201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2.77026367188">
            <text:p>2.7702636719</text:p>
          </table:table-cell>
          <table:table-cell office:value-type="float" office:value="0.128173828125">
            <text:p>0.1281738281</text:p>
          </table:table-cell>
          <table:table-cell table:formula="of:=[.F201]-[.G201]" office:value-type="float" office:value="2.642089843755">
            <text:p>2.6420898438</text:p>
          </table:table-cell>
        </table:table-row>
        <table:table-row table:style-name="ro3">
          <table:table-cell table:formula="of:=VALUE(RIGHT(TRIM([.B202]); LEN(TRIM([.B202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108.615966797">
            <text:p>108.615966797</text:p>
          </table:table-cell>
          <table:table-cell office:value-type="float" office:value="105.8828125">
            <text:p>105.8828125</text:p>
          </table:table-cell>
          <table:table-cell table:formula="of:=[.F202]-[.G202]" office:value-type="float" office:value="2.733154297">
            <text:p>2.733154297</text:p>
          </table:table-cell>
        </table:table-row>
        <table:table-row table:style-name="ro3">
          <table:table-cell table:formula="of:=VALUE(RIGHT(TRIM([.B203]); LEN(TRIM([.B203]))-1))" office:value-type="float" office:value="14">
            <text:p>14</text:p>
          </table:table-cell>
          <table:table-cell office:value-type="string">
            <text:p>w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2.74194335938">
            <text:p>2.7419433594</text:p>
          </table:table-cell>
          <table:table-cell office:value-type="float" office:value="0.1240234375">
            <text:p>0.1240234375</text:p>
          </table:table-cell>
          <table:table-cell table:formula="of:=[.F203]-[.G203]" office:value-type="float" office:value="2.61791992188">
            <text:p>2.6179199219</text:p>
          </table:table-cell>
        </table:table-row>
        <table:table-row table:style-name="ro3">
          <table:table-cell table:formula="of:=VALUE(RIGHT(TRIM([.B204]); LEN(TRIM([.B204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2.81201171875">
            <text:p>2.8120117188</text:p>
          </table:table-cell>
          <table:table-cell office:value-type="float" office:value="0.120849609375">
            <text:p>0.1208496094</text:p>
          </table:table-cell>
          <table:table-cell table:formula="of:=[.F204]-[.G204]" office:value-type="float" office:value="2.691162109375">
            <text:p>2.6911621094</text:p>
          </table:table-cell>
        </table:table-row>
        <table:table-row table:style-name="ro3">
          <table:table-cell table:formula="of:=VALUE(RIGHT(TRIM([.B205]); LEN(TRIM([.B205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2.95776367188">
            <text:p>2.9577636719</text:p>
          </table:table-cell>
          <table:table-cell office:value-type="float" office:value="0.1298828125">
            <text:p>0.1298828125</text:p>
          </table:table-cell>
          <table:table-cell table:formula="of:=[.F205]-[.G205]" office:value-type="float" office:value="2.82788085938">
            <text:p>2.8278808594</text:p>
          </table:table-cell>
        </table:table-row>
        <table:table-row table:style-name="ro3">
          <table:table-cell table:formula="of:=VALUE(RIGHT(TRIM([.B206]); LEN(TRIM([.B206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2.89599609375">
            <text:p>2.8959960938</text:p>
          </table:table-cell>
          <table:table-cell office:value-type="float" office:value="0.1240234375">
            <text:p>0.1240234375</text:p>
          </table:table-cell>
          <table:table-cell table:formula="of:=[.F206]-[.G206]" office:value-type="float" office:value="2.77197265625">
            <text:p>2.7719726563</text:p>
          </table:table-cell>
        </table:table-row>
        <table:table-row table:style-name="ro3">
          <table:table-cell table:formula="of:=VALUE(RIGHT(TRIM([.B207]); LEN(TRIM([.B207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80.5">
            <text:p>80.5</text:p>
          </table:table-cell>
          <table:table-cell office:value-type="float" office:value="77.83203125">
            <text:p>77.83203125</text:p>
          </table:table-cell>
          <table:table-cell table:formula="of:=[.F207]-[.G207]" office:value-type="float" office:value="2.66796875">
            <text:p>2.66796875</text:p>
          </table:table-cell>
        </table:table-row>
        <table:table-row table:style-name="ro3">
          <table:table-cell table:formula="of:=VALUE(RIGHT(TRIM([.B208]); LEN(TRIM([.B208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2.75805664062">
            <text:p>2.7580566406</text:p>
          </table:table-cell>
          <table:table-cell office:value-type="float" office:value="0.1201171875">
            <text:p>0.1201171875</text:p>
          </table:table-cell>
          <table:table-cell table:formula="of:=[.F208]-[.G208]" office:value-type="float" office:value="2.63793945312">
            <text:p>2.6379394531</text:p>
          </table:table-cell>
        </table:table-row>
        <table:table-row table:style-name="ro3">
          <table:table-cell table:formula="of:=VALUE(RIGHT(TRIM([.B209]); LEN(TRIM([.B209]))-1))" office:value-type="float" office:value="14">
            <text:p>14</text:p>
          </table:table-cell>
          <table:table-cell office:value-type="string">
            <text:p>w1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2.81518554688">
            <text:p>2.8151855469</text:p>
          </table:table-cell>
          <table:table-cell office:value-type="float" office:value="0.119140625">
            <text:p>0.119140625</text:p>
          </table:table-cell>
          <table:table-cell table:formula="of:=[.F209]-[.G209]" office:value-type="float" office:value="2.69604492188">
            <text:p>2.6960449219</text:p>
          </table:table-cell>
        </table:table-row>
        <table:table-row table:style-name="ro3">
          <table:table-cell table:formula="of:=VALUE(RIGHT(TRIM([.B210]); LEN(TRIM([.B210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2.78173828125">
            <text:p>2.7817382813</text:p>
          </table:table-cell>
          <table:table-cell office:value-type="float" office:value="0.122802734375">
            <text:p>0.1228027344</text:p>
          </table:table-cell>
          <table:table-cell table:formula="of:=[.F210]-[.G210]" office:value-type="float" office:value="2.658935546875">
            <text:p>2.6589355469</text:p>
          </table:table-cell>
        </table:table-row>
        <table:table-row table:style-name="ro3">
          <table:table-cell table:formula="of:=VALUE(RIGHT(TRIM([.B211]); LEN(TRIM([.B211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2.748046875">
            <text:p>2.748046875</text:p>
          </table:table-cell>
          <table:table-cell office:value-type="float" office:value="0.120361328125">
            <text:p>0.1203613281</text:p>
          </table:table-cell>
          <table:table-cell table:formula="of:=[.F211]-[.G211]" office:value-type="float" office:value="2.627685546875">
            <text:p>2.6276855469</text:p>
          </table:table-cell>
        </table:table-row>
        <table:table-row table:style-name="ro3">
          <table:table-cell table:formula="of:=VALUE(RIGHT(TRIM([.B212]); LEN(TRIM([.B212]))-1))" office:value-type="float" office:value="15">
            <text:p>15</text:p>
          </table:table-cell>
          <table:table-cell office:value-type="string">
            <text:p>w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56.9641113281">
            <text:p>56.9641113281</text:p>
          </table:table-cell>
          <table:table-cell office:value-type="float" office:value="54.1301269531">
            <text:p>54.1301269531</text:p>
          </table:table-cell>
          <table:table-cell table:formula="of:=[.F212]-[.G212]" office:value-type="float" office:value="2.833984375">
            <text:p>2.833984375</text:p>
          </table:table-cell>
        </table:table-row>
        <table:table-row table:style-name="ro3">
          <table:table-cell table:formula="of:=VALUE(RIGHT(TRIM([.B213]); LEN(TRIM([.B213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2.7890625">
            <text:p>2.7890625</text:p>
          </table:table-cell>
          <table:table-cell office:value-type="float" office:value="0.128173828125">
            <text:p>0.1281738281</text:p>
          </table:table-cell>
          <table:table-cell table:formula="of:=[.F213]-[.G213]" office:value-type="float" office:value="2.660888671875">
            <text:p>2.6608886719</text:p>
          </table:table-cell>
        </table:table-row>
        <table:table-row table:style-name="ro3">
          <table:table-cell table:formula="of:=VALUE(RIGHT(TRIM([.B214]); LEN(TRIM([.B214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2.80688476562">
            <text:p>2.8068847656</text:p>
          </table:table-cell>
          <table:table-cell office:value-type="float" office:value="0.1298828125">
            <text:p>0.1298828125</text:p>
          </table:table-cell>
          <table:table-cell table:formula="of:=[.F214]-[.G214]" office:value-type="float" office:value="2.67700195312">
            <text:p>2.6770019531</text:p>
          </table:table-cell>
        </table:table-row>
        <table:table-row table:style-name="ro3">
          <table:table-cell table:formula="of:=VALUE(RIGHT(TRIM([.B215]); LEN(TRIM([.B215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2.93188476562">
            <text:p>2.9318847656</text:p>
          </table:table-cell>
          <table:table-cell office:value-type="float" office:value="0.130859375">
            <text:p>0.130859375</text:p>
          </table:table-cell>
          <table:table-cell table:formula="of:=[.F215]-[.G215]" office:value-type="float" office:value="2.80102539062">
            <text:p>2.8010253906</text:p>
          </table:table-cell>
        </table:table-row>
        <table:table-row table:style-name="ro3">
          <table:table-cell table:formula="of:=VALUE(RIGHT(TRIM([.B216]); LEN(TRIM([.B216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3.20825195312">
            <text:p>3.2082519531</text:p>
          </table:table-cell>
          <table:table-cell office:value-type="float" office:value="0.153076171875">
            <text:p>0.1530761719</text:p>
          </table:table-cell>
          <table:table-cell table:formula="of:=[.F216]-[.G216]" office:value-type="float" office:value="3.055175781245">
            <text:p>3.0551757812</text:p>
          </table:table-cell>
        </table:table-row>
        <table:table-row table:style-name="ro3">
          <table:table-cell table:formula="of:=VALUE(RIGHT(TRIM([.B217]); LEN(TRIM([.B217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77.6860351562">
            <text:p>77.6860351562</text:p>
          </table:table-cell>
          <table:table-cell office:value-type="float" office:value="75.0219726562">
            <text:p>75.0219726562</text:p>
          </table:table-cell>
          <table:table-cell table:formula="of:=[.F217]-[.G217]" office:value-type="float" office:value="2.6640625">
            <text:p>2.6640625</text:p>
          </table:table-cell>
        </table:table-row>
        <table:table-row table:style-name="ro3">
          <table:table-cell table:formula="of:=VALUE(RIGHT(TRIM([.B218]); LEN(TRIM([.B218]))-1))" office:value-type="float" office:value="15">
            <text:p>15</text:p>
          </table:table-cell>
          <table:table-cell office:value-type="string">
            <text:p>w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3.1376953125">
            <text:p>3.1376953125</text:p>
          </table:table-cell>
          <table:table-cell office:value-type="float" office:value="0.15283203125">
            <text:p>0.1528320313</text:p>
          </table:table-cell>
          <table:table-cell table:formula="of:=[.F218]-[.G218]" office:value-type="float" office:value="2.98486328125">
            <text:p>2.9848632813</text:p>
          </table:table-cell>
        </table:table-row>
        <table:table-row table:style-name="ro3">
          <table:table-cell table:formula="of:=VALUE(RIGHT(TRIM([.B219]); LEN(TRIM([.B219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2.76586914062">
            <text:p>2.7658691406</text:p>
          </table:table-cell>
          <table:table-cell office:value-type="float" office:value="0.123046875">
            <text:p>0.123046875</text:p>
          </table:table-cell>
          <table:table-cell table:formula="of:=[.F219]-[.G219]" office:value-type="float" office:value="2.64282226562">
            <text:p>2.6428222656</text:p>
          </table:table-cell>
        </table:table-row>
        <table:table-row table:style-name="ro3">
          <table:table-cell table:formula="of:=VALUE(RIGHT(TRIM([.B220]); LEN(TRIM([.B220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3.09887695312">
            <text:p>3.0988769531</text:p>
          </table:table-cell>
          <table:table-cell office:value-type="float" office:value="0.12890625">
            <text:p>0.12890625</text:p>
          </table:table-cell>
          <table:table-cell table:formula="of:=[.F220]-[.G220]" office:value-type="float" office:value="2.96997070312">
            <text:p>2.9699707031</text:p>
          </table:table-cell>
        </table:table-row>
        <table:table-row table:style-name="ro3">
          <table:table-cell table:formula="of:=VALUE(RIGHT(TRIM([.B221]); LEN(TRIM([.B221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2.7978515625">
            <text:p>2.7978515625</text:p>
          </table:table-cell>
          <table:table-cell office:value-type="float" office:value="0.12890625">
            <text:p>0.12890625</text:p>
          </table:table-cell>
          <table:table-cell table:formula="of:=[.F221]-[.G221]" office:value-type="float" office:value="2.6689453125">
            <text:p>2.6689453125</text:p>
          </table:table-cell>
        </table:table-row>
        <table:table-row table:style-name="ro3">
          <table:table-cell table:formula="of:=VALUE(RIGHT(TRIM([.B222]); LEN(TRIM([.B222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106.170166016">
            <text:p>106.170166016</text:p>
          </table:table-cell>
          <table:table-cell office:value-type="float" office:value="103.504150391">
            <text:p>103.504150391</text:p>
          </table:table-cell>
          <table:table-cell table:formula="of:=[.F222]-[.G222]" office:value-type="float" office:value="2.666015625">
            <text:p>2.666015625</text:p>
          </table:table-cell>
        </table:table-row>
        <table:table-row table:style-name="ro3">
          <table:table-cell table:formula="of:=VALUE(RIGHT(TRIM([.B223]); LEN(TRIM([.B223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2.79321289062">
            <text:p>2.7932128906</text:p>
          </table:table-cell>
          <table:table-cell office:value-type="float" office:value="0.1220703125">
            <text:p>0.1220703125</text:p>
          </table:table-cell>
          <table:table-cell table:formula="of:=[.F223]-[.G223]" office:value-type="float" office:value="2.67114257812">
            <text:p>2.6711425781</text:p>
          </table:table-cell>
        </table:table-row>
        <table:table-row table:style-name="ro3">
          <table:table-cell table:formula="of:=VALUE(RIGHT(TRIM([.B224]); LEN(TRIM([.B224]))-1))" office:value-type="float" office:value="15">
            <text:p>15</text:p>
          </table:table-cell>
          <table:table-cell office:value-type="string">
            <text:p>w1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2.85107421875">
            <text:p>2.8510742188</text:p>
          </table:table-cell>
          <table:table-cell office:value-type="float" office:value="0.120849609375">
            <text:p>0.1208496094</text:p>
          </table:table-cell>
          <table:table-cell table:formula="of:=[.F224]-[.G224]" office:value-type="float" office:value="2.730224609375">
            <text:p>2.7302246094</text:p>
          </table:table-cell>
        </table:table-row>
        <table:table-row table:style-name="ro3">
          <table:table-cell table:formula="of:=VALUE(RIGHT(TRIM([.B225]); LEN(TRIM([.B225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2.85424804688">
            <text:p>2.8542480469</text:p>
          </table:table-cell>
          <table:table-cell office:value-type="float" office:value="0.121337890625">
            <text:p>0.1213378906</text:p>
          </table:table-cell>
          <table:table-cell table:formula="of:=[.F225]-[.G225]" office:value-type="float" office:value="2.732910156255">
            <text:p>2.7329101563</text:p>
          </table:table-cell>
        </table:table-row>
        <table:table-row table:style-name="ro3">
          <table:table-cell table:formula="of:=VALUE(RIGHT(TRIM([.B226]); LEN(TRIM([.B226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2.78686523438">
            <text:p>2.7868652344</text:p>
          </table:table-cell>
          <table:table-cell office:value-type="float" office:value="0.14404296875">
            <text:p>0.1440429688</text:p>
          </table:table-cell>
          <table:table-cell table:formula="of:=[.F226]-[.G226]" office:value-type="float" office:value="2.64282226563">
            <text:p>2.6428222656</text:p>
          </table:table-cell>
        </table:table-row>
        <table:table-row table:style-name="ro2" table:number-rows-repeated="104834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ivot Table_Sheet1_1" table:style-name="ta1">
        <office:forms form:automatic-focus="false" form:apply-design-mode="false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2">
          <table:table-cell office:value-type="string">
            <text:p>Filter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1"/>
          <table:table-cell table:style-name="ce6"/>
          <table:table-cell table:style-name="ce11" office:value-type="string">
            <text:p>Data</text:p>
          </table:table-cell>
          <table:table-cell table:style-name="ce11" office:value-type="string">
            <text:p>Level</text:p>
          </table:table-cell>
          <table:table-cell table:style-name="ce19" table:number-columns-repeated="6"/>
          <table:table-cell table:style-name="ce22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Average - TotalTime</text:p>
          </table:table-cell>
          <table:table-cell table:style-name="Pivot_20_Table_20_Category" table:number-columns-repeated="2"/>
          <table:table-cell table:style-name="Pivot_20_Table_20_Category" office:value-type="string">
            <text:p>Average - Parsing</text:p>
          </table:table-cell>
          <table:table-cell table:style-name="Pivot_20_Table_20_Category" table:number-columns-repeated="2"/>
          <table:table-cell table:style-name="Pivot_20_Table_20_Category" office:value-type="string">
            <text:p>Average - WriteTime</text:p>
          </table:table-cell>
          <table:table-cell table:style-name="Pivot_20_Table_20_Category"/>
          <table:table-cell table:style-name="ce23"/>
        </table:table-row>
        <table:table-row table:style-name="ro2">
          <table:table-cell table:style-name="ce3" office:value-type="string">
            <text:p>Number</text:p>
          </table:table-cell>
          <table:table-cell table:style-name="ce8" office:value-type="string">
            <text:p>Workload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9" office:value-type="string">
            <text:p>w1</text:p>
          </table:table-cell>
          <table:table-cell table:style-name="ce14" office:value-type="float" office:value="4.79052734375">
            <text:p>4.7905273438</text:p>
          </table:table-cell>
          <table:table-cell table:style-name="ce17" office:value-type="float" office:value="4.1479492187475">
            <text:p>4.1479492187</text:p>
          </table:table-cell>
          <table:table-cell table:style-name="ce20" office:value-type="float" office:value="4.1220703125">
            <text:p>4.1220703125</text:p>
          </table:table-cell>
          <table:table-cell table:style-name="ce14" office:value-type="float" office:value="3.02490234374875">
            <text:p>3.0249023437</text:p>
          </table:table-cell>
          <table:table-cell table:style-name="ce17" office:value-type="float" office:value="3.99871826171625">
            <text:p>3.9987182617</text:p>
          </table:table-cell>
          <table:table-cell table:style-name="ce20" office:value-type="float" office:value="3.98492431640625">
            <text:p>3.9849243164</text:p>
          </table:table-cell>
          <table:table-cell table:style-name="ce14" office:value-type="float" office:value="1.76562500000125">
            <text:p>1.765625</text:p>
          </table:table-cell>
          <table:table-cell table:style-name="ce17" office:value-type="float" office:value="0.14923095703125">
            <text:p>0.149230957</text:p>
          </table:table-cell>
          <table:table-cell table:style-name="ce25" office:value-type="float" office:value="0.13714599609375">
            <text:p>0.1371459961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9" office:value-type="string">
            <text:p>w2</text:p>
          </table:table-cell>
          <table:table-cell table:style-name="ce14" office:value-type="float" office:value="5.693542480455">
            <text:p>5.6935424805</text:p>
          </table:table-cell>
          <table:table-cell table:style-name="ce17" office:value-type="float" office:value="5.0902099609275">
            <text:p>5.0902099609</text:p>
          </table:table-cell>
          <table:table-cell table:style-name="ce20" office:value-type="float" office:value="4.023498535155">
            <text:p>4.0234985352</text:p>
          </table:table-cell>
          <table:table-cell table:style-name="ce14" office:value-type="float" office:value="5.5662231445175">
            <text:p>5.5662231445</text:p>
          </table:table-cell>
          <table:table-cell table:style-name="ce17" office:value-type="float" office:value="4.9588623046775">
            <text:p>4.9588623047</text:p>
          </table:table-cell>
          <table:table-cell table:style-name="ce20" office:value-type="float" office:value="3.87646484374875">
            <text:p>3.8764648437</text:p>
          </table:table-cell>
          <table:table-cell table:style-name="ce14" office:value-type="float" office:value="0.1273193359375">
            <text:p>0.1273193359</text:p>
          </table:table-cell>
          <table:table-cell table:style-name="ce17" office:value-type="float" office:value="0.13134765625">
            <text:p>0.1313476563</text:p>
          </table:table-cell>
          <table:table-cell table:style-name="ce25" office:value-type="float" office:value="0.14703369140625">
            <text:p>0.147033691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string">
            <text:p>w3</text:p>
          </table:table-cell>
          <table:table-cell table:style-name="ce14" office:value-type="float" office:value="2.7890625">
            <text:p>2.7890625</text:p>
          </table:table-cell>
          <table:table-cell table:style-name="ce17" office:value-type="float" office:value="2.868225097655">
            <text:p>2.8682250977</text:p>
          </table:table-cell>
          <table:table-cell table:style-name="ce20" office:value-type="float" office:value="2.942932128905">
            <text:p>2.9429321289</text:p>
          </table:table-cell>
          <table:table-cell table:style-name="ce14" office:value-type="float" office:value="2.66888427734375">
            <text:p>2.6688842773</text:p>
          </table:table-cell>
          <table:table-cell table:style-name="ce17" office:value-type="float" office:value="2.73999023437375">
            <text:p>2.7399902344</text:p>
          </table:table-cell>
          <table:table-cell table:style-name="ce20" office:value-type="float" office:value="2.8107299804675">
            <text:p>2.8107299805</text:p>
          </table:table-cell>
          <table:table-cell table:style-name="ce14" office:value-type="float" office:value="0.12017822265625">
            <text:p>0.1201782227</text:p>
          </table:table-cell>
          <table:table-cell table:style-name="ce17" office:value-type="float" office:value="0.12823486328125">
            <text:p>0.1282348633</text:p>
          </table:table-cell>
          <table:table-cell table:style-name="ce25" office:value-type="float" office:value="0.1322021484375">
            <text:p>0.1322021484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9" office:value-type="string">
            <text:p>w4</text:p>
          </table:table-cell>
          <table:table-cell table:style-name="ce14" office:value-type="float" office:value="2.7841796875">
            <text:p>2.7841796875</text:p>
          </table:table-cell>
          <table:table-cell table:style-name="ce17" office:value-type="float" office:value="4.0819091796875">
            <text:p>4.0819091797</text:p>
          </table:table-cell>
          <table:table-cell table:style-name="ce20" office:value-type="float" office:value="2.8392944335975">
            <text:p>2.8392944336</text:p>
          </table:table-cell>
          <table:table-cell table:style-name="ce14" office:value-type="float" office:value="2.66357421875">
            <text:p>2.6635742188</text:p>
          </table:table-cell>
          <table:table-cell table:style-name="ce17" office:value-type="float" office:value="3.9505615234375">
            <text:p>3.9505615234</text:p>
          </table:table-cell>
          <table:table-cell table:style-name="ce20" office:value-type="float" office:value="2.71582031250375">
            <text:p>2.7158203125</text:p>
          </table:table-cell>
          <table:table-cell table:style-name="ce14" office:value-type="float" office:value="0.12060546875">
            <text:p>0.1206054688</text:p>
          </table:table-cell>
          <table:table-cell table:style-name="ce17" office:value-type="float" office:value="0.13134765625">
            <text:p>0.1313476563</text:p>
          </table:table-cell>
          <table:table-cell table:style-name="ce25" office:value-type="float" office:value="0.12347412109375">
            <text:p>0.1234741211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9" office:value-type="string">
            <text:p>w5</text:p>
          </table:table-cell>
          <table:table-cell table:style-name="ce14" office:value-type="float" office:value="2.83837890625">
            <text:p>2.8383789063</text:p>
          </table:table-cell>
          <table:table-cell table:style-name="ce17" office:value-type="float" office:value="2.86328125">
            <text:p>2.86328125</text:p>
          </table:table-cell>
          <table:table-cell table:style-name="ce20" office:value-type="float" office:value="2.935974121095">
            <text:p>2.9359741211</text:p>
          </table:table-cell>
          <table:table-cell table:style-name="ce14" office:value-type="float" office:value="2.7083740234375">
            <text:p>2.7083740234</text:p>
          </table:table-cell>
          <table:table-cell table:style-name="ce17" office:value-type="float" office:value="2.736328125">
            <text:p>2.736328125</text:p>
          </table:table-cell>
          <table:table-cell table:style-name="ce20" office:value-type="float" office:value="2.80798339843875">
            <text:p>2.8079833984</text:p>
          </table:table-cell>
          <table:table-cell table:style-name="ce14" office:value-type="float" office:value="0.1300048828125">
            <text:p>0.1300048828</text:p>
          </table:table-cell>
          <table:table-cell table:style-name="ce17" office:value-type="float" office:value="0.126953125">
            <text:p>0.126953125</text:p>
          </table:table-cell>
          <table:table-cell table:style-name="ce25" office:value-type="float" office:value="0.12799072265625">
            <text:p>0.1279907227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9" office:value-type="string">
            <text:p>w6</text:p>
          </table:table-cell>
          <table:table-cell table:style-name="ce14" office:value-type="float" office:value="2.7758789062475">
            <text:p>2.7758789062</text:p>
          </table:table-cell>
          <table:table-cell table:style-name="ce17" office:value-type="float" office:value="2.8979492187525">
            <text:p>2.8979492188</text:p>
          </table:table-cell>
          <table:table-cell table:style-name="ce20" office:value-type="float" office:value="2.858764648435">
            <text:p>2.8587646484</text:p>
          </table:table-cell>
          <table:table-cell table:style-name="ce14" office:value-type="float" office:value="2.65582275390375">
            <text:p>2.6558227539</text:p>
          </table:table-cell>
          <table:table-cell table:style-name="ce17" office:value-type="float" office:value="2.77239990234625">
            <text:p>2.7723999023</text:p>
          </table:table-cell>
          <table:table-cell table:style-name="ce20" office:value-type="float" office:value="2.72747802734125">
            <text:p>2.7274780273</text:p>
          </table:table-cell>
          <table:table-cell table:style-name="ce14" office:value-type="float" office:value="0.12005615234375">
            <text:p>0.1200561523</text:p>
          </table:table-cell>
          <table:table-cell table:style-name="ce17" office:value-type="float" office:value="0.12554931640625">
            <text:p>0.1255493164</text:p>
          </table:table-cell>
          <table:table-cell table:style-name="ce25" office:value-type="float" office:value="0.13128662109375">
            <text:p>0.1312866211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9" office:value-type="string">
            <text:p>w7</text:p>
          </table:table-cell>
          <table:table-cell table:style-name="ce14" office:value-type="float" office:value="3.33020019531">
            <text:p>3.3302001953</text:p>
          </table:table-cell>
          <table:table-cell table:style-name="ce17" office:value-type="float" office:value="2.81414794922">
            <text:p>2.8141479492</text:p>
          </table:table-cell>
          <table:table-cell table:style-name="ce20" office:value-type="float" office:value="2.8943481445325">
            <text:p>2.8943481445</text:p>
          </table:table-cell>
          <table:table-cell table:style-name="ce14" office:value-type="float" office:value="3.20037841796625">
            <text:p>3.200378418</text:p>
          </table:table-cell>
          <table:table-cell table:style-name="ce17" office:value-type="float" office:value="2.6948852539075">
            <text:p>2.6948852539</text:p>
          </table:table-cell>
          <table:table-cell table:style-name="ce20" office:value-type="float" office:value="2.748474121095">
            <text:p>2.7484741211</text:p>
          </table:table-cell>
          <table:table-cell table:style-name="ce14" office:value-type="float" office:value="0.12982177734375">
            <text:p>0.1298217773</text:p>
          </table:table-cell>
          <table:table-cell table:style-name="ce17" office:value-type="float" office:value="0.1192626953125">
            <text:p>0.1192626953</text:p>
          </table:table-cell>
          <table:table-cell table:style-name="ce25" office:value-type="float" office:value="0.1458740234375">
            <text:p>0.1458740234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9" office:value-type="string">
            <text:p>w8</text:p>
          </table:table-cell>
          <table:table-cell table:style-name="ce14" office:value-type="float" office:value="2.79931640625">
            <text:p>2.7993164063</text:p>
          </table:table-cell>
          <table:table-cell table:style-name="ce17" office:value-type="float" office:value="2.8001708984375">
            <text:p>2.8001708984</text:p>
          </table:table-cell>
          <table:table-cell table:style-name="ce20" office:value-type="float" office:value="2.86163330078">
            <text:p>2.8616333008</text:p>
          </table:table-cell>
          <table:table-cell table:style-name="ce14" office:value-type="float" office:value="2.67596435546875">
            <text:p>2.6759643555</text:p>
          </table:table-cell>
          <table:table-cell table:style-name="ce17" office:value-type="float" office:value="2.67767333984375">
            <text:p>2.6776733398</text:p>
          </table:table-cell>
          <table:table-cell table:style-name="ce20" office:value-type="float" office:value="2.70849609374875">
            <text:p>2.7084960937</text:p>
          </table:table-cell>
          <table:table-cell table:style-name="ce14" office:value-type="float" office:value="0.12335205078125">
            <text:p>0.1233520508</text:p>
          </table:table-cell>
          <table:table-cell table:style-name="ce17" office:value-type="float" office:value="0.12249755859375">
            <text:p>0.1224975586</text:p>
          </table:table-cell>
          <table:table-cell table:style-name="ce25" office:value-type="float" office:value="0.15313720703125">
            <text:p>0.153137207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9" office:value-type="string">
            <text:p>w9</text:p>
          </table:table-cell>
          <table:table-cell table:style-name="ce14" office:value-type="float" office:value="2.7963256835975">
            <text:p>2.7963256836</text:p>
          </table:table-cell>
          <table:table-cell table:style-name="ce17" office:value-type="float" office:value="2.855346679685">
            <text:p>2.8553466797</text:p>
          </table:table-cell>
          <table:table-cell table:style-name="ce20" office:value-type="float" office:value="4.946228027345">
            <text:p>4.9462280273</text:p>
          </table:table-cell>
          <table:table-cell table:style-name="ce14" office:value-type="float" office:value="2.67633056641">
            <text:p>2.6763305664</text:p>
          </table:table-cell>
          <table:table-cell table:style-name="ce17" office:value-type="float" office:value="2.72131347656">
            <text:p>2.7213134766</text:p>
          </table:table-cell>
          <table:table-cell table:style-name="ce20" office:value-type="float" office:value="2.8105468750025">
            <text:p>2.810546875</text:p>
          </table:table-cell>
          <table:table-cell table:style-name="ce14" office:value-type="float" office:value="0.1199951171875">
            <text:p>0.1199951172</text:p>
          </table:table-cell>
          <table:table-cell table:style-name="ce17" office:value-type="float" office:value="0.134033203125">
            <text:p>0.1340332031</text:p>
          </table:table-cell>
          <table:table-cell table:style-name="ce25" office:value-type="float" office:value="2.1356811523425">
            <text:p>2.1356811523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9" office:value-type="string">
            <text:p>w10</text:p>
          </table:table-cell>
          <table:table-cell table:style-name="ce14" office:value-type="float" office:value="2.88592529297">
            <text:p>2.885925293</text:p>
          </table:table-cell>
          <table:table-cell table:style-name="ce17" office:value-type="float" office:value="2.7941894531225">
            <text:p>2.7941894531</text:p>
          </table:table-cell>
          <table:table-cell table:style-name="ce20" office:value-type="float" office:value="2.8777465820325">
            <text:p>2.877746582</text:p>
          </table:table-cell>
          <table:table-cell table:style-name="ce14" office:value-type="float" office:value="2.75720214843875">
            <text:p>2.7572021484</text:p>
          </table:table-cell>
          <table:table-cell table:style-name="ce17" office:value-type="float" office:value="2.67462158202875">
            <text:p>2.674621582</text:p>
          </table:table-cell>
          <table:table-cell table:style-name="ce20" office:value-type="float" office:value="2.74871826172">
            <text:p>2.7487182617</text:p>
          </table:table-cell>
          <table:table-cell table:style-name="ce14" office:value-type="float" office:value="0.12872314453125">
            <text:p>0.1287231445</text:p>
          </table:table-cell>
          <table:table-cell table:style-name="ce17" office:value-type="float" office:value="0.11956787109375">
            <text:p>0.1195678711</text:p>
          </table:table-cell>
          <table:table-cell table:style-name="ce25" office:value-type="float" office:value="0.1290283203125">
            <text:p>0.1290283203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9" office:value-type="string">
            <text:p>w11</text:p>
          </table:table-cell>
          <table:table-cell table:style-name="ce14" office:value-type="float" office:value="2.95550537109">
            <text:p>2.9555053711</text:p>
          </table:table-cell>
          <table:table-cell table:style-name="ce17" office:value-type="float" office:value="2.8137207031275">
            <text:p>2.8137207031</text:p>
          </table:table-cell>
          <table:table-cell table:style-name="ce20" office:value-type="float" office:value="2.9451904296875">
            <text:p>2.9451904297</text:p>
          </table:table-cell>
          <table:table-cell table:style-name="ce14" office:value-type="float" office:value="2.81750488280875">
            <text:p>2.8175048828</text:p>
          </table:table-cell>
          <table:table-cell table:style-name="ce17" office:value-type="float" office:value="2.682250976565">
            <text:p>2.6822509766</text:p>
          </table:table-cell>
          <table:table-cell table:style-name="ce20" office:value-type="float" office:value="2.8111572265625">
            <text:p>2.8111572266</text:p>
          </table:table-cell>
          <table:table-cell table:style-name="ce14" office:value-type="float" office:value="0.13800048828125">
            <text:p>0.1380004883</text:p>
          </table:table-cell>
          <table:table-cell table:style-name="ce17" office:value-type="float" office:value="0.1314697265625">
            <text:p>0.1314697266</text:p>
          </table:table-cell>
          <table:table-cell table:style-name="ce25" office:value-type="float" office:value="0.134033203125">
            <text:p>0.1340332031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9" office:value-type="string">
            <text:p>w12</text:p>
          </table:table-cell>
          <table:table-cell table:style-name="ce14" office:value-type="float" office:value="3.948181152345">
            <text:p>3.9481811523</text:p>
          </table:table-cell>
          <table:table-cell table:style-name="ce17" office:value-type="float" office:value="2.9584350585925">
            <text:p>2.9584350586</text:p>
          </table:table-cell>
          <table:table-cell table:style-name="ce20" office:value-type="float" office:value="2.8701171875">
            <text:p>2.8701171875</text:p>
          </table:table-cell>
          <table:table-cell table:style-name="ce14" office:value-type="float" office:value="3.8005981445325">
            <text:p>3.8005981445</text:p>
          </table:table-cell>
          <table:table-cell table:style-name="ce17" office:value-type="float" office:value="2.822326660155">
            <text:p>2.8223266602</text:p>
          </table:table-cell>
          <table:table-cell table:style-name="ce20" office:value-type="float" office:value="2.7442626953125">
            <text:p>2.7442626953</text:p>
          </table:table-cell>
          <table:table-cell table:style-name="ce14" office:value-type="float" office:value="0.1475830078125">
            <text:p>0.1475830078</text:p>
          </table:table-cell>
          <table:table-cell table:style-name="ce17" office:value-type="float" office:value="0.1361083984375">
            <text:p>0.1361083984</text:p>
          </table:table-cell>
          <table:table-cell table:style-name="ce25" office:value-type="float" office:value="0.1258544921875">
            <text:p>0.1258544922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9" office:value-type="string">
            <text:p>w13</text:p>
          </table:table-cell>
          <table:table-cell table:style-name="ce14" office:value-type="float" office:value="2.9151000976575">
            <text:p>2.9151000977</text:p>
          </table:table-cell>
          <table:table-cell table:style-name="ce17" office:value-type="float" office:value="3.13220214844">
            <text:p>3.1322021484</text:p>
          </table:table-cell>
          <table:table-cell table:style-name="ce20" office:value-type="float" office:value="2.807189941405">
            <text:p>2.8071899414</text:p>
          </table:table-cell>
          <table:table-cell table:style-name="ce14" office:value-type="float" office:value="2.777282714845">
            <text:p>2.7772827148</text:p>
          </table:table-cell>
          <table:table-cell table:style-name="ce17" office:value-type="float" office:value="3.0056152343775">
            <text:p>3.0056152344</text:p>
          </table:table-cell>
          <table:table-cell table:style-name="ce20" office:value-type="float" office:value="2.68615722656125">
            <text:p>2.6861572266</text:p>
          </table:table-cell>
          <table:table-cell table:style-name="ce14" office:value-type="float" office:value="0.1378173828125">
            <text:p>0.1378173828</text:p>
          </table:table-cell>
          <table:table-cell table:style-name="ce17" office:value-type="float" office:value="0.1265869140625">
            <text:p>0.1265869141</text:p>
          </table:table-cell>
          <table:table-cell table:style-name="ce25" office:value-type="float" office:value="0.12103271484375">
            <text:p>0.1210327148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9" office:value-type="string">
            <text:p>w14</text:p>
          </table:table-cell>
          <table:table-cell table:style-name="ce14" office:value-type="float" office:value="2.8273315429675">
            <text:p>2.827331543</text:p>
          </table:table-cell>
          <table:table-cell table:style-name="ce17" office:value-type="float" office:value="2.85192871094">
            <text:p>2.8519287109</text:p>
          </table:table-cell>
          <table:table-cell table:style-name="ce20" office:value-type="float" office:value="2.7757568359375">
            <text:p>2.7757568359</text:p>
          </table:table-cell>
          <table:table-cell table:style-name="ce14" office:value-type="float" office:value="2.698791503905">
            <text:p>2.6987915039</text:p>
          </table:table-cell>
          <table:table-cell table:style-name="ce17" office:value-type="float" office:value="2.72723388672125">
            <text:p>2.7272338867</text:p>
          </table:table-cell>
          <table:table-cell table:style-name="ce20" office:value-type="float" office:value="2.6551513671875">
            <text:p>2.6551513672</text:p>
          </table:table-cell>
          <table:table-cell table:style-name="ce14" office:value-type="float" office:value="0.1285400390625">
            <text:p>0.1285400391</text:p>
          </table:table-cell>
          <table:table-cell table:style-name="ce17" office:value-type="float" office:value="0.12469482421875">
            <text:p>0.1246948242</text:p>
          </table:table-cell>
          <table:table-cell table:style-name="ce25" office:value-type="float" office:value="0.12060546875">
            <text:p>0.1206054688</text:p>
          </table:table-cell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10" office:value-type="string">
            <text:p>w15</text:p>
          </table:table-cell>
          <table:table-cell table:style-name="ce15" office:value-type="float" office:value="2.93402099609">
            <text:p>2.9340209961</text:p>
          </table:table-cell>
          <table:table-cell table:style-name="ce18" office:value-type="float" office:value="2.950073242185">
            <text:p>2.9500732422</text:p>
          </table:table-cell>
          <table:table-cell table:style-name="ce21" office:value-type="float" office:value="2.8213500976575">
            <text:p>2.8213500977</text:p>
          </table:table-cell>
          <table:table-cell table:style-name="ce15" office:value-type="float" office:value="2.798522949215">
            <text:p>2.7985229492</text:p>
          </table:table-cell>
          <table:table-cell table:style-name="ce18" office:value-type="float" office:value="2.8166503906225">
            <text:p>2.8166503906</text:p>
          </table:table-cell>
          <table:table-cell table:style-name="ce21" office:value-type="float" office:value="2.694274902345">
            <text:p>2.6942749023</text:p>
          </table:table-cell>
          <table:table-cell table:style-name="ce15" office:value-type="float" office:value="0.135498046875">
            <text:p>0.1354980469</text:p>
          </table:table-cell>
          <table:table-cell table:style-name="ce18" office:value-type="float" office:value="0.1334228515625">
            <text:p>0.1334228516</text:p>
          </table:table-cell>
          <table:table-cell table:style-name="ce26" office:value-type="float" office:value="0.1270751953125">
            <text:p>0.1270751953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2"/>
          <table:table-cell office:value-type="float" office:value="4.79052734375">
            <text:p>4.7905273438</text:p>
          </table:table-cell>
          <table:table-cell office:value-type="float" office:value="4.1479492187475">
            <text:p>4.1479492187</text:p>
          </table:table-cell>
          <table:table-cell office:value-type="float" office:value="4.1220703125">
            <text:p>4.1220703125</text:p>
          </table:table-cell>
          <table:table-cell table:formula="of:=[.F6]/[.C23]" office:value-type="float" office:value="0.631434104576235">
            <text:p>0.6314341046</text:p>
          </table:table-cell>
          <table:table-cell table:formula="of:=[.G6]/[.D23]" office:value-type="float" office:value="0.964022954679201">
            <text:p>0.9640229547</text:p>
          </table:table-cell>
          <table:table-cell table:formula="of:=[.H6]/[.E23]" office:value-type="float" office:value="0.966728855721393">
            <text:p>0.9667288557</text:p>
          </table:table-cell>
          <table:table-cell table:formula="of:=[.I6]/[.C23]" office:value-type="float" office:value="0.368565895423765">
            <text:p>0.3685658954</text:p>
          </table:table-cell>
          <table:table-cell table:formula="of:=[.J6]/[.D23]" office:value-type="float" office:value="0.0359770453207986">
            <text:p>0.0359770453</text:p>
          </table:table-cell>
          <table:table-cell table:formula="of:=[.K6]/[.E23]" office:value-type="float" office:value="0.033271144278607">
            <text:p>0.0332711443</text:p>
          </table:table-cell>
        </table:table-row>
        <table:table-row table:style-name="ro2">
          <table:table-cell table:number-columns-repeated="2"/>
          <table:table-cell office:value-type="float" office:value="5.693542480455">
            <text:p>5.6935424805</text:p>
          </table:table-cell>
          <table:table-cell office:value-type="float" office:value="5.0902099609275">
            <text:p>5.0902099609</text:p>
          </table:table-cell>
          <table:table-cell office:value-type="float" office:value="4.023498535155">
            <text:p>4.0234985352</text:p>
          </table:table-cell>
          <table:table-cell table:formula="of:=[.F7]/[.C24]" office:value-type="float" office:value="0.977637940460694">
            <text:p>0.9776379405</text:p>
          </table:table-cell>
          <table:table-cell table:formula="of:=[.G7]/[.D24]" office:value-type="float" office:value="0.974196023885414">
            <text:p>0.9741960239</text:p>
          </table:table-cell>
          <table:table-cell table:formula="of:=[.H7]/[.E24]" office:value-type="float" office:value="0.963456258248498">
            <text:p>0.9634562582</text:p>
          </table:table-cell>
          <table:table-cell table:formula="of:=[.I7]/[.C24]" office:value-type="float" office:value="0.0223620595393055">
            <text:p>0.0223620595</text:p>
          </table:table-cell>
          <table:table-cell table:formula="of:=[.J7]/[.D24]" office:value-type="float" office:value="0.0258039761145858">
            <text:p>0.0258039761</text:p>
          </table:table-cell>
          <table:table-cell table:formula="of:=[.K7]/[.E24]" office:value-type="float" office:value="0.0365437417515018">
            <text:p>0.0365437418</text:p>
          </table:table-cell>
        </table:table-row>
        <table:table-row table:style-name="ro2">
          <table:table-cell table:number-columns-repeated="2"/>
          <table:table-cell office:value-type="float" office:value="2.7890625">
            <text:p>2.7890625</text:p>
          </table:table-cell>
          <table:table-cell office:value-type="float" office:value="2.868225097655">
            <text:p>2.8682250977</text:p>
          </table:table-cell>
          <table:table-cell office:value-type="float" office:value="2.942932128905">
            <text:p>2.9429321289</text:p>
          </table:table-cell>
          <table:table-cell table:formula="of:=[.F8]/[.C25]" office:value-type="float" office:value="0.956910889355742">
            <text:p>0.9569108894</text:p>
          </table:table-cell>
          <table:table-cell table:formula="of:=[.G8]/[.D25]" office:value-type="float" office:value="0.955291213584983">
            <text:p>0.9552912136</text:p>
          </table:table-cell>
          <table:table-cell table:formula="of:=[.H8]/[.E25]" office:value-type="float" office:value="0.955078084493002">
            <text:p>0.9550780845</text:p>
          </table:table-cell>
          <table:table-cell table:formula="of:=[.I8]/[.C25]" office:value-type="float" office:value="0.0430891106442577">
            <text:p>0.0430891106</text:p>
          </table:table-cell>
          <table:table-cell table:formula="of:=[.J8]/[.D25]" office:value-type="float" office:value="0.0447087864150175">
            <text:p>0.0447087864</text:p>
          </table:table-cell>
          <table:table-cell table:formula="of:=[.K8]/[.E25]" office:value-type="float" office:value="0.044921915506998">
            <text:p>0.0449219155</text:p>
          </table:table-cell>
        </table:table-row>
        <table:table-row table:style-name="ro2">
          <table:table-cell table:number-columns-repeated="2"/>
          <table:table-cell office:value-type="float" office:value="2.7841796875">
            <text:p>2.7841796875</text:p>
          </table:table-cell>
          <table:table-cell office:value-type="float" office:value="4.0819091796875">
            <text:p>4.0819091797</text:p>
          </table:table-cell>
          <table:table-cell office:value-type="float" office:value="2.8392944335975">
            <text:p>2.8392944336</text:p>
          </table:table-cell>
          <table:table-cell table:formula="of:=[.F9]/[.C26]" office:value-type="float" office:value="0.956681866011926">
            <text:p>0.956681866</text:p>
          </table:table-cell>
          <table:table-cell table:formula="of:=[.G9]/[.D26]" office:value-type="float" office:value="0.967822004246539">
            <text:p>0.9678220042</text:p>
          </table:table-cell>
          <table:table-cell table:formula="of:=[.H9]/[.E26]" office:value-type="float" office:value="0.956512392785801">
            <text:p>0.9565123928</text:p>
          </table:table-cell>
          <table:table-cell table:formula="of:=[.I9]/[.C26]" office:value-type="float" office:value="0.0433181339880744">
            <text:p>0.043318134</text:p>
          </table:table-cell>
          <table:table-cell table:formula="of:=[.J9]/[.D26]" office:value-type="float" office:value="0.0321779957534615">
            <text:p>0.0321779958</text:p>
          </table:table-cell>
          <table:table-cell table:formula="of:=[.K9]/[.E26]" office:value-type="float" office:value="0.0434876072141991">
            <text:p>0.0434876072</text:p>
          </table:table-cell>
        </table:table-row>
        <table:table-row table:style-name="ro2">
          <table:table-cell table:number-columns-repeated="2"/>
          <table:table-cell office:value-type="float" office:value="2.83837890625">
            <text:p>2.8383789063</text:p>
          </table:table-cell>
          <table:table-cell office:value-type="float" office:value="2.86328125">
            <text:p>2.86328125</text:p>
          </table:table-cell>
          <table:table-cell office:value-type="float" office:value="2.935974121095">
            <text:p>2.9359741211</text:p>
          </table:table-cell>
          <table:table-cell table:formula="of:=[.F10]/[.C27]" office:value-type="float" office:value="0.954197488388096">
            <text:p>0.9541974884</text:p>
          </table:table-cell>
          <table:table-cell table:formula="of:=[.G10]/[.D27]" office:value-type="float" office:value="0.955661664392906">
            <text:p>0.9556616644</text:p>
          </table:table-cell>
          <table:table-cell table:formula="of:=[.H10]/[.E27]" office:value-type="float" office:value="0.956406045361015">
            <text:p>0.9564060454</text:p>
          </table:table-cell>
          <table:table-cell table:formula="of:=[.I10]/[.C27]" office:value-type="float" office:value="0.0458025116119044">
            <text:p>0.0458025116</text:p>
          </table:table-cell>
          <table:table-cell table:formula="of:=[.J10]/[.D27]" office:value-type="float" office:value="0.0443383356070941">
            <text:p>0.0443383356</text:p>
          </table:table-cell>
          <table:table-cell table:formula="of:=[.K10]/[.E27]" office:value-type="float" office:value="0.0435939546389852">
            <text:p>0.0435939546</text:p>
          </table:table-cell>
        </table:table-row>
        <table:table-row table:style-name="ro2">
          <table:table-cell table:number-columns-repeated="2"/>
          <table:table-cell office:value-type="float" office:value="2.7758789062475">
            <text:p>2.7758789062</text:p>
          </table:table-cell>
          <table:table-cell office:value-type="float" office:value="2.8979492187525">
            <text:p>2.8979492188</text:p>
          </table:table-cell>
          <table:table-cell office:value-type="float" office:value="2.858764648435">
            <text:p>2.8587646484</text:p>
          </table:table-cell>
          <table:table-cell table:formula="of:=[.F11]/[.C28]" office:value-type="float" office:value="0.95675021987683">
            <text:p>0.9567502199</text:p>
          </table:table-cell>
          <table:table-cell table:formula="of:=[.G11]/[.D28]" office:value-type="float" office:value="0.956676495366507">
            <text:p>0.9566764954</text:p>
          </table:table-cell>
          <table:table-cell table:formula="of:=[.H11]/[.E28]" office:value-type="float" office:value="0.954075750458989">
            <text:p>0.9540757505</text:p>
          </table:table-cell>
          <table:table-cell table:formula="of:=[.I11]/[.C28]" office:value-type="float" office:value="0.04324978012317">
            <text:p>0.0432497801</text:p>
          </table:table-cell>
          <table:table-cell table:formula="of:=[.J11]/[.D28]" office:value-type="float" office:value="0.0433235046334925">
            <text:p>0.0433235046</text:p>
          </table:table-cell>
          <table:table-cell table:formula="of:=[.K11]/[.E28]" office:value-type="float" office:value="0.0459242495410112">
            <text:p>0.0459242495</text:p>
          </table:table-cell>
        </table:table-row>
        <table:table-row table:style-name="ro2">
          <table:table-cell table:number-columns-repeated="2"/>
          <table:table-cell office:value-type="float" office:value="3.33020019531">
            <text:p>3.3302001953</text:p>
          </table:table-cell>
          <table:table-cell office:value-type="float" office:value="2.81414794922">
            <text:p>2.8141479492</text:p>
          </table:table-cell>
          <table:table-cell office:value-type="float" office:value="2.8943481445325">
            <text:p>2.8943481445</text:p>
          </table:table-cell>
          <table:table-cell table:formula="of:=[.F12]/[.C29]" office:value-type="float" office:value="0.961016824896419">
            <text:p>0.9610168249</text:p>
          </table:table-cell>
          <table:table-cell table:formula="of:=[.G12]/[.D29]" office:value-type="float" office:value="0.957620317956078">
            <text:p>0.957620318</text:p>
          </table:table-cell>
          <table:table-cell table:formula="of:=[.H12]/[.E29]" office:value-type="float" office:value="0.949600388013771">
            <text:p>0.949600388</text:p>
          </table:table-cell>
          <table:table-cell table:formula="of:=[.I12]/[.C29]" office:value-type="float" office:value="0.0389831751035812">
            <text:p>0.0389831751</text:p>
          </table:table-cell>
          <table:table-cell table:formula="of:=[.J12]/[.D29]" office:value-type="float" office:value="0.0423796820439224">
            <text:p>0.042379682</text:p>
          </table:table-cell>
          <table:table-cell table:formula="of:=[.K12]/[.E29]" office:value-type="float" office:value="0.0503996119862291">
            <text:p>0.050399612</text:p>
          </table:table-cell>
        </table:table-row>
        <table:table-row table:style-name="ro2">
          <table:table-cell table:number-columns-repeated="2"/>
          <table:table-cell office:value-type="float" office:value="2.79931640625">
            <text:p>2.7993164063</text:p>
          </table:table-cell>
          <table:table-cell office:value-type="float" office:value="2.8001708984375">
            <text:p>2.8001708984</text:p>
          </table:table-cell>
          <table:table-cell office:value-type="float" office:value="2.86163330078">
            <text:p>2.8616333008</text:p>
          </table:table-cell>
          <table:table-cell table:formula="of:=[.F13]/[.C30]" office:value-type="float" office:value="0.955934938077795">
            <text:p>0.9559349381</text:p>
          </table:table-cell>
          <table:table-cell table:formula="of:=[.G13]/[.D30]" office:value-type="float" office:value="0.956253542002703">
            <text:p>0.956253542</text:p>
          </table:table-cell>
          <table:table-cell table:formula="of:=[.H13]/[.E30]" office:value-type="float" office:value="0.946486082968943">
            <text:p>0.946486083</text:p>
          </table:table-cell>
          <table:table-cell table:formula="of:=[.I13]/[.C30]" office:value-type="float" office:value="0.0440650619222048">
            <text:p>0.0440650619</text:p>
          </table:table-cell>
          <table:table-cell table:formula="of:=[.J13]/[.D30]" office:value-type="float" office:value="0.0437464579972972">
            <text:p>0.043746458</text:p>
          </table:table-cell>
          <table:table-cell table:formula="of:=[.K13]/[.E30]" office:value-type="float" office:value="0.0535139170310568">
            <text:p>0.053513917</text:p>
          </table:table-cell>
        </table:table-row>
        <table:table-row table:style-name="ro2">
          <table:table-cell table:number-columns-repeated="2"/>
          <table:table-cell office:value-type="float" office:value="2.7963256835975">
            <text:p>2.7963256836</text:p>
          </table:table-cell>
          <table:table-cell office:value-type="float" office:value="2.855346679685">
            <text:p>2.8553466797</text:p>
          </table:table-cell>
          <table:table-cell office:value-type="float" office:value="4.946228027345">
            <text:p>4.9462280273</text:p>
          </table:table-cell>
          <table:table-cell table:formula="of:=[.F14]/[.C31]" office:value-type="float" office:value="0.957088289861456">
            <text:p>0.9570882899</text:p>
          </table:table-cell>
          <table:table-cell table:formula="of:=[.G14]/[.D31]" office:value-type="float" office:value="0.95305886879565">
            <text:p>0.9530588688</text:p>
          </table:table-cell>
          <table:table-cell table:formula="of:=[.H14]/[.E31]" office:value-type="float" office:value="0.568220239638067">
            <text:p>0.5682202396</text:p>
          </table:table-cell>
          <table:table-cell table:formula="of:=[.I14]/[.C31]" office:value-type="float" office:value="0.0429117101385433">
            <text:p>0.0429117101</text:p>
          </table:table-cell>
          <table:table-cell table:formula="of:=[.J14]/[.D31]" office:value-type="float" office:value="0.0469411312043505">
            <text:p>0.0469411312</text:p>
          </table:table-cell>
          <table:table-cell table:formula="of:=[.K14]/[.E31]" office:value-type="float" office:value="0.431779760361933">
            <text:p>0.4317797604</text:p>
          </table:table-cell>
        </table:table-row>
        <table:table-row table:style-name="ro2">
          <table:table-cell table:number-columns-repeated="2"/>
          <table:table-cell office:value-type="float" office:value="2.88592529297">
            <text:p>2.885925293</text:p>
          </table:table-cell>
          <table:table-cell office:value-type="float" office:value="2.7941894531225">
            <text:p>2.7941894531</text:p>
          </table:table-cell>
          <table:table-cell office:value-type="float" office:value="2.8777465820325">
            <text:p>2.877746582</text:p>
          </table:table-cell>
          <table:table-cell table:formula="of:=[.F15]/[.C32]" office:value-type="float" office:value="0.955396231203623">
            <text:p>0.9553962312</text:p>
          </table:table-cell>
          <table:table-cell table:formula="of:=[.G15]/[.D32]" office:value-type="float" office:value="0.957208387942294">
            <text:p>0.9572083879</text:p>
          </table:table-cell>
          <table:table-cell table:formula="of:=[.H15]/[.E32]" office:value-type="float" office:value="0.955163418100085">
            <text:p>0.9551634181</text:p>
          </table:table-cell>
          <table:table-cell table:formula="of:=[.I15]/[.C32]" office:value-type="float" office:value="0.0446037687963768">
            <text:p>0.0446037688</text:p>
          </table:table-cell>
          <table:table-cell table:formula="of:=[.J15]/[.D32]" office:value-type="float" office:value="0.0427916120577054">
            <text:p>0.0427916121</text:p>
          </table:table-cell>
          <table:table-cell table:formula="of:=[.K15]/[.E32]" office:value-type="float" office:value="0.0448365818999148">
            <text:p>0.0448365819</text:p>
          </table:table-cell>
        </table:table-row>
        <table:table-row table:style-name="ro2">
          <table:table-cell table:number-columns-repeated="2"/>
          <table:table-cell office:value-type="float" office:value="2.95550537109">
            <text:p>2.9555053711</text:p>
          </table:table-cell>
          <table:table-cell office:value-type="float" office:value="2.8137207031275">
            <text:p>2.8137207031</text:p>
          </table:table-cell>
          <table:table-cell office:value-type="float" office:value="2.9451904296875">
            <text:p>2.9451904297</text:p>
          </table:table-cell>
          <table:table-cell table:formula="of:=[.F16]/[.C33]" office:value-type="float" office:value="0.953307312640628">
            <text:p>0.9533073126</text:p>
          </table:table-cell>
          <table:table-cell table:formula="of:=[.G16]/[.D33]" office:value-type="float" office:value="0.953275488069456">
            <text:p>0.9532754881</text:p>
          </table:table-cell>
          <table:table-cell table:formula="of:=[.H16]/[.E33]" office:value-type="float" office:value="0.954490819413934">
            <text:p>0.9544908194</text:p>
          </table:table-cell>
          <table:table-cell table:formula="of:=[.I16]/[.C33]" office:value-type="float" office:value="0.046692687359372">
            <text:p>0.0466926874</text:p>
          </table:table-cell>
          <table:table-cell table:formula="of:=[.J16]/[.D33]" office:value-type="float" office:value="0.0467245119305442">
            <text:p>0.0467245119</text:p>
          </table:table-cell>
          <table:table-cell table:formula="of:=[.K16]/[.E33]" office:value-type="float" office:value="0.0455091805860654">
            <text:p>0.0455091806</text:p>
          </table:table-cell>
        </table:table-row>
        <table:table-row table:style-name="ro2">
          <table:table-cell table:number-columns-repeated="2"/>
          <table:table-cell office:value-type="float" office:value="3.948181152345">
            <text:p>3.9481811523</text:p>
          </table:table-cell>
          <table:table-cell office:value-type="float" office:value="2.9584350585925">
            <text:p>2.9584350586</text:p>
          </table:table-cell>
          <table:table-cell office:value-type="float" office:value="2.8701171875">
            <text:p>2.8701171875</text:p>
          </table:table-cell>
          <table:table-cell table:formula="of:=[.F17]/[.C34]" office:value-type="float" office:value="0.962620000927555">
            <text:p>0.9626200009</text:p>
          </table:table-cell>
          <table:table-cell table:formula="of:=[.G17]/[.D34]" office:value-type="float" office:value="0.953993109281819">
            <text:p>0.9539931093</text:p>
          </table:table-cell>
          <table:table-cell table:formula="of:=[.H17]/[.E34]" office:value-type="float" office:value="0.956150051037768">
            <text:p>0.956150051</text:p>
          </table:table-cell>
          <table:table-cell table:formula="of:=[.I17]/[.C34]" office:value-type="float" office:value="0.0373799990724448">
            <text:p>0.0373799991</text:p>
          </table:table-cell>
          <table:table-cell table:formula="of:=[.J17]/[.D34]" office:value-type="float" office:value="0.0460068907181808">
            <text:p>0.0460068907</text:p>
          </table:table-cell>
          <table:table-cell table:formula="of:=[.K17]/[.E34]" office:value-type="float" office:value="0.0438499489622321">
            <text:p>0.043849949</text:p>
          </table:table-cell>
        </table:table-row>
        <table:table-row table:style-name="ro2">
          <table:table-cell table:number-columns-repeated="2"/>
          <table:table-cell office:value-type="float" office:value="2.9151000976575">
            <text:p>2.9151000977</text:p>
          </table:table-cell>
          <table:table-cell office:value-type="float" office:value="3.13220214844">
            <text:p>3.1322021484</text:p>
          </table:table-cell>
          <table:table-cell office:value-type="float" office:value="2.807189941405">
            <text:p>2.8071899414</text:p>
          </table:table-cell>
          <table:table-cell table:formula="of:=[.F18]/[.C35]" office:value-type="float" office:value="0.952722932936935">
            <text:p>0.9527229329</text:p>
          </table:table-cell>
          <table:table-cell table:formula="of:=[.G18]/[.D35]" office:value-type="float" office:value="0.959585330683223">
            <text:p>0.9595853307</text:p>
          </table:table-cell>
          <table:table-cell table:formula="of:=[.H18]/[.E35]" office:value-type="float" office:value="0.956884743330487">
            <text:p>0.9568847433</text:p>
          </table:table-cell>
          <table:table-cell table:formula="of:=[.I18]/[.C35]" office:value-type="float" office:value="0.0472770670630647">
            <text:p>0.0472770671</text:p>
          </table:table-cell>
          <table:table-cell table:formula="of:=[.J18]/[.D35]" office:value-type="float" office:value="0.0404146693167767">
            <text:p>0.0404146693</text:p>
          </table:table-cell>
          <table:table-cell table:formula="of:=[.K18]/[.E35]" office:value-type="float" office:value="0.0431152566695124">
            <text:p>0.0431152567</text:p>
          </table:table-cell>
        </table:table-row>
        <table:table-row table:style-name="ro2">
          <table:table-cell table:number-columns-repeated="2"/>
          <table:table-cell office:value-type="float" office:value="2.8273315429675">
            <text:p>2.827331543</text:p>
          </table:table-cell>
          <table:table-cell office:value-type="float" office:value="2.85192871094">
            <text:p>2.8519287109</text:p>
          </table:table-cell>
          <table:table-cell office:value-type="float" office:value="2.7757568359375">
            <text:p>2.7757568359</text:p>
          </table:table-cell>
          <table:table-cell table:formula="of:=[.F19]/[.C36]" office:value-type="float" office:value="0.954536623275674">
            <text:p>0.9545366233</text:p>
          </table:table-cell>
          <table:table-cell table:formula="of:=[.G19]/[.D36]" office:value-type="float" office:value="0.956277019218461">
            <text:p>0.9562770192</text:p>
          </table:table-cell>
          <table:table-cell table:formula="of:=[.H19]/[.E36]" office:value-type="float" office:value="0.956550419983289">
            <text:p>0.95655042</text:p>
          </table:table-cell>
          <table:table-cell table:formula="of:=[.I19]/[.C36]" office:value-type="float" office:value="0.0454633767243255">
            <text:p>0.0454633767</text:p>
          </table:table-cell>
          <table:table-cell table:formula="of:=[.J19]/[.D36]" office:value-type="float" office:value="0.0437229807815394">
            <text:p>0.0437229808</text:p>
          </table:table-cell>
          <table:table-cell table:formula="of:=[.K19]/[.E36]" office:value-type="float" office:value="0.0434495800167114">
            <text:p>0.04344958</text:p>
          </table:table-cell>
        </table:table-row>
        <table:table-row table:style-name="ro2">
          <table:table-cell table:number-columns-repeated="2"/>
          <table:table-cell office:value-type="float" office:value="2.93402099609">
            <text:p>2.9340209961</text:p>
          </table:table-cell>
          <table:table-cell office:value-type="float" office:value="2.950073242185">
            <text:p>2.9500732422</text:p>
          </table:table-cell>
          <table:table-cell office:value-type="float" office:value="2.8213500976575">
            <text:p>2.8213500977</text:p>
          </table:table-cell>
          <table:table-cell table:formula="of:=[.F20]/[.C37]" office:value-type="float" office:value="0.953818310415784">
            <text:p>0.9538183104</text:p>
          </table:table-cell>
          <table:table-cell table:formula="of:=[.G20]/[.D37]" office:value-type="float" office:value="0.954773037613236">
            <text:p>0.9547730376</text:p>
          </table:table-cell>
          <table:table-cell table:formula="of:=[.H20]/[.E37]" office:value-type="float" office:value="0.954959437533822">
            <text:p>0.9549594375</text:p>
          </table:table-cell>
          <table:table-cell table:formula="of:=[.I20]/[.C37]" office:value-type="float" office:value="0.0461816895842158">
            <text:p>0.0461816896</text:p>
          </table:table-cell>
          <table:table-cell table:formula="of:=[.J20]/[.D37]" office:value-type="float" office:value="0.045226962386764">
            <text:p>0.0452269624</text:p>
          </table:table-cell>
          <table:table-cell table:formula="of:=[.K20]/[.E37]" office:value-type="float" office:value="0.045040562466178">
            <text:p>0.0450405625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  <table:data-pilot-tables>
        <table:data-pilot-table table:name="DataPilot1" table:application-data="" table:target-range-address="'Pivot Table_Sheet1_1'.A1:'Pivot Table_Sheet1_1'.K20" table:buttons="'Pivot Table_Sheet1_1'.A1 'Pivot Table_Sheet1_1'.A5 'Pivot Table_Sheet1_1'.B5 'Pivot Table_Sheet1_1'.C3 'Pivot Table_Sheet1_1'.D3" table:grand-total="none" table:drill-down-on-double-click="false">
          <table:source-cell-range table:cell-range-address="Sheet1.A1:Sheet1.H226">
            <table:filter table:condition-source-range-address="">
              <table:filter-condition table:field-number="3" table:value="1" table:operator="!=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Level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ime" table:orientation="data" table:used-hierarchy="0" table:function="average">
            <table:data-pilot-level table:show-empty="false">
              <table:data-pilot-members>
                <table:data-pilot-member table:name="2.7419433594" table:display="true" table:show-details="true"/>
                <table:data-pilot-member table:name="2.74609375" table:display="true" table:show-details="true"/>
                <table:data-pilot-member table:name="2.7470703125" table:display="true" table:show-details="true"/>
                <table:data-pilot-member table:name="2.748046875" table:display="true" table:show-details="true"/>
                <table:data-pilot-member table:name="2.7548828125" table:display="true" table:show-details="true"/>
                <table:data-pilot-member table:name="2.7568359375" table:display="true" table:show-details="true"/>
                <table:data-pilot-member table:name="2.7570800781" table:display="true" table:show-details="true"/>
                <table:data-pilot-member table:name="2.7580566406" table:display="true" table:show-details="true"/>
                <table:data-pilot-member table:name="2.7590332031" table:display="true" table:show-details="true"/>
                <table:data-pilot-member table:name="2.7600097656" table:display="true" table:show-details="true"/>
                <table:data-pilot-member table:name="2.7612304688" table:display="true" table:show-details="true"/>
                <table:data-pilot-member table:name="2.7631835938" table:display="true" table:show-details="true"/>
                <table:data-pilot-member table:name="2.7639160156" table:display="true" table:show-details="true"/>
                <table:data-pilot-member table:name="2.7658691406" table:display="true" table:show-details="true"/>
                <table:data-pilot-member table:name="2.7690429688" table:display="true" table:show-details="true"/>
                <table:data-pilot-member table:name="2.7700195313" table:display="true" table:show-details="true"/>
                <table:data-pilot-member table:name="2.7702636719" table:display="true" table:show-details="true"/>
                <table:data-pilot-member table:name="2.7717285156" table:display="true" table:show-details="true"/>
                <table:data-pilot-member table:name="2.7719726563" table:display="true" table:show-details="true"/>
                <table:data-pilot-member table:name="2.7722167969" table:display="true" table:show-details="true"/>
                <table:data-pilot-member table:name="2.7731933594" table:display="true" table:show-details="true"/>
                <table:data-pilot-member table:name="2.7739257813" table:display="true" table:show-details="true"/>
                <table:data-pilot-member table:name="2.7749023438" table:display="true" table:show-details="true"/>
                <table:data-pilot-member table:name="2.7770996094" table:display="true" table:show-details="true"/>
                <table:data-pilot-member table:name="2.7790527344" table:display="true" table:show-details="true"/>
                <table:data-pilot-member table:name="2.7800292969" table:display="true" table:show-details="true"/>
                <table:data-pilot-member table:name="2.7817382813" table:display="true" table:show-details="true"/>
                <table:data-pilot-member table:name="2.7819824219" table:display="true" table:show-details="true"/>
                <table:data-pilot-member table:name="2.7822265625" table:display="true" table:show-details="true"/>
                <table:data-pilot-member table:name="2.7829589844" table:display="true" table:show-details="true"/>
                <table:data-pilot-member table:name="2.7849121094" table:display="true" table:show-details="true"/>
                <table:data-pilot-member table:name="2.7858886719" table:display="true" table:show-details="true"/>
                <table:data-pilot-member table:name="2.7868652344" table:display="true" table:show-details="true"/>
                <table:data-pilot-member table:name="2.787109375" table:display="true" table:show-details="true"/>
                <table:data-pilot-member table:name="2.7878417969" table:display="true" table:show-details="true"/>
                <table:data-pilot-member table:name="2.7880859375" table:display="true" table:show-details="true"/>
                <table:data-pilot-member table:name="2.7888183594" table:display="true" table:show-details="true"/>
                <table:data-pilot-member table:name="2.7890625" table:display="true" table:show-details="true"/>
                <table:data-pilot-member table:name="2.7900390625" table:display="true" table:show-details="true"/>
                <table:data-pilot-member table:name="2.7907714844" table:display="true" table:show-details="true"/>
                <table:data-pilot-member table:name="2.791015625" table:display="true" table:show-details="true"/>
                <table:data-pilot-member table:name="2.7927246094" table:display="true" table:show-details="true"/>
                <table:data-pilot-member table:name="2.7932128906" table:display="true" table:show-details="true"/>
                <table:data-pilot-member table:name="2.794921875" table:display="true" table:show-details="true"/>
                <table:data-pilot-member table:name="2.796875" table:display="true" table:show-details="true"/>
                <table:data-pilot-member table:name="2.7971191406" table:display="true" table:show-details="true"/>
                <table:data-pilot-member table:name="2.7978515625" table:display="true" table:show-details="true"/>
                <table:data-pilot-member table:name="2.7980957031" table:display="true" table:show-details="true"/>
                <table:data-pilot-member table:name="2.8000488281" table:display="true" table:show-details="true"/>
                <table:data-pilot-member table:name="2.8020019531" table:display="true" table:show-details="true"/>
                <table:data-pilot-member table:name="2.8039550781" table:display="true" table:show-details="true"/>
                <table:data-pilot-member table:name="2.8049316406" table:display="true" table:show-details="true"/>
                <table:data-pilot-member table:name="2.8059082031" table:display="true" table:show-details="true"/>
                <table:data-pilot-member table:name="2.8068847656" table:display="true" table:show-details="true"/>
                <table:data-pilot-member table:name="2.8100585938" table:display="true" table:show-details="true"/>
                <table:data-pilot-member table:name="2.8107910156" table:display="true" table:show-details="true"/>
                <table:data-pilot-member table:name="2.8120117188" table:display="true" table:show-details="true"/>
                <table:data-pilot-member table:name="2.8151855469" table:display="true" table:show-details="true"/>
                <table:data-pilot-member table:name="2.8178710938" table:display="true" table:show-details="true"/>
                <table:data-pilot-member table:name="2.8190917969" table:display="true" table:show-details="true"/>
                <table:data-pilot-member table:name="2.8200683594" table:display="true" table:show-details="true"/>
                <table:data-pilot-member table:name="2.8208007813" table:display="true" table:show-details="true"/>
                <table:data-pilot-member table:name="2.8229980469" table:display="true" table:show-details="true"/>
                <table:data-pilot-member table:name="2.8249511719" table:display="true" table:show-details="true"/>
                <table:data-pilot-member table:name="2.8291015625" table:display="true" table:show-details="true"/>
                <table:data-pilot-member table:name="2.8298339844" table:display="true" table:show-details="true"/>
                <table:data-pilot-member table:name="2.8317871094" table:display="true" table:show-details="true"/>
                <table:data-pilot-member table:name="2.833984375" table:display="true" table:show-details="true"/>
                <table:data-pilot-member table:name="2.8342285156" table:display="true" table:show-details="true"/>
                <table:data-pilot-member table:name="2.837890625" table:display="true" table:show-details="true"/>
                <table:data-pilot-member table:name="2.8388671875" table:display="true" table:show-details="true"/>
                <table:data-pilot-member table:name="2.8400878906" table:display="true" table:show-details="true"/>
                <table:data-pilot-member table:name="2.841796875" table:display="true" table:show-details="true"/>
                <table:data-pilot-member table:name="2.8422851563" table:display="true" table:show-details="true"/>
                <table:data-pilot-member table:name="2.8469238281" table:display="true" table:show-details="true"/>
                <table:data-pilot-member table:name="2.8510742188" table:display="true" table:show-details="true"/>
                <table:data-pilot-member table:name="2.8527832031" table:display="true" table:show-details="true"/>
                <table:data-pilot-member table:name="2.8530273438" table:display="true" table:show-details="true"/>
                <table:data-pilot-member table:name="2.8542480469" table:display="true" table:show-details="true"/>
                <table:data-pilot-member table:name="2.8559570313" table:display="true" table:show-details="true"/>
                <table:data-pilot-member table:name="2.8588867188" table:display="true" table:show-details="true"/>
                <table:data-pilot-member table:name="2.8601074219" table:display="true" table:show-details="true"/>
                <table:data-pilot-member table:name="2.8620605469" table:display="true" table:show-details="true"/>
                <table:data-pilot-member table:name="2.8640136719" table:display="true" table:show-details="true"/>
                <table:data-pilot-member table:name="2.8659667969" table:display="true" table:show-details="true"/>
                <table:data-pilot-member table:name="2.8728027344" table:display="true" table:show-details="true"/>
                <table:data-pilot-member table:name="2.873046875" table:display="true" table:show-details="true"/>
                <table:data-pilot-member table:name="2.8957519531" table:display="true" table:show-details="true"/>
                <table:data-pilot-member table:name="2.8959960938" table:display="true" table:show-details="true"/>
                <table:data-pilot-member table:name="2.8989257813" table:display="true" table:show-details="true"/>
                <table:data-pilot-member table:name="2.904296875" table:display="true" table:show-details="true"/>
                <table:data-pilot-member table:name="2.9140625" table:display="true" table:show-details="true"/>
                <table:data-pilot-member table:name="2.9152832031" table:display="true" table:show-details="true"/>
                <table:data-pilot-member table:name="2.9169921875" table:display="true" table:show-details="true"/>
                <table:data-pilot-member table:name="2.9240722656" table:display="true" table:show-details="true"/>
                <table:data-pilot-member table:name="2.9260253906" table:display="true" table:show-details="true"/>
                <table:data-pilot-member table:name="2.9279785156" table:display="true" table:show-details="true"/>
                <table:data-pilot-member table:name="2.9318847656" table:display="true" table:show-details="true"/>
                <table:data-pilot-member table:name="2.9399414063" table:display="true" table:show-details="true"/>
                <table:data-pilot-member table:name="2.9418945313" table:display="true" table:show-details="true"/>
                <table:data-pilot-member table:name="2.955078125" table:display="true" table:show-details="true"/>
                <table:data-pilot-member table:name="2.9577636719" table:display="true" table:show-details="true"/>
                <table:data-pilot-member table:name="2.9660644531" table:display="true" table:show-details="true"/>
                <table:data-pilot-member table:name="2.966796875" table:display="true" table:show-details="true"/>
                <table:data-pilot-member table:name="2.9699707031" table:display="true" table:show-details="true"/>
                <table:data-pilot-member table:name="2.9709472656" table:display="true" table:show-details="true"/>
                <table:data-pilot-member table:name="2.9763183594" table:display="true" table:show-details="true"/>
                <table:data-pilot-member table:name="2.9858398438" table:display="true" table:show-details="true"/>
                <table:data-pilot-member table:name="2.9890136719" table:display="true" table:show-details="true"/>
                <table:data-pilot-member table:name="2.9951171875" table:display="true" table:show-details="true"/>
                <table:data-pilot-member table:name="2.9958496094" table:display="true" table:show-details="true"/>
                <table:data-pilot-member table:name="2.9968261719" table:display="true" table:show-details="true"/>
                <table:data-pilot-member table:name="2.9973144531" table:display="true" table:show-details="true"/>
                <table:data-pilot-member table:name="3" table:display="true" table:show-details="true"/>
                <table:data-pilot-member table:name="3.0187988281" table:display="true" table:show-details="true"/>
                <table:data-pilot-member table:name="3.0290527344" table:display="true" table:show-details="true"/>
                <table:data-pilot-member table:name="3.0300292969" table:display="true" table:show-details="true"/>
                <table:data-pilot-member table:name="3.0341796875" table:display="true" table:show-details="true"/>
                <table:data-pilot-member table:name="3.0358886719" table:display="true" table:show-details="true"/>
                <table:data-pilot-member table:name="3.0400390625" table:display="true" table:show-details="true"/>
                <table:data-pilot-member table:name="3.046875" table:display="true" table:show-details="true"/>
                <table:data-pilot-member table:name="3.0480957031" table:display="true" table:show-details="true"/>
                <table:data-pilot-member table:name="3.0539550781" table:display="true" table:show-details="true"/>
                <table:data-pilot-member table:name="3.0600585938" table:display="true" table:show-details="true"/>
                <table:data-pilot-member table:name="3.0681152344" table:display="true" table:show-details="true"/>
                <table:data-pilot-member table:name="3.0751953125" table:display="true" table:show-details="true"/>
                <table:data-pilot-member table:name="3.0891113281" table:display="true" table:show-details="true"/>
                <table:data-pilot-member table:name="3.0920410156" table:display="true" table:show-details="true"/>
                <table:data-pilot-member table:name="3.0988769531" table:display="true" table:show-details="true"/>
                <table:data-pilot-member table:name="3.1228027344" table:display="true" table:show-details="true"/>
                <table:data-pilot-member table:name="3.1369628906" table:display="true" table:show-details="true"/>
                <table:data-pilot-member table:name="3.1376953125" table:display="true" table:show-details="true"/>
                <table:data-pilot-member table:name="3.1728515625" table:display="true" table:show-details="true"/>
                <table:data-pilot-member table:name="3.1982421875" table:display="true" table:show-details="true"/>
                <table:data-pilot-member table:name="3.2082519531" table:display="true" table:show-details="true"/>
                <table:data-pilot-member table:name="3.2419433594" table:display="true" table:show-details="true"/>
                <table:data-pilot-member table:name="3.2839355469" table:display="true" table:show-details="true"/>
                <table:data-pilot-member table:name="3.3840332031" table:display="true" table:show-details="true"/>
                <table:data-pilot-member table:name="3.5126953125" table:display="true" table:show-details="true"/>
                <table:data-pilot-member table:name="4.0212402344" table:display="true" table:show-details="true"/>
                <table:data-pilot-member table:name="4.5151367188" table:display="true" table:show-details="true"/>
                <table:data-pilot-member table:name="4.5268554688" table:display="true" table:show-details="true"/>
                <table:data-pilot-member table:name="5.5029296875" table:display="true" table:show-details="true"/>
                <table:data-pilot-member table:name="6.8010253906" table:display="true" table:show-details="true"/>
                <table:data-pilot-member table:name="7.3010253906" table:display="true" table:show-details="true"/>
                <table:data-pilot-member table:name="7.4260253906" table:display="true" table:show-details="true"/>
                <table:data-pilot-member table:name="7.5258789063" table:display="true" table:show-details="true"/>
                <table:data-pilot-member table:name="10.287109375" table:display="true" table:show-details="true"/>
                <table:data-pilot-member table:name="10.9560546875" table:display="true" table:show-details="true"/>
                <table:data-pilot-member table:name="11.6918945312" table:display="true" table:show-details="true"/>
                <table:data-pilot-member table:name="14.27587890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sing" table:orientation="data" table:used-hierarchy="0" table:function="average">
            <table:data-pilot-level table:show-empty="false">
              <table:data-pilot-members>
                <table:data-pilot-member table:name="2.6179199219" table:display="true" table:show-details="true"/>
                <table:data-pilot-member table:name="2.6252441406" table:display="true" table:show-details="true"/>
                <table:data-pilot-member table:name="2.6271972656" table:display="true" table:show-details="true"/>
                <table:data-pilot-member table:name="2.6276855469" table:display="true" table:show-details="true"/>
                <table:data-pilot-member table:name="2.6350097656" table:display="true" table:show-details="true"/>
                <table:data-pilot-member table:name="2.6369628906" table:display="true" table:show-details="true"/>
                <table:data-pilot-member table:name="2.6379394531" table:display="true" table:show-details="true"/>
                <table:data-pilot-member table:name="2.6391601563" table:display="true" table:show-details="true"/>
                <table:data-pilot-member table:name="2.6401367187" table:display="true" table:show-details="true"/>
                <table:data-pilot-member table:name="2.6401367188" table:display="true" table:show-details="true"/>
                <table:data-pilot-member table:name="2.6411132813" table:display="true" table:show-details="true"/>
                <table:data-pilot-member table:name="2.6413574219" table:display="true" table:show-details="true"/>
                <table:data-pilot-member table:name="2.6420898438" table:display="true" table:show-details="true"/>
                <table:data-pilot-member table:name="2.6428222656" table:display="true" table:show-details="true"/>
                <table:data-pilot-member table:name="2.6430664063" table:display="true" table:show-details="true"/>
                <table:data-pilot-member table:name="2.6440429687" table:display="true" table:show-details="true"/>
                <table:data-pilot-member table:name="2.6459960937" table:display="true" table:show-details="true"/>
                <table:data-pilot-member table:name="2.6469726563" table:display="true" table:show-details="true"/>
                <table:data-pilot-member table:name="2.6479492188" table:display="true" table:show-details="true"/>
                <table:data-pilot-member table:name="2.6491699219" table:display="true" table:show-details="true"/>
                <table:data-pilot-member table:name="2.6496582031" table:display="true" table:show-details="true"/>
                <table:data-pilot-member table:name="2.6499023438" table:display="true" table:show-details="true"/>
                <table:data-pilot-member table:name="2.6501464844" table:display="true" table:show-details="true"/>
                <table:data-pilot-member table:name="2.65234375" table:display="true" table:show-details="true"/>
                <table:data-pilot-member table:name="2.6528320312" table:display="true" table:show-details="true"/>
                <table:data-pilot-member table:name="2.6528320313" table:display="true" table:show-details="true"/>
                <table:data-pilot-member table:name="2.6540527344" table:display="true" table:show-details="true"/>
                <table:data-pilot-member table:name="2.6550292969" table:display="true" table:show-details="true"/>
                <table:data-pilot-member table:name="2.6567382813" table:display="true" table:show-details="true"/>
                <table:data-pilot-member table:name="2.6589355469" table:display="true" table:show-details="true"/>
                <table:data-pilot-member table:name="2.66015625" table:display="true" table:show-details="true"/>
                <table:data-pilot-member table:name="2.6608886719" table:display="true" table:show-details="true"/>
                <table:data-pilot-member table:name="2.6618652344" table:display="true" table:show-details="true"/>
                <table:data-pilot-member table:name="2.662109375" table:display="true" table:show-details="true"/>
                <table:data-pilot-member table:name="2.6630859375" table:display="true" table:show-details="true"/>
                <table:data-pilot-member table:name="2.6640625" table:display="true" table:show-details="true"/>
                <table:data-pilot-member table:name="2.6650390625" table:display="true" table:show-details="true"/>
                <table:data-pilot-member table:name="2.6657714844" table:display="true" table:show-details="true"/>
                <table:data-pilot-member table:name="2.666015625" table:display="true" table:show-details="true"/>
                <table:data-pilot-member table:name="2.6672363281" table:display="true" table:show-details="true"/>
                <table:data-pilot-member table:name="2.66796875" table:display="true" table:show-details="true"/>
                <table:data-pilot-member table:name="2.6687011719" table:display="true" table:show-details="true"/>
                <table:data-pilot-member table:name="2.6689453125" table:display="true" table:show-details="true"/>
                <table:data-pilot-member table:name="2.6696777344" table:display="true" table:show-details="true"/>
                <table:data-pilot-member table:name="2.6711425781" table:display="true" table:show-details="true"/>
                <table:data-pilot-member table:name="2.671875" table:display="true" table:show-details="true"/>
                <table:data-pilot-member table:name="2.6728515625" table:display="true" table:show-details="true"/>
                <table:data-pilot-member table:name="2.6733398437" table:display="true" table:show-details="true"/>
                <table:data-pilot-member table:name="2.6750488281" table:display="true" table:show-details="true"/>
                <table:data-pilot-member table:name="2.6767578125" table:display="true" table:show-details="true"/>
                <table:data-pilot-member table:name="2.6770019531" table:display="true" table:show-details="true"/>
                <table:data-pilot-member table:name="2.6779785156" table:display="true" table:show-details="true"/>
                <table:data-pilot-member table:name="2.6787109375" table:display="true" table:show-details="true"/>
                <table:data-pilot-member table:name="2.6789550781" table:display="true" table:show-details="true"/>
                <table:data-pilot-member table:name="2.6791992187" table:display="true" table:show-details="true"/>
                <table:data-pilot-member table:name="2.6809082031" table:display="true" table:show-details="true"/>
                <table:data-pilot-member table:name="2.6818847656" table:display="true" table:show-details="true"/>
                <table:data-pilot-member table:name="2.6828613281" table:display="true" table:show-details="true"/>
                <table:data-pilot-member table:name="2.6838378906" table:display="true" table:show-details="true"/>
                <table:data-pilot-member table:name="2.6867675781" table:display="true" table:show-details="true"/>
                <table:data-pilot-member table:name="2.6877441406" table:display="true" table:show-details="true"/>
                <table:data-pilot-member table:name="2.6887207031" table:display="true" table:show-details="true"/>
                <table:data-pilot-member table:name="2.6909179687" table:display="true" table:show-details="true"/>
                <table:data-pilot-member table:name="2.6911621094" table:display="true" table:show-details="true"/>
                <table:data-pilot-member table:name="2.6960449219" table:display="true" table:show-details="true"/>
                <table:data-pilot-member table:name="2.6967773438" table:display="true" table:show-details="true"/>
                <table:data-pilot-member table:name="2.6970214844" table:display="true" table:show-details="true"/>
                <table:data-pilot-member table:name="2.6979980469" table:display="true" table:show-details="true"/>
                <table:data-pilot-member table:name="2.6989746094" table:display="true" table:show-details="true"/>
                <table:data-pilot-member table:name="2.6997070313" table:display="true" table:show-details="true"/>
                <table:data-pilot-member table:name="2.7021484375" table:display="true" table:show-details="true"/>
                <table:data-pilot-member table:name="2.703125" table:display="true" table:show-details="true"/>
                <table:data-pilot-member table:name="2.7087402344" table:display="true" table:show-details="true"/>
                <table:data-pilot-member table:name="2.7097167969" table:display="true" table:show-details="true"/>
                <table:data-pilot-member table:name="2.7138671875" table:display="true" table:show-details="true"/>
                <table:data-pilot-member table:name="2.7141113281" table:display="true" table:show-details="true"/>
                <table:data-pilot-member table:name="2.7170410156" table:display="true" table:show-details="true"/>
                <table:data-pilot-member table:name="2.7177734375" table:display="true" table:show-details="true"/>
                <table:data-pilot-member table:name="2.7180175781" table:display="true" table:show-details="true"/>
                <table:data-pilot-member table:name="2.7197265625" table:display="true" table:show-details="true"/>
                <table:data-pilot-member table:name="2.7199707031" table:display="true" table:show-details="true"/>
                <table:data-pilot-member table:name="2.7209472656" table:display="true" table:show-details="true"/>
                <table:data-pilot-member table:name="2.7221679688" table:display="true" table:show-details="true"/>
                <table:data-pilot-member table:name="2.7238769531" table:display="true" table:show-details="true"/>
                <table:data-pilot-member table:name="2.7248535156" table:display="true" table:show-details="true"/>
                <table:data-pilot-member table:name="2.7250976563" table:display="true" table:show-details="true"/>
                <table:data-pilot-member table:name="2.7280273438" table:display="true" table:show-details="true"/>
                <table:data-pilot-member table:name="2.7302246094" table:display="true" table:show-details="true"/>
                <table:data-pilot-member table:name="2.7329101563" table:display="true" table:show-details="true"/>
                <table:data-pilot-member table:name="2.7348632813" table:display="true" table:show-details="true"/>
                <table:data-pilot-member table:name="2.7358398438" table:display="true" table:show-details="true"/>
                <table:data-pilot-member table:name="2.7380371094" table:display="true" table:show-details="true"/>
                <table:data-pilot-member table:name="2.7390136719" table:display="true" table:show-details="true"/>
                <table:data-pilot-member table:name="2.7399902344" table:display="true" table:show-details="true"/>
                <table:data-pilot-member table:name="2.7451171875" table:display="true" table:show-details="true"/>
                <table:data-pilot-member table:name="2.7551269531" table:display="true" table:show-details="true"/>
                <table:data-pilot-member table:name="2.7719726563" table:display="true" table:show-details="true"/>
                <table:data-pilot-member table:name="2.7722167969" table:display="true" table:show-details="true"/>
                <table:data-pilot-member table:name="2.7758789062" table:display="true" table:show-details="true"/>
                <table:data-pilot-member table:name="2.7768554688" table:display="true" table:show-details="true"/>
                <table:data-pilot-member table:name="2.7822265625" table:display="true" table:show-details="true"/>
                <table:data-pilot-member table:name="2.7878417969" table:display="true" table:show-details="true"/>
                <table:data-pilot-member table:name="2.7890625" table:display="true" table:show-details="true"/>
                <table:data-pilot-member table:name="2.7897949219" table:display="true" table:show-details="true"/>
                <table:data-pilot-member table:name="2.7900390625" table:display="true" table:show-details="true"/>
                <table:data-pilot-member table:name="2.7978515625" table:display="true" table:show-details="true"/>
                <table:data-pilot-member table:name="2.8010253906" table:display="true" table:show-details="true"/>
                <table:data-pilot-member table:name="2.8181152344" table:display="true" table:show-details="true"/>
                <table:data-pilot-member table:name="2.8188476562" table:display="true" table:show-details="true"/>
                <table:data-pilot-member table:name="2.8227539063" table:display="true" table:show-details="true"/>
                <table:data-pilot-member table:name="2.8239746094" table:display="true" table:show-details="true"/>
                <table:data-pilot-member table:name="2.8278808594" table:display="true" table:show-details="true"/>
                <table:data-pilot-member table:name="2.828125" table:display="true" table:show-details="true"/>
                <table:data-pilot-member table:name="2.8317871094" table:display="true" table:show-details="true"/>
                <table:data-pilot-member table:name="2.8371582031" table:display="true" table:show-details="true"/>
                <table:data-pilot-member table:name="2.8439941406" table:display="true" table:show-details="true"/>
                <table:data-pilot-member table:name="2.8500976563" table:display="true" table:show-details="true"/>
                <table:data-pilot-member table:name="2.8510742188" table:display="true" table:show-details="true"/>
                <table:data-pilot-member table:name="2.8549804688" table:display="true" table:show-details="true"/>
                <table:data-pilot-member table:name="2.8581542969" table:display="true" table:show-details="true"/>
                <table:data-pilot-member table:name="2.8627929688" table:display="true" table:show-details="true"/>
                <table:data-pilot-member table:name="2.8649902344" table:display="true" table:show-details="true"/>
                <table:data-pilot-member table:name="2.8669433594" table:display="true" table:show-details="true"/>
                <table:data-pilot-member table:name="2.873046875" table:display="true" table:show-details="true"/>
                <table:data-pilot-member table:name="2.8747558594" table:display="true" table:show-details="true"/>
                <table:data-pilot-member table:name="2.8911132813" table:display="true" table:show-details="true"/>
                <table:data-pilot-member table:name="2.8930664063" table:display="true" table:show-details="true"/>
                <table:data-pilot-member table:name="2.8950195313" table:display="true" table:show-details="true"/>
                <table:data-pilot-member table:name="2.8979492188" table:display="true" table:show-details="true"/>
                <table:data-pilot-member table:name="2.9001464844" table:display="true" table:show-details="true"/>
                <table:data-pilot-member table:name="2.9011230469" table:display="true" table:show-details="true"/>
                <table:data-pilot-member table:name="2.9079589844" table:display="true" table:show-details="true"/>
                <table:data-pilot-member table:name="2.9140625" table:display="true" table:show-details="true"/>
                <table:data-pilot-member table:name="2.9169921875" table:display="true" table:show-details="true"/>
                <table:data-pilot-member table:name="2.9370117188" table:display="true" table:show-details="true"/>
                <table:data-pilot-member table:name="2.9438476562" table:display="true" table:show-details="true"/>
                <table:data-pilot-member table:name="2.9489746094" table:display="true" table:show-details="true"/>
                <table:data-pilot-member table:name="2.9699707031" table:display="true" table:show-details="true"/>
                <table:data-pilot-member table:name="2.9738769531" table:display="true" table:show-details="true"/>
                <table:data-pilot-member table:name="2.9848632813" table:display="true" table:show-details="true"/>
                <table:data-pilot-member table:name="2.9899902344" table:display="true" table:show-details="true"/>
                <table:data-pilot-member table:name="3.0278320313" table:display="true" table:show-details="true"/>
                <table:data-pilot-member table:name="3.0541992188" table:display="true" table:show-details="true"/>
                <table:data-pilot-member table:name="3.0551757812" table:display="true" table:show-details="true"/>
                <table:data-pilot-member table:name="3.0979003906" table:display="true" table:show-details="true"/>
                <table:data-pilot-member table:name="3.1630859375" table:display="true" table:show-details="true"/>
                <table:data-pilot-member table:name="3.2580566406" table:display="true" table:show-details="true"/>
                <table:data-pilot-member table:name="3.3896484375" table:display="true" table:show-details="true"/>
                <table:data-pilot-member table:name="3.6262207031" table:display="true" table:show-details="true"/>
                <table:data-pilot-member table:name="3.8891601563" table:display="true" table:show-details="true"/>
                <table:data-pilot-member table:name="4.3908691406" table:display="true" table:show-details="true"/>
                <table:data-pilot-member table:name="4.3937988281" table:display="true" table:show-details="true"/>
                <table:data-pilot-member table:name="5.3251953125" table:display="true" table:show-details="true"/>
                <table:data-pilot-member table:name="6.5971679687" table:display="true" table:show-details="true"/>
                <table:data-pilot-member table:name="7.1650390625" table:display="true" table:show-details="true"/>
                <table:data-pilot-member table:name="7.2998046875" table:display="true" table:show-details="true"/>
                <table:data-pilot-member table:name="7.3901367188" table:display="true" table:show-details="true"/>
                <table:data-pilot-member table:name="11.5378417968" table:display="true" table:show-details="true"/>
                <table:data-pilot-member table:name="14.14379882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riteTime" table:orientation="data" table:used-hierarchy="0" table:function="average">
            <table:data-pilot-level table:show-empty="false">
              <table:data-pilot-members>
                <table:data-pilot-member table:name="0.1159667969" table:display="true" table:show-details="true"/>
                <table:data-pilot-member table:name="0.1169433594" table:display="true" table:show-details="true"/>
                <table:data-pilot-member table:name="0.1179199219" table:display="true" table:show-details="true"/>
                <table:data-pilot-member table:name="0.1181640625" table:display="true" table:show-details="true"/>
                <table:data-pilot-member table:name="0.1188964844" table:display="true" table:show-details="true"/>
                <table:data-pilot-member table:name="0.119140625" table:display="true" table:show-details="true"/>
                <table:data-pilot-member table:name="0.1198730469" table:display="true" table:show-details="true"/>
                <table:data-pilot-member table:name="0.1201171875" table:display="true" table:show-details="true"/>
                <table:data-pilot-member table:name="0.1203613281" table:display="true" table:show-details="true"/>
                <table:data-pilot-member table:name="0.1208496094" table:display="true" table:show-details="true"/>
                <table:data-pilot-member table:name="0.12109375" table:display="true" table:show-details="true"/>
                <table:data-pilot-member table:name="0.1213378906" table:display="true" table:show-details="true"/>
                <table:data-pilot-member table:name="0.1218261719" table:display="true" table:show-details="true"/>
                <table:data-pilot-member table:name="0.1220703125" table:display="true" table:show-details="true"/>
                <table:data-pilot-member table:name="0.1228027344" table:display="true" table:show-details="true"/>
                <table:data-pilot-member table:name="0.123046875" table:display="true" table:show-details="true"/>
                <table:data-pilot-member table:name="0.1237792969" table:display="true" table:show-details="true"/>
                <table:data-pilot-member table:name="0.1240234375" table:display="true" table:show-details="true"/>
                <table:data-pilot-member table:name="0.125" table:display="true" table:show-details="true"/>
                <table:data-pilot-member table:name="0.1252441406" table:display="true" table:show-details="true"/>
                <table:data-pilot-member table:name="0.1259765625" table:display="true" table:show-details="true"/>
                <table:data-pilot-member table:name="0.1262207031" table:display="true" table:show-details="true"/>
                <table:data-pilot-member table:name="0.1267089844" table:display="true" table:show-details="true"/>
                <table:data-pilot-member table:name="0.126953125" table:display="true" table:show-details="true"/>
                <table:data-pilot-member table:name="0.1271972656" table:display="true" table:show-details="true"/>
                <table:data-pilot-member table:name="0.1279296875" table:display="true" table:show-details="true"/>
                <table:data-pilot-member table:name="0.1281738281" table:display="true" table:show-details="true"/>
                <table:data-pilot-member table:name="0.12890625" table:display="true" table:show-details="true"/>
                <table:data-pilot-member table:name="0.1291503906" table:display="true" table:show-details="true"/>
                <table:data-pilot-member table:name="0.1298828125" table:display="true" table:show-details="true"/>
                <table:data-pilot-member table:name="0.1303710938" table:display="true" table:show-details="true"/>
                <table:data-pilot-member table:name="0.130859375" table:display="true" table:show-details="true"/>
                <table:data-pilot-member table:name="0.1311035156" table:display="true" table:show-details="true"/>
                <table:data-pilot-member table:name="0.1320800781" table:display="true" table:show-details="true"/>
                <table:data-pilot-member table:name="0.1328125" table:display="true" table:show-details="true"/>
                <table:data-pilot-member table:name="0.1330566406" table:display="true" table:show-details="true"/>
                <table:data-pilot-member table:name="0.134765625" table:display="true" table:show-details="true"/>
                <table:data-pilot-member table:name="0.1350097656" table:display="true" table:show-details="true"/>
                <table:data-pilot-member table:name="0.1357421875" table:display="true" table:show-details="true"/>
                <table:data-pilot-member table:name="0.1359863281" table:display="true" table:show-details="true"/>
                <table:data-pilot-member table:name="0.1362304688" table:display="true" table:show-details="true"/>
                <table:data-pilot-member table:name="0.1369628906" table:display="true" table:show-details="true"/>
                <table:data-pilot-member table:name="0.1372070313" table:display="true" table:show-details="true"/>
                <table:data-pilot-member table:name="0.1379394531" table:display="true" table:show-details="true"/>
                <table:data-pilot-member table:name="0.1389160156" table:display="true" table:show-details="true"/>
                <table:data-pilot-member table:name="0.1391601563" table:display="true" table:show-details="true"/>
                <table:data-pilot-member table:name="0.1398925781" table:display="true" table:show-details="true"/>
                <table:data-pilot-member table:name="0.1401367188" table:display="true" table:show-details="true"/>
                <table:data-pilot-member table:name="0.1418457031" table:display="true" table:show-details="true"/>
                <table:data-pilot-member table:name="0.1420898438" table:display="true" table:show-details="true"/>
                <table:data-pilot-member table:name="0.1430664063" table:display="true" table:show-details="true"/>
                <table:data-pilot-member table:name="0.1440429688" table:display="true" table:show-details="true"/>
                <table:data-pilot-member table:name="0.1447753906" table:display="true" table:show-details="true"/>
                <table:data-pilot-member table:name="0.1450195313" table:display="true" table:show-details="true"/>
                <table:data-pilot-member table:name="0.1457519531" table:display="true" table:show-details="true"/>
                <table:data-pilot-member table:name="0.1469726563" table:display="true" table:show-details="true"/>
                <table:data-pilot-member table:name="0.1477050781" table:display="true" table:show-details="true"/>
                <table:data-pilot-member table:name="0.1479492188" table:display="true" table:show-details="true"/>
                <table:data-pilot-member table:name="0.1481933594" table:display="true" table:show-details="true"/>
                <table:data-pilot-member table:name="0.1489257813" table:display="true" table:show-details="true"/>
                <table:data-pilot-member table:name="0.1499023438" table:display="true" table:show-details="true"/>
                <table:data-pilot-member table:name="0.1511230469" table:display="true" table:show-details="true"/>
                <table:data-pilot-member table:name="0.1528320313" table:display="true" table:show-details="true"/>
                <table:data-pilot-member table:name="0.1530761719" table:display="true" table:show-details="true"/>
                <table:data-pilot-member table:name="0.1540527344" table:display="true" table:show-details="true"/>
                <table:data-pilot-member table:name="0.158203125" table:display="true" table:show-details="true"/>
                <table:data-pilot-member table:name="0.1608886719" table:display="true" table:show-details="true"/>
                <table:data-pilot-member table:name="0.1638183594" table:display="true" table:show-details="true"/>
                <table:data-pilot-member table:name="0.1708984375" table:display="true" table:show-details="true"/>
                <table:data-pilot-member table:name="0.1740722656" table:display="true" table:show-details="true"/>
                <table:data-pilot-member table:name="0.1760253906" table:display="true" table:show-details="true"/>
                <table:data-pilot-member table:name="0.177734375" table:display="true" table:show-details="true"/>
                <table:data-pilot-member table:name="0.1999511719" table:display="true" table:show-details="true"/>
                <table:data-pilot-member table:name="0.2038574219" table:display="true" table:show-details="true"/>
                <table:data-pilot-member table:name="0.2082519531" table:display="true" table:show-details="true"/>
                <table:data-pilot-member table:name="6.6608886719" table:display="true" table:show-details="true"/>
                <table:data-pilot-member table:name="8.13793945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3-02-06T14:11:53</meta:creation-date>
    <dc:date>2013-02-10T23:11:41</dc:date>
    <dc:creator>Lighton Phiri</dc:creator>
    <meta:editing-duration>PT11H5M7S</meta:editing-duration>
    <meta:editing-cycles>4</meta:editing-cycles>
    <meta:generator>LibreOffice/3.5$Linux_x86 LibreOffice_project/350m1$Build-2</meta:generator>
    <meta:document-statistic meta:table-count="4" meta:cell-count="2125" meta:object-count="0"/>
  </office:meta>
</office:document-meta>
</file>